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 style:data-style-name="N10000"/>
    <style:style style:name="ce1" style:family="table-cell" style:parent-style-name="Default" style:data-style-name="N10000"/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_34Transporter" table:style-name="ta1">
        <table:shapes>
          <draw:frame draw:z-index="0" draw:style-name="gr1" draw:text-style-name="P1" svg:width="23.913cm" svg:height="13.472cm" svg:x="0cm" svg:y="41.116cm">
            <draw:object draw:notify-on-update-of-ranges="TDI_34Transporter.B87:TDI_34Transporter.B90 TDI_34Transporter.C86:TDI_34Transporter.C86 TDI_34Transporter.C87:TDI_34Transporter.C90 TDI_34Transporter.B87:TDI_34Transporter.B90 TDI_34Transporter.D86:TDI_34Transporter.D86 TDI_34Transporter.D87:TDI_34Transporter.D90 TDI_34Transporter.B87:TDI_34Transporter.B90 TDI_34Transporter.E86:TDI_34Transporter.E86 TDI_34Transporter.E87:TDI_34Transporter.E90 TDI_34Transporter.B87:TDI_34Transporter.B90 TDI_34Transporter.F86:TDI_34Transporter.F86 TDI_34Transporter.F87:TDI_34Transporter.F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2" table:default-cell-style-name="ce1"/>
        <table:table-row table:style-name="ro1">
          <table:table-cell table:style-name="ce3" office:value-type="string" calcext:value-type="string">
            <text:p>int(self)</text:p>
          </table:table-cell>
          <table:table-cell table:style-name="ce3" office:value-type="string" calcext:value-type="string">
            <text:p>disturbance_cycles</text:p>
          </table:table-cell>
          <table:table-cell table:style-name="ce3" office:value-type="string" calcext:value-type="string">
            <text:p>PULL TDI</text:p>
          </table:table-cell>
          <table:table-cell table:style-name="ce3" office:value-type="string" calcext:value-type="string">
            <text:p>PUSH TDI</text:p>
          </table:table-cell>
          <table:table-cell table:style-name="ce3" office:value-type="string" calcext:value-type="string">
            <text:p>1-PULL TDI</text:p>
          </table:table-cell>
          <table:table-cell table:style-name="ce3" office:value-type="string" calcext:value-type="string">
            <text:p>1-PUSH TDI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458" calcext:value-type="float">
            <text:p>7458</text:p>
          </table:table-cell>
          <table:table-cell office:value-type="float" office:value="7344" calcext:value-type="float">
            <text:p>7344</text:p>
          </table:table-cell>
          <table:table-cell office:value-type="float" office:value="7409" calcext:value-type="float">
            <text:p>7409</text:p>
          </table:table-cell>
          <table:table-cell office:value-type="float" office:value="7460" calcext:value-type="float">
            <text:p>746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06" calcext:value-type="float">
            <text:p>7806</text:p>
          </table:table-cell>
          <table:table-cell office:value-type="float" office:value="7410" calcext:value-type="float">
            <text:p>7410</text:p>
          </table:table-cell>
          <table:table-cell office:value-type="float" office:value="7351" calcext:value-type="float">
            <text:p>7351</text:p>
          </table:table-cell>
          <table:table-cell office:value-type="float" office:value="7557" calcext:value-type="float">
            <text:p>755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673" calcext:value-type="float">
            <text:p>7673</text:p>
          </table:table-cell>
          <table:table-cell office:value-type="float" office:value="7316" calcext:value-type="float">
            <text:p>7316</text:p>
          </table:table-cell>
          <table:table-cell office:value-type="float" office:value="7415" calcext:value-type="float">
            <text:p>7415</text:p>
          </table:table-cell>
          <table:table-cell office:value-type="float" office:value="7178" calcext:value-type="float">
            <text:p>717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857" calcext:value-type="float">
            <text:p>7857</text:p>
          </table:table-cell>
          <table:table-cell office:value-type="float" office:value="7722" calcext:value-type="float">
            <text:p>7722</text:p>
          </table:table-cell>
          <table:table-cell office:value-type="float" office:value="7394" calcext:value-type="float">
            <text:p>7394</text:p>
          </table:table-cell>
          <table:table-cell office:value-type="float" office:value="7310" calcext:value-type="float">
            <text:p>73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609" calcext:value-type="float">
            <text:p>7609</text:p>
          </table:table-cell>
          <table:table-cell office:value-type="float" office:value="7501" calcext:value-type="float">
            <text:p>7501</text:p>
          </table:table-cell>
          <table:table-cell office:value-type="float" office:value="7539" calcext:value-type="float">
            <text:p>7539</text:p>
          </table:table-cell>
          <table:table-cell office:value-type="float" office:value="7329" calcext:value-type="float">
            <text:p>732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525" calcext:value-type="float">
            <text:p>7525</text:p>
          </table:table-cell>
          <table:table-cell office:value-type="float" office:value="7475" calcext:value-type="float">
            <text:p>7475</text:p>
          </table:table-cell>
          <table:table-cell office:value-type="float" office:value="7600" calcext:value-type="float">
            <text:p>7600</text:p>
          </table:table-cell>
          <table:table-cell office:value-type="float" office:value="7283" calcext:value-type="float">
            <text:p>728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663" calcext:value-type="float">
            <text:p>7663</text:p>
          </table:table-cell>
          <table:table-cell office:value-type="float" office:value="7371" calcext:value-type="float">
            <text:p>7371</text:p>
          </table:table-cell>
          <table:table-cell office:value-type="float" office:value="7595" calcext:value-type="float">
            <text:p>7595</text:p>
          </table:table-cell>
          <table:table-cell office:value-type="float" office:value="6906" calcext:value-type="float">
            <text:p>690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757" calcext:value-type="float">
            <text:p>7757</text:p>
          </table:table-cell>
          <table:table-cell office:value-type="float" office:value="7250" calcext:value-type="float">
            <text:p>7250</text:p>
          </table:table-cell>
          <table:table-cell office:value-type="float" office:value="7573" calcext:value-type="float">
            <text:p>7573</text:p>
          </table:table-cell>
          <table:table-cell office:value-type="float" office:value="7324" calcext:value-type="float">
            <text:p>732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491" calcext:value-type="float">
            <text:p>7491</text:p>
          </table:table-cell>
          <table:table-cell office:value-type="float" office:value="7423" calcext:value-type="float">
            <text:p>7423</text:p>
          </table:table-cell>
          <table:table-cell office:value-type="float" office:value="7895" calcext:value-type="float">
            <text:p>7895</text:p>
          </table:table-cell>
          <table:table-cell office:value-type="float" office:value="7269" calcext:value-type="float">
            <text:p>726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722" calcext:value-type="float">
            <text:p>7722</text:p>
          </table:table-cell>
          <table:table-cell office:value-type="float" office:value="7747" calcext:value-type="float">
            <text:p>7747</text:p>
          </table:table-cell>
          <table:table-cell office:value-type="float" office:value="7456" calcext:value-type="float">
            <text:p>7456</text:p>
          </table:table-cell>
          <table:table-cell office:value-type="float" office:value="7296" calcext:value-type="float">
            <text:p>72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735" calcext:value-type="float">
            <text:p>7735</text:p>
          </table:table-cell>
          <table:table-cell office:value-type="float" office:value="7649" calcext:value-type="float">
            <text:p>7649</text:p>
          </table:table-cell>
          <table:table-cell office:value-type="float" office:value="7777" calcext:value-type="float">
            <text:p>7777</text:p>
          </table:table-cell>
          <table:table-cell office:value-type="float" office:value="7466" calcext:value-type="float">
            <text:p>746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7549" calcext:value-type="float">
            <text:p>7549</text:p>
          </table:table-cell>
          <table:table-cell office:value-type="float" office:value="7335" calcext:value-type="float">
            <text:p>7335</text:p>
          </table:table-cell>
          <table:table-cell office:value-type="float" office:value="7388" calcext:value-type="float">
            <text:p>7388</text:p>
          </table:table-cell>
          <table:table-cell office:value-type="float" office:value="7341" calcext:value-type="float">
            <text:p>734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744" calcext:value-type="float">
            <text:p>7744</text:p>
          </table:table-cell>
          <table:table-cell office:value-type="float" office:value="7645" calcext:value-type="float">
            <text:p>7645</text:p>
          </table:table-cell>
          <table:table-cell office:value-type="float" office:value="7540" calcext:value-type="float">
            <text:p>7540</text:p>
          </table:table-cell>
          <table:table-cell office:value-type="float" office:value="7285" calcext:value-type="float">
            <text:p>728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7755" calcext:value-type="float">
            <text:p>7755</text:p>
          </table:table-cell>
          <table:table-cell office:value-type="float" office:value="7520" calcext:value-type="float">
            <text:p>7520</text:p>
          </table:table-cell>
          <table:table-cell office:value-type="float" office:value="7367" calcext:value-type="float">
            <text:p>7367</text:p>
          </table:table-cell>
          <table:table-cell office:value-type="float" office:value="7385" calcext:value-type="float">
            <text:p>738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650" calcext:value-type="float">
            <text:p>7650</text:p>
          </table:table-cell>
          <table:table-cell office:value-type="float" office:value="7270" calcext:value-type="float">
            <text:p>7270</text:p>
          </table:table-cell>
          <table:table-cell office:value-type="float" office:value="7593" calcext:value-type="float">
            <text:p>7593</text:p>
          </table:table-cell>
          <table:table-cell office:value-type="float" office:value="7160" calcext:value-type="float">
            <text:p>716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684" calcext:value-type="float">
            <text:p>7684</text:p>
          </table:table-cell>
          <table:table-cell office:value-type="float" office:value="7582" calcext:value-type="float">
            <text:p>7582</text:p>
          </table:table-cell>
          <table:table-cell office:value-type="float" office:value="7703" calcext:value-type="float">
            <text:p>7703</text:p>
          </table:table-cell>
          <table:table-cell office:value-type="float" office:value="7197" calcext:value-type="float">
            <text:p>719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752" calcext:value-type="float">
            <text:p>7752</text:p>
          </table:table-cell>
          <table:table-cell office:value-type="float" office:value="7665" calcext:value-type="float">
            <text:p>7665</text:p>
          </table:table-cell>
          <table:table-cell office:value-type="float" office:value="7383" calcext:value-type="float">
            <text:p>7383</text:p>
          </table:table-cell>
          <table:table-cell office:value-type="float" office:value="7256" calcext:value-type="float">
            <text:p>725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7689" calcext:value-type="float">
            <text:p>7689</text:p>
          </table:table-cell>
          <table:table-cell office:value-type="float" office:value="7396" calcext:value-type="float">
            <text:p>7396</text:p>
          </table:table-cell>
          <table:table-cell office:value-type="float" office:value="7524" calcext:value-type="float">
            <text:p>7524</text:p>
          </table:table-cell>
          <table:table-cell office:value-type="float" office:value="7519" calcext:value-type="float">
            <text:p>751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387" calcext:value-type="float">
            <text:p>7387</text:p>
          </table:table-cell>
          <table:table-cell office:value-type="float" office:value="7497" calcext:value-type="float">
            <text:p>7497</text:p>
          </table:table-cell>
          <table:table-cell office:value-type="float" office:value="7782" calcext:value-type="float">
            <text:p>7782</text:p>
          </table:table-cell>
          <table:table-cell office:value-type="float" office:value="7400" calcext:value-type="float">
            <text:p>74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927" calcext:value-type="float">
            <text:p>7927</text:p>
          </table:table-cell>
          <table:table-cell office:value-type="float" office:value="7540" calcext:value-type="float">
            <text:p>7540</text:p>
          </table:table-cell>
          <table:table-cell office:value-type="float" office:value="7640" calcext:value-type="float">
            <text:p>7640</text:p>
          </table:table-cell>
          <table:table-cell office:value-type="float" office:value="7251" calcext:value-type="float">
            <text:p>725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921" calcext:value-type="float">
            <text:p>7921</text:p>
          </table:table-cell>
          <table:table-cell office:value-type="float" office:value="8163" calcext:value-type="float">
            <text:p>8163</text:p>
          </table:table-cell>
          <table:table-cell office:value-type="float" office:value="8160" calcext:value-type="float">
            <text:p>8160</text:p>
          </table:table-cell>
          <table:table-cell office:value-type="float" office:value="7888" calcext:value-type="float">
            <text:p>7888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8240" calcext:value-type="float">
            <text:p>8240</text:p>
          </table:table-cell>
          <table:table-cell office:value-type="float" office:value="7905" calcext:value-type="float">
            <text:p>7905</text:p>
          </table:table-cell>
          <table:table-cell office:value-type="float" office:value="7992" calcext:value-type="float">
            <text:p>7992</text:p>
          </table:table-cell>
          <table:table-cell office:value-type="float" office:value="7668" calcext:value-type="float">
            <text:p>7668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8151" calcext:value-type="float">
            <text:p>8151</text:p>
          </table:table-cell>
          <table:table-cell office:value-type="float" office:value="8010" calcext:value-type="float">
            <text:p>8010</text:p>
          </table:table-cell>
          <table:table-cell office:value-type="float" office:value="8132" calcext:value-type="float">
            <text:p>8132</text:p>
          </table:table-cell>
          <table:table-cell office:value-type="float" office:value="7958" calcext:value-type="float">
            <text:p>7958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8125" calcext:value-type="float">
            <text:p>8125</text:p>
          </table:table-cell>
          <table:table-cell office:value-type="float" office:value="8161" calcext:value-type="float">
            <text:p>8161</text:p>
          </table:table-cell>
          <table:table-cell office:value-type="float" office:value="7863" calcext:value-type="float">
            <text:p>7863</text:p>
          </table:table-cell>
          <table:table-cell office:value-type="float" office:value="7990" calcext:value-type="float">
            <text:p>7990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62" calcext:value-type="float">
            <text:p>8362</text:p>
          </table:table-cell>
          <table:table-cell office:value-type="float" office:value="8272" calcext:value-type="float">
            <text:p>8272</text:p>
          </table:table-cell>
          <table:table-cell office:value-type="float" office:value="8192" calcext:value-type="float">
            <text:p>8192</text:p>
          </table:table-cell>
          <table:table-cell office:value-type="float" office:value="7815" calcext:value-type="float">
            <text:p>7815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407" calcext:value-type="float">
            <text:p>8407</text:p>
          </table:table-cell>
          <table:table-cell office:value-type="float" office:value="8252" calcext:value-type="float">
            <text:p>8252</text:p>
          </table:table-cell>
          <table:table-cell office:value-type="float" office:value="8038" calcext:value-type="float">
            <text:p>8038</text:p>
          </table:table-cell>
          <table:table-cell office:value-type="float" office:value="7960" calcext:value-type="float">
            <text:p>7960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8071" calcext:value-type="float">
            <text:p>8071</text:p>
          </table:table-cell>
          <table:table-cell office:value-type="float" office:value="7924" calcext:value-type="float">
            <text:p>7924</text:p>
          </table:table-cell>
          <table:table-cell office:value-type="float" office:value="8202" calcext:value-type="float">
            <text:p>8202</text:p>
          </table:table-cell>
          <table:table-cell office:value-type="float" office:value="7918" calcext:value-type="float">
            <text:p>7918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134" calcext:value-type="float">
            <text:p>8134</text:p>
          </table:table-cell>
          <table:table-cell office:value-type="float" office:value="7986" calcext:value-type="float">
            <text:p>7986</text:p>
          </table:table-cell>
          <table:table-cell office:value-type="float" office:value="8003" calcext:value-type="float">
            <text:p>8003</text:p>
          </table:table-cell>
          <table:table-cell office:value-type="float" office:value="7965" calcext:value-type="float">
            <text:p>7965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8082" calcext:value-type="float">
            <text:p>8082</text:p>
          </table:table-cell>
          <table:table-cell office:value-type="float" office:value="7870" calcext:value-type="float">
            <text:p>7870</text:p>
          </table:table-cell>
          <table:table-cell office:value-type="float" office:value="8056" calcext:value-type="float">
            <text:p>8056</text:p>
          </table:table-cell>
          <table:table-cell office:value-type="float" office:value="7925" calcext:value-type="float">
            <text:p>792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8298" calcext:value-type="float">
            <text:p>8298</text:p>
          </table:table-cell>
          <table:table-cell office:value-type="float" office:value="8164" calcext:value-type="float">
            <text:p>8164</text:p>
          </table:table-cell>
          <table:table-cell office:value-type="float" office:value="8084" calcext:value-type="float">
            <text:p>8084</text:p>
          </table:table-cell>
          <table:table-cell office:value-type="float" office:value="8156" calcext:value-type="float">
            <text:p>8156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209" calcext:value-type="float">
            <text:p>8209</text:p>
          </table:table-cell>
          <table:table-cell office:value-type="float" office:value="8032" calcext:value-type="float">
            <text:p>8032</text:p>
          </table:table-cell>
          <table:table-cell office:value-type="float" office:value="8296" calcext:value-type="float">
            <text:p>8296</text:p>
          </table:table-cell>
          <table:table-cell office:value-type="float" office:value="8224" calcext:value-type="float">
            <text:p>8224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8081" calcext:value-type="float">
            <text:p>8081</text:p>
          </table:table-cell>
          <table:table-cell office:value-type="float" office:value="8002" calcext:value-type="float">
            <text:p>8002</text:p>
          </table:table-cell>
          <table:table-cell office:value-type="float" office:value="8160" calcext:value-type="float">
            <text:p>8160</text:p>
          </table:table-cell>
          <table:table-cell office:value-type="float" office:value="7911" calcext:value-type="float">
            <text:p>7911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8172" calcext:value-type="float">
            <text:p>8172</text:p>
          </table:table-cell>
          <table:table-cell office:value-type="float" office:value="8141" calcext:value-type="float">
            <text:p>8141</text:p>
          </table:table-cell>
          <table:table-cell office:value-type="float" office:value="8089" calcext:value-type="float">
            <text:p>8089</text:p>
          </table:table-cell>
          <table:table-cell office:value-type="float" office:value="7987" calcext:value-type="float">
            <text:p>7987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8336" calcext:value-type="float">
            <text:p>8336</text:p>
          </table:table-cell>
          <table:table-cell office:value-type="float" office:value="8094" calcext:value-type="float">
            <text:p>8094</text:p>
          </table:table-cell>
          <table:table-cell office:value-type="float" office:value="8206" calcext:value-type="float">
            <text:p>8206</text:p>
          </table:table-cell>
          <table:table-cell office:value-type="float" office:value="8042" calcext:value-type="float">
            <text:p>8042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8289" calcext:value-type="float">
            <text:p>8289</text:p>
          </table:table-cell>
          <table:table-cell office:value-type="float" office:value="8087" calcext:value-type="float">
            <text:p>8087</text:p>
          </table:table-cell>
          <table:table-cell office:value-type="float" office:value="8052" calcext:value-type="float">
            <text:p>8052</text:p>
          </table:table-cell>
          <table:table-cell office:value-type="float" office:value="7812" calcext:value-type="float">
            <text:p>7812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8172" calcext:value-type="float">
            <text:p>8172</text:p>
          </table:table-cell>
          <table:table-cell office:value-type="float" office:value="7876" calcext:value-type="float">
            <text:p>7876</text:p>
          </table:table-cell>
          <table:table-cell office:value-type="float" office:value="8068" calcext:value-type="float">
            <text:p>8068</text:p>
          </table:table-cell>
          <table:table-cell office:value-type="float" office:value="8052" calcext:value-type="float">
            <text:p>8052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8254" calcext:value-type="float">
            <text:p>8254</text:p>
          </table:table-cell>
          <table:table-cell office:value-type="float" office:value="7949" calcext:value-type="float">
            <text:p>7949</text:p>
          </table:table-cell>
          <table:table-cell office:value-type="float" office:value="8282" calcext:value-type="float">
            <text:p>8282</text:p>
          </table:table-cell>
          <table:table-cell office:value-type="float" office:value="8102" calcext:value-type="float">
            <text:p>8102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189" calcext:value-type="float">
            <text:p>8189</text:p>
          </table:table-cell>
          <table:table-cell office:value-type="float" office:value="7871" calcext:value-type="float">
            <text:p>7871</text:p>
          </table:table-cell>
          <table:table-cell office:value-type="float" office:value="8062" calcext:value-type="float">
            <text:p>8062</text:p>
          </table:table-cell>
          <table:table-cell office:value-type="float" office:value="7819" calcext:value-type="float">
            <text:p>781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8306" calcext:value-type="float">
            <text:p>8306</text:p>
          </table:table-cell>
          <table:table-cell office:value-type="float" office:value="8243" calcext:value-type="float">
            <text:p>8243</text:p>
          </table:table-cell>
          <table:table-cell office:value-type="float" office:value="8009" calcext:value-type="float">
            <text:p>8009</text:p>
          </table:table-cell>
          <table:table-cell office:value-type="float" office:value="8166" calcext:value-type="float">
            <text:p>8166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8294" calcext:value-type="float">
            <text:p>8294</text:p>
          </table:table-cell>
          <table:table-cell office:value-type="float" office:value="8151" calcext:value-type="float">
            <text:p>8151</text:p>
          </table:table-cell>
          <table:table-cell office:value-type="float" office:value="8145" calcext:value-type="float">
            <text:p>8145</text:p>
          </table:table-cell>
          <table:table-cell office:value-type="float" office:value="7908" calcext:value-type="float">
            <text:p>790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8519" calcext:value-type="float">
            <text:p>8519</text:p>
          </table:table-cell>
          <table:table-cell office:value-type="float" office:value="8168" calcext:value-type="float">
            <text:p>8168</text:p>
          </table:table-cell>
          <table:table-cell office:value-type="float" office:value="8482" calcext:value-type="float">
            <text:p>8482</text:p>
          </table:table-cell>
          <table:table-cell office:value-type="float" office:value="8451" calcext:value-type="float">
            <text:p>845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8422" calcext:value-type="float">
            <text:p>8422</text:p>
          </table:table-cell>
          <table:table-cell office:value-type="float" office:value="8455" calcext:value-type="float">
            <text:p>8455</text:p>
          </table:table-cell>
          <table:table-cell office:value-type="float" office:value="8491" calcext:value-type="float">
            <text:p>8491</text:p>
          </table:table-cell>
          <table:table-cell office:value-type="float" office:value="8301" calcext:value-type="float">
            <text:p>8301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8590" calcext:value-type="float">
            <text:p>8590</text:p>
          </table:table-cell>
          <table:table-cell office:value-type="float" office:value="8433" calcext:value-type="float">
            <text:p>8433</text:p>
          </table:table-cell>
          <table:table-cell office:value-type="float" office:value="8558" calcext:value-type="float">
            <text:p>8558</text:p>
          </table:table-cell>
          <table:table-cell office:value-type="float" office:value="8464" calcext:value-type="float">
            <text:p>8464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8463" calcext:value-type="float">
            <text:p>8463</text:p>
          </table:table-cell>
          <table:table-cell office:value-type="float" office:value="8389" calcext:value-type="float">
            <text:p>8389</text:p>
          </table:table-cell>
          <table:table-cell office:value-type="float" office:value="8693" calcext:value-type="float">
            <text:p>8693</text:p>
          </table:table-cell>
          <table:table-cell office:value-type="float" office:value="8719" calcext:value-type="float">
            <text:p>8719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8717" calcext:value-type="float">
            <text:p>8717</text:p>
          </table:table-cell>
          <table:table-cell office:value-type="float" office:value="8437" calcext:value-type="float">
            <text:p>8437</text:p>
          </table:table-cell>
          <table:table-cell office:value-type="float" office:value="8669" calcext:value-type="float">
            <text:p>8669</text:p>
          </table:table-cell>
          <table:table-cell office:value-type="float" office:value="8673" calcext:value-type="float">
            <text:p>8673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8676" calcext:value-type="float">
            <text:p>8676</text:p>
          </table:table-cell>
          <table:table-cell office:value-type="float" office:value="8655" calcext:value-type="float">
            <text:p>8655</text:p>
          </table:table-cell>
          <table:table-cell office:value-type="float" office:value="8395" calcext:value-type="float">
            <text:p>8395</text:p>
          </table:table-cell>
          <table:table-cell office:value-type="float" office:value="8725" calcext:value-type="float">
            <text:p>8725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8353" calcext:value-type="float">
            <text:p>8353</text:p>
          </table:table-cell>
          <table:table-cell office:value-type="float" office:value="8394" calcext:value-type="float">
            <text:p>8394</text:p>
          </table:table-cell>
          <table:table-cell office:value-type="float" office:value="8469" calcext:value-type="float">
            <text:p>8469</text:p>
          </table:table-cell>
          <table:table-cell office:value-type="float" office:value="8598" calcext:value-type="float">
            <text:p>859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8417" calcext:value-type="float">
            <text:p>8417</text:p>
          </table:table-cell>
          <table:table-cell office:value-type="float" office:value="8111" calcext:value-type="float">
            <text:p>8111</text:p>
          </table:table-cell>
          <table:table-cell office:value-type="float" office:value="8614" calcext:value-type="float">
            <text:p>8614</text:p>
          </table:table-cell>
          <table:table-cell office:value-type="float" office:value="8415" calcext:value-type="float">
            <text:p>8415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8560" calcext:value-type="float">
            <text:p>8560</text:p>
          </table:table-cell>
          <table:table-cell office:value-type="float" office:value="8501" calcext:value-type="float">
            <text:p>8501</text:p>
          </table:table-cell>
          <table:table-cell office:value-type="float" office:value="8422" calcext:value-type="float">
            <text:p>8422</text:p>
          </table:table-cell>
          <table:table-cell office:value-type="float" office:value="8557" calcext:value-type="float">
            <text:p>8557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8523" calcext:value-type="float">
            <text:p>8523</text:p>
          </table:table-cell>
          <table:table-cell office:value-type="float" office:value="8630" calcext:value-type="float">
            <text:p>8630</text:p>
          </table:table-cell>
          <table:table-cell office:value-type="float" office:value="8539" calcext:value-type="float">
            <text:p>8539</text:p>
          </table:table-cell>
          <table:table-cell office:value-type="float" office:value="8526" calcext:value-type="float">
            <text:p>8526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8500" calcext:value-type="float">
            <text:p>8500</text:p>
          </table:table-cell>
          <table:table-cell office:value-type="float" office:value="8395" calcext:value-type="float">
            <text:p>8395</text:p>
          </table:table-cell>
          <table:table-cell office:value-type="float" office:value="8413" calcext:value-type="float">
            <text:p>8413</text:p>
          </table:table-cell>
          <table:table-cell office:value-type="float" office:value="8457" calcext:value-type="float">
            <text:p>8457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8663" calcext:value-type="float">
            <text:p>8663</text:p>
          </table:table-cell>
          <table:table-cell office:value-type="float" office:value="8620" calcext:value-type="float">
            <text:p>8620</text:p>
          </table:table-cell>
          <table:table-cell office:value-type="float" office:value="8404" calcext:value-type="float">
            <text:p>8404</text:p>
          </table:table-cell>
          <table:table-cell office:value-type="float" office:value="8254" calcext:value-type="float">
            <text:p>825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642" calcext:value-type="float">
            <text:p>8642</text:p>
          </table:table-cell>
          <table:table-cell office:value-type="float" office:value="8430" calcext:value-type="float">
            <text:p>8430</text:p>
          </table:table-cell>
          <table:table-cell office:value-type="float" office:value="8462" calcext:value-type="float">
            <text:p>8462</text:p>
          </table:table-cell>
          <table:table-cell office:value-type="float" office:value="8442" calcext:value-type="float">
            <text:p>8442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8348" calcext:value-type="float">
            <text:p>8348</text:p>
          </table:table-cell>
          <table:table-cell office:value-type="float" office:value="8518" calcext:value-type="float">
            <text:p>8518</text:p>
          </table:table-cell>
          <table:table-cell office:value-type="float" office:value="8639" calcext:value-type="float">
            <text:p>8639</text:p>
          </table:table-cell>
          <table:table-cell office:value-type="float" office:value="8334" calcext:value-type="float">
            <text:p>8334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8680" calcext:value-type="float">
            <text:p>8680</text:p>
          </table:table-cell>
          <table:table-cell office:value-type="float" office:value="8469" calcext:value-type="float">
            <text:p>8469</text:p>
          </table:table-cell>
          <table:table-cell office:value-type="float" office:value="8299" calcext:value-type="float">
            <text:p>8299</text:p>
          </table:table-cell>
          <table:table-cell office:value-type="float" office:value="8493" calcext:value-type="float">
            <text:p>8493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8607" calcext:value-type="float">
            <text:p>8607</text:p>
          </table:table-cell>
          <table:table-cell office:value-type="float" office:value="8552" calcext:value-type="float">
            <text:p>8552</text:p>
          </table:table-cell>
          <table:table-cell office:value-type="float" office:value="8275" calcext:value-type="float">
            <text:p>8275</text:p>
          </table:table-cell>
          <table:table-cell office:value-type="float" office:value="8426" calcext:value-type="float">
            <text:p>8426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8566" calcext:value-type="float">
            <text:p>8566</text:p>
          </table:table-cell>
          <table:table-cell office:value-type="float" office:value="8527" calcext:value-type="float">
            <text:p>8527</text:p>
          </table:table-cell>
          <table:table-cell office:value-type="float" office:value="8489" calcext:value-type="float">
            <text:p>8489</text:p>
          </table:table-cell>
          <table:table-cell office:value-type="float" office:value="8474" calcext:value-type="float">
            <text:p>847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8392" calcext:value-type="float">
            <text:p>8392</text:p>
          </table:table-cell>
          <table:table-cell office:value-type="float" office:value="8524" calcext:value-type="float">
            <text:p>8524</text:p>
          </table:table-cell>
          <table:table-cell office:value-type="float" office:value="8303" calcext:value-type="float">
            <text:p>8303</text:p>
          </table:table-cell>
          <table:table-cell office:value-type="float" office:value="8455" calcext:value-type="float">
            <text:p>8455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8645" calcext:value-type="float">
            <text:p>8645</text:p>
          </table:table-cell>
          <table:table-cell office:value-type="float" office:value="8499" calcext:value-type="float">
            <text:p>8499</text:p>
          </table:table-cell>
          <table:table-cell office:value-type="float" office:value="8553" calcext:value-type="float">
            <text:p>8553</text:p>
          </table:table-cell>
          <table:table-cell office:value-type="float" office:value="8333" calcext:value-type="float">
            <text:p>8333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8429" calcext:value-type="float">
            <text:p>8429</text:p>
          </table:table-cell>
          <table:table-cell office:value-type="float" office:value="8464" calcext:value-type="float">
            <text:p>8464</text:p>
          </table:table-cell>
          <table:table-cell office:value-type="float" office:value="8480" calcext:value-type="float">
            <text:p>8480</text:p>
          </table:table-cell>
          <table:table-cell office:value-type="float" office:value="8327" calcext:value-type="float">
            <text:p>8327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806" calcext:value-type="float">
            <text:p>8806</text:p>
          </table:table-cell>
          <table:table-cell office:value-type="float" office:value="8477" calcext:value-type="float">
            <text:p>8477</text:p>
          </table:table-cell>
          <table:table-cell office:value-type="float" office:value="8690" calcext:value-type="float">
            <text:p>8690</text:p>
          </table:table-cell>
          <table:table-cell office:value-type="float" office:value="8477" calcext:value-type="float">
            <text:p>8477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83" calcext:value-type="float">
            <text:p>8683</text:p>
          </table:table-cell>
          <table:table-cell office:value-type="float" office:value="8550" calcext:value-type="float">
            <text:p>8550</text:p>
          </table:table-cell>
          <table:table-cell office:value-type="float" office:value="8781" calcext:value-type="float">
            <text:p>8781</text:p>
          </table:table-cell>
          <table:table-cell office:value-type="float" office:value="8454" calcext:value-type="float">
            <text:p>8454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97" calcext:value-type="float">
            <text:p>8697</text:p>
          </table:table-cell>
          <table:table-cell office:value-type="float" office:value="8624" calcext:value-type="float">
            <text:p>8624</text:p>
          </table:table-cell>
          <table:table-cell office:value-type="float" office:value="8711" calcext:value-type="float">
            <text:p>8711</text:p>
          </table:table-cell>
          <table:table-cell office:value-type="float" office:value="8625" calcext:value-type="float">
            <text:p>8625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778" calcext:value-type="float">
            <text:p>8778</text:p>
          </table:table-cell>
          <table:table-cell office:value-type="float" office:value="8823" calcext:value-type="float">
            <text:p>8823</text:p>
          </table:table-cell>
          <table:table-cell office:value-type="float" office:value="8727" calcext:value-type="float">
            <text:p>8727</text:p>
          </table:table-cell>
          <table:table-cell office:value-type="float" office:value="8712" calcext:value-type="float">
            <text:p>871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14" calcext:value-type="float">
            <text:p>8614</text:p>
          </table:table-cell>
          <table:table-cell office:value-type="float" office:value="8536" calcext:value-type="float">
            <text:p>8536</text:p>
          </table:table-cell>
          <table:table-cell office:value-type="float" office:value="8582" calcext:value-type="float">
            <text:p>8582</text:p>
          </table:table-cell>
          <table:table-cell office:value-type="float" office:value="8389" calcext:value-type="float">
            <text:p>8389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26" calcext:value-type="float">
            <text:p>8526</text:p>
          </table:table-cell>
          <table:table-cell office:value-type="float" office:value="8706" calcext:value-type="float">
            <text:p>8706</text:p>
          </table:table-cell>
          <table:table-cell office:value-type="float" office:value="8501" calcext:value-type="float">
            <text:p>8501</text:p>
          </table:table-cell>
          <table:table-cell office:value-type="float" office:value="8742" calcext:value-type="float">
            <text:p>8742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93" calcext:value-type="float">
            <text:p>8593</text:p>
          </table:table-cell>
          <table:table-cell office:value-type="float" office:value="8605" calcext:value-type="float">
            <text:p>8605</text:p>
          </table:table-cell>
          <table:table-cell office:value-type="float" office:value="8617" calcext:value-type="float">
            <text:p>8617</text:p>
          </table:table-cell>
          <table:table-cell office:value-type="float" office:value="8438" calcext:value-type="float">
            <text:p>8438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489" calcext:value-type="float">
            <text:p>8489</text:p>
          </table:table-cell>
          <table:table-cell office:value-type="float" office:value="8808" calcext:value-type="float">
            <text:p>8808</text:p>
          </table:table-cell>
          <table:table-cell office:value-type="float" office:value="8692" calcext:value-type="float">
            <text:p>8692</text:p>
          </table:table-cell>
          <table:table-cell office:value-type="float" office:value="8770" calcext:value-type="float">
            <text:p>8770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36" calcext:value-type="float">
            <text:p>8536</text:p>
          </table:table-cell>
          <table:table-cell office:value-type="float" office:value="8640" calcext:value-type="float">
            <text:p>8640</text:p>
          </table:table-cell>
          <table:table-cell office:value-type="float" office:value="8643" calcext:value-type="float">
            <text:p>8643</text:p>
          </table:table-cell>
          <table:table-cell office:value-type="float" office:value="8448" calcext:value-type="float">
            <text:p>8448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784" calcext:value-type="float">
            <text:p>8784</text:p>
          </table:table-cell>
          <table:table-cell office:value-type="float" office:value="8662" calcext:value-type="float">
            <text:p>8662</text:p>
          </table:table-cell>
          <table:table-cell office:value-type="float" office:value="8507" calcext:value-type="float">
            <text:p>8507</text:p>
          </table:table-cell>
          <table:table-cell office:value-type="float" office:value="8455" calcext:value-type="float">
            <text:p>8455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20" calcext:value-type="float">
            <text:p>8520</text:p>
          </table:table-cell>
          <table:table-cell office:value-type="float" office:value="8702" calcext:value-type="float">
            <text:p>8702</text:p>
          </table:table-cell>
          <table:table-cell office:value-type="float" office:value="8679" calcext:value-type="float">
            <text:p>8679</text:p>
          </table:table-cell>
          <table:table-cell office:value-type="float" office:value="8664" calcext:value-type="float">
            <text:p>8664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62" calcext:value-type="float">
            <text:p>8562</text:p>
          </table:table-cell>
          <table:table-cell office:value-type="float" office:value="8627" calcext:value-type="float">
            <text:p>8627</text:p>
          </table:table-cell>
          <table:table-cell office:value-type="float" office:value="8526" calcext:value-type="float">
            <text:p>8526</text:p>
          </table:table-cell>
          <table:table-cell office:value-type="float" office:value="8577" calcext:value-type="float">
            <text:p>8577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62" calcext:value-type="float">
            <text:p>8662</text:p>
          </table:table-cell>
          <table:table-cell office:value-type="float" office:value="8585" calcext:value-type="float">
            <text:p>8585</text:p>
          </table:table-cell>
          <table:table-cell office:value-type="float" office:value="8780" calcext:value-type="float">
            <text:p>8780</text:p>
          </table:table-cell>
          <table:table-cell office:value-type="float" office:value="8567" calcext:value-type="float">
            <text:p>8567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96" calcext:value-type="float">
            <text:p>8696</text:p>
          </table:table-cell>
          <table:table-cell office:value-type="float" office:value="8449" calcext:value-type="float">
            <text:p>8449</text:p>
          </table:table-cell>
          <table:table-cell office:value-type="float" office:value="8619" calcext:value-type="float">
            <text:p>8619</text:p>
          </table:table-cell>
          <table:table-cell office:value-type="float" office:value="8611" calcext:value-type="float">
            <text:p>8611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74" calcext:value-type="float">
            <text:p>8674</text:p>
          </table:table-cell>
          <table:table-cell office:value-type="float" office:value="8473" calcext:value-type="float">
            <text:p>8473</text:p>
          </table:table-cell>
          <table:table-cell office:value-type="float" office:value="8559" calcext:value-type="float">
            <text:p>8559</text:p>
          </table:table-cell>
          <table:table-cell office:value-type="float" office:value="8634" calcext:value-type="float">
            <text:p>8634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22" calcext:value-type="float">
            <text:p>8622</text:p>
          </table:table-cell>
          <table:table-cell office:value-type="float" office:value="8550" calcext:value-type="float">
            <text:p>8550</text:p>
          </table:table-cell>
          <table:table-cell office:value-type="float" office:value="8725" calcext:value-type="float">
            <text:p>8725</text:p>
          </table:table-cell>
          <table:table-cell office:value-type="float" office:value="8693" calcext:value-type="float">
            <text:p>8693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76" calcext:value-type="float">
            <text:p>8576</text:p>
          </table:table-cell>
          <table:table-cell office:value-type="float" office:value="8651" calcext:value-type="float">
            <text:p>8651</text:p>
          </table:table-cell>
          <table:table-cell office:value-type="float" office:value="8594" calcext:value-type="float">
            <text:p>8594</text:p>
          </table:table-cell>
          <table:table-cell office:value-type="float" office:value="8588" calcext:value-type="float">
            <text:p>8588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722" calcext:value-type="float">
            <text:p>8722</text:p>
          </table:table-cell>
          <table:table-cell office:value-type="float" office:value="8383" calcext:value-type="float">
            <text:p>8383</text:p>
          </table:table-cell>
          <table:table-cell office:value-type="float" office:value="8570" calcext:value-type="float">
            <text:p>8570</text:p>
          </table:table-cell>
          <table:table-cell office:value-type="float" office:value="8637" calcext:value-type="float">
            <text:p>8637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738" calcext:value-type="float">
            <text:p>8738</text:p>
          </table:table-cell>
          <table:table-cell office:value-type="float" office:value="8464" calcext:value-type="float">
            <text:p>8464</text:p>
          </table:table-cell>
          <table:table-cell office:value-type="float" office:value="8531" calcext:value-type="float">
            <text:p>8531</text:p>
          </table:table-cell>
          <table:table-cell office:value-type="float" office:value="8519" calcext:value-type="float">
            <text:p>8519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42" calcext:value-type="float">
            <text:p>8642</text:p>
          </table:table-cell>
          <table:table-cell office:value-type="float" office:value="8709" calcext:value-type="float">
            <text:p>8709</text:p>
          </table:table-cell>
          <table:table-cell office:value-type="float" office:value="8861" calcext:value-type="float">
            <text:p>8861</text:p>
          </table:table-cell>
          <table:table-cell office:value-type="float" office:value="8680" calcext:value-type="float">
            <text:p>8680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TDI AVG</text:p>
          </table:table-cell>
          <table:table-cell table:style-name="ce2" office:value-type="string" calcext:value-type="string">
            <text:p>AE PULL TDI</text:p>
          </table:table-cell>
          <table:table-cell table:style-name="ce2" office:value-type="string" calcext:value-type="string">
            <text:p>AE PUSH TDI</text:p>
          </table:table-cell>
          <table:table-cell table:style-name="ce2" office:value-type="string" calcext:value-type="string">
            <text:p>AE 1-PULL TDI</text:p>
          </table:table-cell>
          <table:table-cell table:style-name="ce2" office:value-type="string" calcext:value-type="string">
            <text:p>AE 1-PUSH TDI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7671.65" calcext:value-type="float">
            <text:p>7671.65</text:p>
          </table:table-cell>
          <table:table-cell table:formula="of:=AVERAGE([.D2:.D21])" office:value-type="float" office:value="7482.9" calcext:value-type="float">
            <text:p>7482.9</text:p>
          </table:table-cell>
          <table:table-cell table:formula="of:=AVERAGE([.E2:.E21])" office:value-type="float" office:value="7546.2" calcext:value-type="float">
            <text:p>7546.2</text:p>
          </table:table-cell>
          <table:table-cell table:formula="of:=AVERAGE([.F2:.F21])" office:value-type="float" office:value="7308.6" calcext:value-type="float">
            <text:p>7308.6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8204.65" calcext:value-type="float">
            <text:p>8204.65</text:p>
          </table:table-cell>
          <table:table-cell table:formula="of:=AVERAGE([.D22:.D41])" office:value-type="float" office:value="8057.65" calcext:value-type="float">
            <text:p>8057.65</text:p>
          </table:table-cell>
          <table:table-cell table:formula="of:=AVERAGE([.E22:.E41])" office:value-type="float" office:value="8104.55" calcext:value-type="float">
            <text:p>8104.55</text:p>
          </table:table-cell>
          <table:table-cell table:formula="of:=AVERAGE([.F22:.F41])" office:value-type="float" office:value="7963.3" calcext:value-type="float">
            <text:p>7963.3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8535.6" calcext:value-type="float">
            <text:p>8535.6</text:p>
          </table:table-cell>
          <table:table-cell table:formula="of:=AVERAGE([.D42:.D61])" office:value-type="float" office:value="8458.55" calcext:value-type="float">
            <text:p>8458.55</text:p>
          </table:table-cell>
          <table:table-cell table:formula="of:=AVERAGE([.E42:.E61])" office:value-type="float" office:value="8482.45" calcext:value-type="float">
            <text:p>8482.45</text:p>
          </table:table-cell>
          <table:table-cell table:formula="of:=AVERAGE([.F42:.F61])" office:value-type="float" office:value="8471.2" calcext:value-type="float">
            <text:p>8471.2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646" calcext:value-type="float">
            <text:p>8646</text:p>
          </table:table-cell>
          <table:table-cell table:formula="of:=AVERAGE([.D62:.D81])" office:value-type="float" office:value="8601.2" calcext:value-type="float">
            <text:p>8601.2</text:p>
          </table:table-cell>
          <table:table-cell table:formula="of:=AVERAGE([.E62:.E81])" office:value-type="float" office:value="8644.75" calcext:value-type="float">
            <text:p>8644.75</text:p>
          </table:table-cell>
          <table:table-cell table:formula="of:=AVERAGE([.F62:.F81])" office:value-type="float" office:value="8584" calcext:value-type="float">
            <text:p>8584</text:p>
          </table:table-cell>
          <table:table-cell table:style-name="Default" table:number-columns-repeated="3"/>
          <table:table-cell table:number-columns-repeated="1009"/>
        </table:table-row>
        <table:table-row table:style-name="ro1" table:number-rows-repeated="12"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TTD_34Transporter" table:style-name="ta1">
        <table:shapes>
          <draw:frame draw:z-index="0" draw:style-name="gr1" draw:text-style-name="P1" svg:width="23.913cm" svg:height="13.472cm" svg:x="0cm" svg:y="41.066cm">
            <draw:object draw:notify-on-update-of-ranges="MTTD_34Transporter.B87:MTTD_34Transporter.B90 MTTD_34Transporter.C86:MTTD_34Transporter.C86 MTTD_34Transporter.C87:MTTD_34Transporter.C90 MTTD_34Transporter.B87:MTTD_34Transporter.B90 MTTD_34Transporter.D86:MTTD_34Transporter.D86 MTTD_34Transporter.D87:MTTD_34Transporter.D90 MTTD_34Transporter.B87:MTTD_34Transporter.B90 MTTD_34Transporter.E86:MTTD_34Transporter.E86 MTTD_34Transporter.E87:MTTD_34Transporter.E90 MTTD_34Transporter.B87:MTTD_34Transporter.B90 MTTD_34Transporter.F86:MTTD_34Transporter.F86 MTTD_34Transporter.F87:MTTD_34Transporter.F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5" table:number-columns-repeated="4" table:default-cell-style-name="ce3"/>
        <table:table-column table:style-name="co4" table:number-columns-repeated="1012" table:default-cell-style-name="ce3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.1096808795924" calcext:value-type="float">
            <text:p>12.1096808795924</text:p>
          </table:table-cell>
          <table:table-cell office:value-type="float" office:value="12.6422930283224" calcext:value-type="float">
            <text:p>12.6422930283224</text:p>
          </table:table-cell>
          <table:table-cell office:value-type="float" office:value="12.6691861249831" calcext:value-type="float">
            <text:p>12.6691861249831</text:p>
          </table:table-cell>
          <table:table-cell office:value-type="float" office:value="12.820509383378" calcext:value-type="float">
            <text:p>12.82050938337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.8431975403536" calcext:value-type="float">
            <text:p>11.8431975403536</text:p>
          </table:table-cell>
          <table:table-cell office:value-type="float" office:value="12.8354925775978" calcext:value-type="float">
            <text:p>12.8354925775978</text:p>
          </table:table-cell>
          <table:table-cell office:value-type="float" office:value="12.5879472180656" calcext:value-type="float">
            <text:p>12.5879472180656</text:p>
          </table:table-cell>
          <table:table-cell office:value-type="float" office:value="13.0055577610163" calcext:value-type="float">
            <text:p>13.005557761016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.7323080933142" calcext:value-type="float">
            <text:p>11.7323080933142</text:p>
          </table:table-cell>
          <table:table-cell office:value-type="float" office:value="12.5174958993986" calcext:value-type="float">
            <text:p>12.5174958993986</text:p>
          </table:table-cell>
          <table:table-cell office:value-type="float" office:value="12.3505057316251" calcext:value-type="float">
            <text:p>12.3505057316251</text:p>
          </table:table-cell>
          <table:table-cell office:value-type="float" office:value="13.5235441627194" calcext:value-type="float">
            <text:p>13.523544162719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1.7530864197531" calcext:value-type="float">
            <text:p>11.7530864197531</text:p>
          </table:table-cell>
          <table:table-cell office:value-type="float" office:value="11.9277389277389" calcext:value-type="float">
            <text:p>11.9277389277389</text:p>
          </table:table-cell>
          <table:table-cell office:value-type="float" office:value="12.7704895861509" calcext:value-type="float">
            <text:p>12.7704895861509</text:p>
          </table:table-cell>
          <table:table-cell office:value-type="float" office:value="13.6731874145007" calcext:value-type="float">
            <text:p>13.673187414500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1.9081351031673" calcext:value-type="float">
            <text:p>11.9081351031673</text:p>
          </table:table-cell>
          <table:table-cell office:value-type="float" office:value="12.7630982535662" calcext:value-type="float">
            <text:p>12.7630982535662</text:p>
          </table:table-cell>
          <table:table-cell office:value-type="float" office:value="12.477649555644" calcext:value-type="float">
            <text:p>12.477649555644</text:p>
          </table:table-cell>
          <table:table-cell office:value-type="float" office:value="13.1210260608541" calcext:value-type="float">
            <text:p>13.12102606085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.1097674418605" calcext:value-type="float">
            <text:p>12.1097674418605</text:p>
          </table:table-cell>
          <table:table-cell office:value-type="float" office:value="12.5874247491639" calcext:value-type="float">
            <text:p>12.5874247491639</text:p>
          </table:table-cell>
          <table:table-cell office:value-type="float" office:value="12.5417105263158" calcext:value-type="float">
            <text:p>12.5417105263158</text:p>
          </table:table-cell>
          <table:table-cell office:value-type="float" office:value="13.3436770561582" calcext:value-type="float">
            <text:p>13.343677056158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.7018139110009" calcext:value-type="float">
            <text:p>11.7018139110009</text:p>
          </table:table-cell>
          <table:table-cell office:value-type="float" office:value="12.658662325329" calcext:value-type="float">
            <text:p>12.658662325329</text:p>
          </table:table-cell>
          <table:table-cell office:value-type="float" office:value="12.29637919684" calcext:value-type="float">
            <text:p>12.29637919684</text:p>
          </table:table-cell>
          <table:table-cell office:value-type="float" office:value="14.3741673906748" calcext:value-type="float">
            <text:p>14.374167390674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.831764857548" calcext:value-type="float">
            <text:p>11.831764857548</text:p>
          </table:table-cell>
          <table:table-cell office:value-type="float" office:value="12.872275862069" calcext:value-type="float">
            <text:p>12.872275862069</text:p>
          </table:table-cell>
          <table:table-cell office:value-type="float" office:value="12.459659315991" calcext:value-type="float">
            <text:p>12.459659315991</text:p>
          </table:table-cell>
          <table:table-cell office:value-type="float" office:value="13.2684325505188" calcext:value-type="float">
            <text:p>13.268432550518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.0754238419437" calcext:value-type="float">
            <text:p>12.0754238419437</text:p>
          </table:table-cell>
          <table:table-cell office:value-type="float" office:value="12.5935605550317" calcext:value-type="float">
            <text:p>12.5935605550317</text:p>
          </table:table-cell>
          <table:table-cell office:value-type="float" office:value="12.0600379987334" calcext:value-type="float">
            <text:p>12.0600379987334</text:p>
          </table:table-cell>
          <table:table-cell office:value-type="float" office:value="13.0881826936305" calcext:value-type="float">
            <text:p>13.088182693630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1.7281792281792" calcext:value-type="float">
            <text:p>11.7281792281792</text:p>
          </table:table-cell>
          <table:table-cell office:value-type="float" office:value="12.3513618174777" calcext:value-type="float">
            <text:p>12.3513618174777</text:p>
          </table:table-cell>
          <table:table-cell office:value-type="float" office:value="12.5677306866953" calcext:value-type="float">
            <text:p>12.5677306866953</text:p>
          </table:table-cell>
          <table:table-cell office:value-type="float" office:value="13.6008771929825" calcext:value-type="float">
            <text:p>13.600877192982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.9656108597285" calcext:value-type="float">
            <text:p>11.9656108597285</text:p>
          </table:table-cell>
          <table:table-cell office:value-type="float" office:value="12.278729245653" calcext:value-type="float">
            <text:p>12.278729245653</text:p>
          </table:table-cell>
          <table:table-cell office:value-type="float" office:value="12.0979812266941" calcext:value-type="float">
            <text:p>12.0979812266941</text:p>
          </table:table-cell>
          <table:table-cell office:value-type="float" office:value="12.9729440128583" calcext:value-type="float">
            <text:p>12.972944012858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.3067956020665" calcext:value-type="float">
            <text:p>12.3067956020665</text:p>
          </table:table-cell>
          <table:table-cell office:value-type="float" office:value="12.8313565098841" calcext:value-type="float">
            <text:p>12.8313565098841</text:p>
          </table:table-cell>
          <table:table-cell office:value-type="float" office:value="12.4755008121278" calcext:value-type="float">
            <text:p>12.4755008121278</text:p>
          </table:table-cell>
          <table:table-cell office:value-type="float" office:value="12.7616128592835" calcext:value-type="float">
            <text:p>12.761612859283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1.5253099173554" calcext:value-type="float">
            <text:p>11.5253099173554</text:p>
          </table:table-cell>
          <table:table-cell office:value-type="float" office:value="11.9914977109222" calcext:value-type="float">
            <text:p>11.9914977109222</text:p>
          </table:table-cell>
          <table:table-cell office:value-type="float" office:value="12.2155172413793" calcext:value-type="float">
            <text:p>12.2155172413793</text:p>
          </table:table-cell>
          <table:table-cell office:value-type="float" office:value="13.6400823610158" calcext:value-type="float">
            <text:p>13.640082361015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1.6695035460993" calcext:value-type="float">
            <text:p>11.6695035460993</text:p>
          </table:table-cell>
          <table:table-cell office:value-type="float" office:value="12.7706117021277" calcext:value-type="float">
            <text:p>12.7706117021277</text:p>
          </table:table-cell>
          <table:table-cell office:value-type="float" office:value="12.9727161666893" calcext:value-type="float">
            <text:p>12.9727161666893</text:p>
          </table:table-cell>
          <table:table-cell office:value-type="float" office:value="13.0719025050779" calcext:value-type="float">
            <text:p>13.071902505077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.036339869281" calcext:value-type="float">
            <text:p>12.036339869281</text:p>
          </table:table-cell>
          <table:table-cell office:value-type="float" office:value="12.9938101788171" calcext:value-type="float">
            <text:p>12.9938101788171</text:p>
          </table:table-cell>
          <table:table-cell office:value-type="float" office:value="12.2466745686817" calcext:value-type="float">
            <text:p>12.2466745686817</text:p>
          </table:table-cell>
          <table:table-cell office:value-type="float" office:value="14.0375698324022" calcext:value-type="float">
            <text:p>14.037569832402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.8887298282145" calcext:value-type="float">
            <text:p>11.8887298282145</text:p>
          </table:table-cell>
          <table:table-cell office:value-type="float" office:value="12.3780005275653" calcext:value-type="float">
            <text:p>12.3780005275653</text:p>
          </table:table-cell>
          <table:table-cell office:value-type="float" office:value="12.3058548617422" calcext:value-type="float">
            <text:p>12.3058548617422</text:p>
          </table:table-cell>
          <table:table-cell office:value-type="float" office:value="13.0804501875782" calcext:value-type="float">
            <text:p>13.080450187578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1.4652992776058" calcext:value-type="float">
            <text:p>11.4652992776058</text:p>
          </table:table-cell>
          <table:table-cell office:value-type="float" office:value="12.0424005218526" calcext:value-type="float">
            <text:p>12.0424005218526</text:p>
          </table:table-cell>
          <table:table-cell office:value-type="float" office:value="12.6890153054314" calcext:value-type="float">
            <text:p>12.6890153054314</text:p>
          </table:table-cell>
          <table:table-cell office:value-type="float" office:value="13.3455071664829" calcext:value-type="float">
            <text:p>13.345507166482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1.7355963064118" calcext:value-type="float">
            <text:p>11.7355963064118</text:p>
          </table:table-cell>
          <table:table-cell office:value-type="float" office:value="12.6800973499189" calcext:value-type="float">
            <text:p>12.6800973499189</text:p>
          </table:table-cell>
          <table:table-cell office:value-type="float" office:value="12.7581073896863" calcext:value-type="float">
            <text:p>12.7581073896863</text:p>
          </table:table-cell>
          <table:table-cell office:value-type="float" office:value="12.8672695837212" calcext:value-type="float">
            <text:p>12.867269583721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.2693921754433" calcext:value-type="float">
            <text:p>12.2693921754433</text:p>
          </table:table-cell>
          <table:table-cell office:value-type="float" office:value="12.4141656662665" calcext:value-type="float">
            <text:p>12.4141656662665</text:p>
          </table:table-cell>
          <table:table-cell office:value-type="float" office:value="12.3598046774608" calcext:value-type="float">
            <text:p>12.3598046774608</text:p>
          </table:table-cell>
          <table:table-cell office:value-type="float" office:value="13.3694594594595" calcext:value-type="float">
            <text:p>13.369459459459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1.4560363315252" calcext:value-type="float">
            <text:p>11.4560363315252</text:p>
          </table:table-cell>
          <table:table-cell office:value-type="float" office:value="12.5964190981432" calcext:value-type="float">
            <text:p>12.5964190981432</text:p>
          </table:table-cell>
          <table:table-cell office:value-type="float" office:value="12.3982984293194" calcext:value-type="float">
            <text:p>12.3982984293194</text:p>
          </table:table-cell>
          <table:table-cell office:value-type="float" office:value="13.3850503378844" calcext:value-type="float">
            <text:p>13.3850503378844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402221941674" calcext:value-type="float">
            <text:p>10.402221941674</text:p>
          </table:table-cell>
          <table:table-cell office:value-type="float" office:value="10.4603699620238" calcext:value-type="float">
            <text:p>10.4603699620238</text:p>
          </table:table-cell>
          <table:table-cell office:value-type="float" office:value="10.0459558823529" calcext:value-type="float">
            <text:p>10.0459558823529</text:p>
          </table:table-cell>
          <table:table-cell office:value-type="float" office:value="10.8577586206897" calcext:value-type="float">
            <text:p>10.8577586206897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9.86347087378641" calcext:value-type="float">
            <text:p>9.86347087378641</text:p>
          </table:table-cell>
          <table:table-cell office:value-type="float" office:value="10.4342820999368" calcext:value-type="float">
            <text:p>10.4342820999368</text:p>
          </table:table-cell>
          <table:table-cell office:value-type="float" office:value="10.3151901901902" calcext:value-type="float">
            <text:p>10.3151901901902</text:p>
          </table:table-cell>
          <table:table-cell office:value-type="float" office:value="11.1660146061555" calcext:value-type="float">
            <text:p>11.1660146061555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.1075941602257" calcext:value-type="float">
            <text:p>10.1075941602257</text:p>
          </table:table-cell>
          <table:table-cell office:value-type="float" office:value="10.2059925093633" calcext:value-type="float">
            <text:p>10.2059925093633</text:p>
          </table:table-cell>
          <table:table-cell office:value-type="float" office:value="10.4481062469257" calcext:value-type="float">
            <text:p>10.4481062469257</text:p>
          </table:table-cell>
          <table:table-cell office:value-type="float" office:value="10.8929379241015" calcext:value-type="float">
            <text:p>10.8929379241015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0.2680615384615" calcext:value-type="float">
            <text:p>10.2680615384615</text:p>
          </table:table-cell>
          <table:table-cell office:value-type="float" office:value="10.3842666339909" calcext:value-type="float">
            <text:p>10.3842666339909</text:p>
          </table:table-cell>
          <table:table-cell office:value-type="float" office:value="10.63563525372" calcext:value-type="float">
            <text:p>10.63563525372</text:p>
          </table:table-cell>
          <table:table-cell office:value-type="float" office:value="10.7244055068836" calcext:value-type="float">
            <text:p>10.7244055068836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.81930160248744" calcext:value-type="float">
            <text:p>9.81930160248744</text:p>
          </table:table-cell>
          <table:table-cell office:value-type="float" office:value="9.83607350096712" calcext:value-type="float">
            <text:p>9.83607350096712</text:p>
          </table:table-cell>
          <table:table-cell office:value-type="float" office:value="10.21337890625" calcext:value-type="float">
            <text:p>10.21337890625</text:p>
          </table:table-cell>
          <table:table-cell office:value-type="float" office:value="10.9905310300704" calcext:value-type="float">
            <text:p>10.9905310300704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9.80730343761151" calcext:value-type="float">
            <text:p>9.80730343761151</text:p>
          </table:table-cell>
          <table:table-cell office:value-type="float" office:value="10.2010421715948" calcext:value-type="float">
            <text:p>10.2010421715948</text:p>
          </table:table-cell>
          <table:table-cell office:value-type="float" office:value="10.512067678527" calcext:value-type="float">
            <text:p>10.512067678527</text:p>
          </table:table-cell>
          <table:table-cell office:value-type="float" office:value="10.4042713567839" calcext:value-type="float">
            <text:p>10.4042713567839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0.2553586916119" calcext:value-type="float">
            <text:p>10.2553586916119</text:p>
          </table:table-cell>
          <table:table-cell office:value-type="float" office:value="10.5381120646138" calcext:value-type="float">
            <text:p>10.5381120646138</text:p>
          </table:table-cell>
          <table:table-cell office:value-type="float" office:value="10.3730797366496" calcext:value-type="float">
            <text:p>10.3730797366496</text:p>
          </table:table-cell>
          <table:table-cell office:value-type="float" office:value="10.9672897196262" calcext:value-type="float">
            <text:p>10.9672897196262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9.98610769609048" calcext:value-type="float">
            <text:p>9.98610769609048</text:p>
          </table:table-cell>
          <table:table-cell office:value-type="float" office:value="10.5388179313799" calcext:value-type="float">
            <text:p>10.5388179313799</text:p>
          </table:table-cell>
          <table:table-cell office:value-type="float" office:value="10.4590778458078" calcext:value-type="float">
            <text:p>10.4590778458078</text:p>
          </table:table-cell>
          <table:table-cell office:value-type="float" office:value="10.4441933458883" calcext:value-type="float">
            <text:p>10.4441933458883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0.3328384063351" calcext:value-type="float">
            <text:p>10.3328384063351</text:p>
          </table:table-cell>
          <table:table-cell office:value-type="float" office:value="10.3130876747141" calcext:value-type="float">
            <text:p>10.3130876747141</text:p>
          </table:table-cell>
          <table:table-cell office:value-type="float" office:value="10.5279294935452" calcext:value-type="float">
            <text:p>10.5279294935452</text:p>
          </table:table-cell>
          <table:table-cell office:value-type="float" office:value="10.7781703470032" calcext:value-type="float">
            <text:p>10.7781703470032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0.1955892986262" calcext:value-type="float">
            <text:p>10.1955892986262</text:p>
          </table:table-cell>
          <table:table-cell office:value-type="float" office:value="10.265066144047" calcext:value-type="float">
            <text:p>10.265066144047</text:p>
          </table:table-cell>
          <table:table-cell office:value-type="float" office:value="10.2315685304305" calcext:value-type="float">
            <text:p>10.2315685304305</text:p>
          </table:table-cell>
          <table:table-cell office:value-type="float" office:value="10.420426679745" calcext:value-type="float">
            <text:p>10.42042667974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.0850286271166" calcext:value-type="float">
            <text:p>10.0850286271166</text:p>
          </table:table-cell>
          <table:table-cell office:value-type="float" office:value="10.7300796812749" calcext:value-type="float">
            <text:p>10.7300796812749</text:p>
          </table:table-cell>
          <table:table-cell office:value-type="float" office:value="10.0344744455159" calcext:value-type="float">
            <text:p>10.0344744455159</text:p>
          </table:table-cell>
          <table:table-cell office:value-type="float" office:value="10.4007782101167" calcext:value-type="float">
            <text:p>10.4007782101167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9.92055438683331" calcext:value-type="float">
            <text:p>9.92055438683331</text:p>
          </table:table-cell>
          <table:table-cell office:value-type="float" office:value="10.6369657585604" calcext:value-type="float">
            <text:p>10.6369657585604</text:p>
          </table:table-cell>
          <table:table-cell office:value-type="float" office:value="10.5011029411765" calcext:value-type="float">
            <text:p>10.5011029411765</text:p>
          </table:table-cell>
          <table:table-cell office:value-type="float" office:value="10.9149285804576" calcext:value-type="float">
            <text:p>10.9149285804576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0.1862457170827" calcext:value-type="float">
            <text:p>10.1862457170827</text:p>
          </table:table-cell>
          <table:table-cell office:value-type="float" office:value="10.1598083773492" calcext:value-type="float">
            <text:p>10.1598083773492</text:p>
          </table:table-cell>
          <table:table-cell office:value-type="float" office:value="10.2733341574978" calcext:value-type="float">
            <text:p>10.2733341574978</text:p>
          </table:table-cell>
          <table:table-cell office:value-type="float" office:value="10.6324026543133" calcext:value-type="float">
            <text:p>10.6324026543133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9.92454414587332" calcext:value-type="float">
            <text:p>9.92454414587332</text:p>
          </table:table-cell>
          <table:table-cell office:value-type="float" office:value="10.6156412157153" calcext:value-type="float">
            <text:p>10.6156412157153</text:p>
          </table:table-cell>
          <table:table-cell office:value-type="float" office:value="10.3146478186693" calcext:value-type="float">
            <text:p>10.3146478186693</text:p>
          </table:table-cell>
          <table:table-cell office:value-type="float" office:value="10.6906242228301" calcext:value-type="float">
            <text:p>10.690624222830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9.85281698636748" calcext:value-type="float">
            <text:p>9.85281698636748</text:p>
          </table:table-cell>
          <table:table-cell office:value-type="float" office:value="10.5173735625077" calcext:value-type="float">
            <text:p>10.5173735625077</text:p>
          </table:table-cell>
          <table:table-cell office:value-type="float" office:value="10.4072280178838" calcext:value-type="float">
            <text:p>10.4072280178838</text:p>
          </table:table-cell>
          <table:table-cell office:value-type="float" office:value="10.6849718381976" calcext:value-type="float">
            <text:p>10.6849718381976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.2550171316691" calcext:value-type="float">
            <text:p>10.2550171316691</text:p>
          </table:table-cell>
          <table:table-cell office:value-type="float" office:value="10.6274758760792" calcext:value-type="float">
            <text:p>10.6274758760792</text:p>
          </table:table-cell>
          <table:table-cell office:value-type="float" office:value="10.3476698066435" calcext:value-type="float">
            <text:p>10.3476698066435</text:p>
          </table:table-cell>
          <table:table-cell office:value-type="float" office:value="10.7971932439146" calcext:value-type="float">
            <text:p>10.7971932439146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0.1199418463775" calcext:value-type="float">
            <text:p>10.1199418463775</text:p>
          </table:table-cell>
          <table:table-cell office:value-type="float" office:value="10.8153226820984" calcext:value-type="float">
            <text:p>10.8153226820984</text:p>
          </table:table-cell>
          <table:table-cell office:value-type="float" office:value="10.2370200434678" calcext:value-type="float">
            <text:p>10.2370200434678</text:p>
          </table:table-cell>
          <table:table-cell office:value-type="float" office:value="10.4203900271538" calcext:value-type="float">
            <text:p>10.4203900271538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0.0594700207596" calcext:value-type="float">
            <text:p>10.0594700207596</text:p>
          </table:table-cell>
          <table:table-cell office:value-type="float" office:value="10.5225511370855" calcext:value-type="float">
            <text:p>10.5225511370855</text:p>
          </table:table-cell>
          <table:table-cell office:value-type="float" office:value="10.3191515752915" calcext:value-type="float">
            <text:p>10.3191515752915</text:p>
          </table:table-cell>
          <table:table-cell office:value-type="float" office:value="10.9438547128789" calcext:value-type="float">
            <text:p>10.943854712878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9.91512159884421" calcext:value-type="float">
            <text:p>9.91512159884421</text:p>
          </table:table-cell>
          <table:table-cell office:value-type="float" office:value="10.2155768530875" calcext:value-type="float">
            <text:p>10.2155768530875</text:p>
          </table:table-cell>
          <table:table-cell office:value-type="float" office:value="10.5820951429642" calcext:value-type="float">
            <text:p>10.5820951429642</text:p>
          </table:table-cell>
          <table:table-cell office:value-type="float" office:value="10.6803820720059" calcext:value-type="float">
            <text:p>10.6803820720059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0.2550036170726" calcext:value-type="float">
            <text:p>10.2550036170726</text:p>
          </table:table-cell>
          <table:table-cell office:value-type="float" office:value="10.3514906146485" calcext:value-type="float">
            <text:p>10.3514906146485</text:p>
          </table:table-cell>
          <table:table-cell office:value-type="float" office:value="10.5232658072437" calcext:value-type="float">
            <text:p>10.5232658072437</text:p>
          </table:table-cell>
          <table:table-cell office:value-type="float" office:value="10.8931461810825" calcext:value-type="float">
            <text:p>10.8931461810825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8.98086629886137" calcext:value-type="float">
            <text:p>8.98086629886137</text:p>
          </table:table-cell>
          <table:table-cell office:value-type="float" office:value="9.52081292850147" calcext:value-type="float">
            <text:p>9.52081292850147</text:p>
          </table:table-cell>
          <table:table-cell office:value-type="float" office:value="9.10021221410045" calcext:value-type="float">
            <text:p>9.10021221410045</text:p>
          </table:table-cell>
          <table:table-cell office:value-type="float" office:value="9.35084605372145" calcext:value-type="float">
            <text:p>9.35084605372145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9.07041082878176" calcext:value-type="float">
            <text:p>9.07041082878176</text:p>
          </table:table-cell>
          <table:table-cell office:value-type="float" office:value="9.21076286221171" calcext:value-type="float">
            <text:p>9.21076286221171</text:p>
          </table:table-cell>
          <table:table-cell office:value-type="float" office:value="9.08208691555765" calcext:value-type="float">
            <text:p>9.08208691555765</text:p>
          </table:table-cell>
          <table:table-cell office:value-type="float" office:value="9.63341766052283" calcext:value-type="float">
            <text:p>9.63341766052283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8.94691501746217" calcext:value-type="float">
            <text:p>8.94691501746217</text:p>
          </table:table-cell>
          <table:table-cell office:value-type="float" office:value="9.27665125103759" calcext:value-type="float">
            <text:p>9.27665125103759</text:p>
          </table:table-cell>
          <table:table-cell office:value-type="float" office:value="9.31794811871933" calcext:value-type="float">
            <text:p>9.31794811871933</text:p>
          </table:table-cell>
          <table:table-cell office:value-type="float" office:value="9.28638941398866" calcext:value-type="float">
            <text:p>9.28638941398866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9.20430107526882" calcext:value-type="float">
            <text:p>9.20430107526882</text:p>
          </table:table-cell>
          <table:table-cell office:value-type="float" office:value="9.11956133031351" calcext:value-type="float">
            <text:p>9.11956133031351</text:p>
          </table:table-cell>
          <table:table-cell office:value-type="float" office:value="9.14632462901185" calcext:value-type="float">
            <text:p>9.14632462901185</text:p>
          </table:table-cell>
          <table:table-cell office:value-type="float" office:value="9.20828076614291" calcext:value-type="float">
            <text:p>9.20828076614291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8.9901342204887" calcext:value-type="float">
            <text:p>8.9901342204887</text:p>
          </table:table-cell>
          <table:table-cell office:value-type="float" office:value="9.25115562403698" calcext:value-type="float">
            <text:p>9.25115562403698</text:p>
          </table:table-cell>
          <table:table-cell office:value-type="float" office:value="9.29668935286654" calcext:value-type="float">
            <text:p>9.29668935286654</text:p>
          </table:table-cell>
          <table:table-cell office:value-type="float" office:value="9.27453015104347" calcext:value-type="float">
            <text:p>9.27453015104347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9.01313969571231" calcext:value-type="float">
            <text:p>9.01313969571231</text:p>
          </table:table-cell>
          <table:table-cell office:value-type="float" office:value="9.11346042749856" calcext:value-type="float">
            <text:p>9.11346042749856</text:p>
          </table:table-cell>
          <table:table-cell office:value-type="float" office:value="9.29338892197737" calcext:value-type="float">
            <text:p>9.29338892197737</text:p>
          </table:table-cell>
          <table:table-cell office:value-type="float" office:value="9.24848137535817" calcext:value-type="float">
            <text:p>9.2484813753581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9.13073147372202" calcext:value-type="float">
            <text:p>9.13073147372202</text:p>
          </table:table-cell>
          <table:table-cell office:value-type="float" office:value="9.27996187753157" calcext:value-type="float">
            <text:p>9.27996187753157</text:p>
          </table:table-cell>
          <table:table-cell office:value-type="float" office:value="9.08253630889125" calcext:value-type="float">
            <text:p>9.08253630889125</text:p>
          </table:table-cell>
          <table:table-cell office:value-type="float" office:value="9.44056757385438" calcext:value-type="float">
            <text:p>9.4405675738543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9.0329095877391" calcext:value-type="float">
            <text:p>9.0329095877391</text:p>
          </table:table-cell>
          <table:table-cell office:value-type="float" office:value="9.41092343730736" calcext:value-type="float">
            <text:p>9.41092343730736</text:p>
          </table:table-cell>
          <table:table-cell office:value-type="float" office:value="9.14499651729742" calcext:value-type="float">
            <text:p>9.14499651729742</text:p>
          </table:table-cell>
          <table:table-cell office:value-type="float" office:value="9.35852644087938" calcext:value-type="float">
            <text:p>9.3585264408793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9.02873831775701" calcext:value-type="float">
            <text:p>9.02873831775701</text:p>
          </table:table-cell>
          <table:table-cell office:value-type="float" office:value="9.12116221620986" calcext:value-type="float">
            <text:p>9.12116221620986</text:p>
          </table:table-cell>
          <table:table-cell office:value-type="float" office:value="9.20280218475422" calcext:value-type="float">
            <text:p>9.20280218475422</text:p>
          </table:table-cell>
          <table:table-cell office:value-type="float" office:value="9.31786841182658" calcext:value-type="float">
            <text:p>9.31786841182658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9.06183268802065" calcext:value-type="float">
            <text:p>9.06183268802065</text:p>
          </table:table-cell>
          <table:table-cell office:value-type="float" office:value="9.13951332560834" calcext:value-type="float">
            <text:p>9.13951332560834</text:p>
          </table:table-cell>
          <table:table-cell office:value-type="float" office:value="9.20950931022368" calcext:value-type="float">
            <text:p>9.20950931022368</text:p>
          </table:table-cell>
          <table:table-cell office:value-type="float" office:value="9.38658221909454" calcext:value-type="float">
            <text:p>9.3865822190945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9.02670588235294" calcext:value-type="float">
            <text:p>9.02670588235294</text:p>
          </table:table-cell>
          <table:table-cell office:value-type="float" office:value="9.3787969029184" calcext:value-type="float">
            <text:p>9.3787969029184</text:p>
          </table:table-cell>
          <table:table-cell office:value-type="float" office:value="9.18305004160228" calcext:value-type="float">
            <text:p>9.18305004160228</text:p>
          </table:table-cell>
          <table:table-cell office:value-type="float" office:value="9.363722360175" calcext:value-type="float">
            <text:p>9.3637223601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8.93962830428258" calcext:value-type="float">
            <text:p>8.93962830428258</text:p>
          </table:table-cell>
          <table:table-cell office:value-type="float" office:value="9.07819025522042" calcext:value-type="float">
            <text:p>9.07819025522042</text:p>
          </table:table-cell>
          <table:table-cell office:value-type="float" office:value="9.28319847691575" calcext:value-type="float">
            <text:p>9.28319847691575</text:p>
          </table:table-cell>
          <table:table-cell office:value-type="float" office:value="9.6955415556094" calcext:value-type="float">
            <text:p>9.695541555609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.96447581578338" calcext:value-type="float">
            <text:p>8.96447581578338</text:p>
          </table:table-cell>
          <table:table-cell office:value-type="float" office:value="9.2153024911032" calcext:value-type="float">
            <text:p>9.2153024911032</text:p>
          </table:table-cell>
          <table:table-cell office:value-type="float" office:value="9.11025762231151" calcext:value-type="float">
            <text:p>9.11025762231151</text:p>
          </table:table-cell>
          <table:table-cell office:value-type="float" office:value="9.26285240464345" calcext:value-type="float">
            <text:p>9.2628524046434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9.09499281264974" calcext:value-type="float">
            <text:p>9.09499281264974</text:p>
          </table:table-cell>
          <table:table-cell office:value-type="float" office:value="9.10061047194177" calcext:value-type="float">
            <text:p>9.10061047194177</text:p>
          </table:table-cell>
          <table:table-cell office:value-type="float" office:value="8.86028475518" calcext:value-type="float">
            <text:p>8.86028475518</text:p>
          </table:table-cell>
          <table:table-cell office:value-type="float" office:value="9.37341012718983" calcext:value-type="float">
            <text:p>9.37341012718983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9.01405529953917" calcext:value-type="float">
            <text:p>9.01405529953917</text:p>
          </table:table-cell>
          <table:table-cell office:value-type="float" office:value="9.1140630534892" calcext:value-type="float">
            <text:p>9.1140630534892</text:p>
          </table:table-cell>
          <table:table-cell office:value-type="float" office:value="9.32112302687071" calcext:value-type="float">
            <text:p>9.32112302687071</text:p>
          </table:table-cell>
          <table:table-cell office:value-type="float" office:value="9.21029082774049" calcext:value-type="float">
            <text:p>9.21029082774049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8.9186708493087" calcext:value-type="float">
            <text:p>8.9186708493087</text:p>
          </table:table-cell>
          <table:table-cell office:value-type="float" office:value="9.38774555659495" calcext:value-type="float">
            <text:p>9.38774555659495</text:p>
          </table:table-cell>
          <table:table-cell office:value-type="float" office:value="9.25957703927493" calcext:value-type="float">
            <text:p>9.25957703927493</text:p>
          </table:table-cell>
          <table:table-cell office:value-type="float" office:value="9.26394493235224" calcext:value-type="float">
            <text:p>9.2639449323522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9.11919215503152" calcext:value-type="float">
            <text:p>9.11919215503152</text:p>
          </table:table-cell>
          <table:table-cell office:value-type="float" office:value="9.17954732027677" calcext:value-type="float">
            <text:p>9.17954732027677</text:p>
          </table:table-cell>
          <table:table-cell office:value-type="float" office:value="9.21757568618212" calcext:value-type="float">
            <text:p>9.21757568618212</text:p>
          </table:table-cell>
          <table:table-cell office:value-type="float" office:value="9.33726693415152" calcext:value-type="float">
            <text:p>9.3372669341515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9.18934699714013" calcext:value-type="float">
            <text:p>9.18934699714013</text:p>
          </table:table-cell>
          <table:table-cell office:value-type="float" office:value="9.20495072735805" calcext:value-type="float">
            <text:p>9.20495072735805</text:p>
          </table:table-cell>
          <table:table-cell office:value-type="float" office:value="9.45284836805974" calcext:value-type="float">
            <text:p>9.45284836805974</text:p>
          </table:table-cell>
          <table:table-cell office:value-type="float" office:value="9.31023063276168" calcext:value-type="float">
            <text:p>9.3102306327616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8.90572585309427" calcext:value-type="float">
            <text:p>8.90572585309427</text:p>
          </table:table-cell>
          <table:table-cell office:value-type="float" office:value="9.08965760677727" calcext:value-type="float">
            <text:p>9.08965760677727</text:p>
          </table:table-cell>
          <table:table-cell office:value-type="float" office:value="9.18449666783585" calcext:value-type="float">
            <text:p>9.18449666783585</text:p>
          </table:table-cell>
          <table:table-cell office:value-type="float" office:value="9.29617184687388" calcext:value-type="float">
            <text:p>9.2961718468738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9.12029896784909" calcext:value-type="float">
            <text:p>9.12029896784909</text:p>
          </table:table-cell>
          <table:table-cell office:value-type="float" office:value="9.12334593572779" calcext:value-type="float">
            <text:p>9.12334593572779</text:p>
          </table:table-cell>
          <table:table-cell office:value-type="float" office:value="9.02830188679245" calcext:value-type="float">
            <text:p>9.02830188679245</text:p>
          </table:table-cell>
          <table:table-cell office:value-type="float" office:value="9.38645370481566" calcext:value-type="float">
            <text:p>9.38645370481566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8.69111969111969" calcext:value-type="float">
            <text:p>8.69111969111969</text:p>
          </table:table-cell>
          <table:table-cell office:value-type="float" office:value="8.75616373717117" calcext:value-type="float">
            <text:p>8.75616373717117</text:p>
          </table:table-cell>
          <table:table-cell office:value-type="float" office:value="8.78365937859609" calcext:value-type="float">
            <text:p>8.78365937859609</text:p>
          </table:table-cell>
          <table:table-cell office:value-type="float" office:value="8.93028193936534" calcext:value-type="float">
            <text:p>8.930281939365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8.83220085224001" calcext:value-type="float">
            <text:p>8.83220085224001</text:p>
          </table:table-cell>
          <table:table-cell office:value-type="float" office:value="8.9519298245614" calcext:value-type="float">
            <text:p>8.9519298245614</text:p>
          </table:table-cell>
          <table:table-cell office:value-type="float" office:value="8.70436169001253" calcext:value-type="float">
            <text:p>8.70436169001253</text:p>
          </table:table-cell>
          <table:table-cell office:value-type="float" office:value="8.96120179796546" calcext:value-type="float">
            <text:p>8.96120179796546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8.73105668621364" calcext:value-type="float">
            <text:p>8.73105668621364</text:p>
          </table:table-cell>
          <table:table-cell office:value-type="float" office:value="8.80670222634508" calcext:value-type="float">
            <text:p>8.80670222634508</text:p>
          </table:table-cell>
          <table:table-cell office:value-type="float" office:value="8.74411663414074" calcext:value-type="float">
            <text:p>8.74411663414074</text:p>
          </table:table-cell>
          <table:table-cell office:value-type="float" office:value="8.8391884057971" calcext:value-type="float">
            <text:p>8.8391884057971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float" office:value="8.62770562770563" calcext:value-type="float">
            <text:p>8.62770562770563</text:p>
          </table:table-cell>
          <table:table-cell office:value-type="float" office:value="8.82726963617817" calcext:value-type="float">
            <text:p>8.82726963617817</text:p>
          </table:table-cell>
          <table:table-cell office:value-type="float" office:value="8.91279935831328" calcext:value-type="float">
            <text:p>8.91279935831328</text:p>
          </table:table-cell>
          <table:table-cell office:value-type="float" office:value="8.92091368227732" calcext:value-type="float">
            <text:p>8.9209136822773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8.64162990480613" calcext:value-type="float">
            <text:p>8.64162990480613</text:p>
          </table:table-cell>
          <table:table-cell office:value-type="float" office:value="8.79674320524836" calcext:value-type="float">
            <text:p>8.79674320524836</text:p>
          </table:table-cell>
          <table:table-cell office:value-type="float" office:value="8.81437893264973" calcext:value-type="float">
            <text:p>8.81437893264973</text:p>
          </table:table-cell>
          <table:table-cell office:value-type="float" office:value="8.98521873882465" calcext:value-type="float">
            <text:p>8.9852187388246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8.84506216279615" calcext:value-type="float">
            <text:p>8.84506216279615</text:p>
          </table:table-cell>
          <table:table-cell office:value-type="float" office:value="8.793820353779" calcext:value-type="float">
            <text:p>8.793820353779</text:p>
          </table:table-cell>
          <table:table-cell office:value-type="float" office:value="8.8475473473709" calcext:value-type="float">
            <text:p>8.8475473473709</text:p>
          </table:table-cell>
          <table:table-cell office:value-type="float" office:value="8.9024250743537" calcext:value-type="float">
            <text:p>8.9024250743537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8.77132549749796" calcext:value-type="float">
            <text:p>8.77132549749796</text:p>
          </table:table-cell>
          <table:table-cell office:value-type="float" office:value="8.80069726902963" calcext:value-type="float">
            <text:p>8.80069726902963</text:p>
          </table:table-cell>
          <table:table-cell office:value-type="float" office:value="8.82755019148195" calcext:value-type="float">
            <text:p>8.82755019148195</text:p>
          </table:table-cell>
          <table:table-cell office:value-type="float" office:value="8.91893813699929" calcext:value-type="float">
            <text:p>8.91893813699929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8.77747673459771" calcext:value-type="float">
            <text:p>8.77747673459771</text:p>
          </table:table-cell>
          <table:table-cell office:value-type="float" office:value="8.85819709355132" calcext:value-type="float">
            <text:p>8.85819709355132</text:p>
          </table:table-cell>
          <table:table-cell office:value-type="float" office:value="8.83916244822826" calcext:value-type="float">
            <text:p>8.83916244822826</text:p>
          </table:table-cell>
          <table:table-cell office:value-type="float" office:value="8.70034207525656" calcext:value-type="float">
            <text:p>8.70034207525656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8.77975632614808" calcext:value-type="float">
            <text:p>8.77975632614808</text:p>
          </table:table-cell>
          <table:table-cell office:value-type="float" office:value="8.75138888888889" calcext:value-type="float">
            <text:p>8.75138888888889</text:p>
          </table:table-cell>
          <table:table-cell office:value-type="float" office:value="8.88892745574453" calcext:value-type="float">
            <text:p>8.88892745574453</text:p>
          </table:table-cell>
          <table:table-cell office:value-type="float" office:value="8.79166666666667" calcext:value-type="float">
            <text:p>8.7916666666666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8.67361111111111" calcext:value-type="float">
            <text:p>8.67361111111111</text:p>
          </table:table-cell>
          <table:table-cell office:value-type="float" office:value="8.84195335950127" calcext:value-type="float">
            <text:p>8.84195335950127</text:p>
          </table:table-cell>
          <table:table-cell office:value-type="float" office:value="8.90948630539556" calcext:value-type="float">
            <text:p>8.90948630539556</text:p>
          </table:table-cell>
          <table:table-cell office:value-type="float" office:value="8.83820224719101" calcext:value-type="float">
            <text:p>8.83820224719101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8.7962441314554" calcext:value-type="float">
            <text:p>8.7962441314554</text:p>
          </table:table-cell>
          <table:table-cell office:value-type="float" office:value="8.73672718915192" calcext:value-type="float">
            <text:p>8.73672718915192</text:p>
          </table:table-cell>
          <table:table-cell office:value-type="float" office:value="8.80435534047701" calcext:value-type="float">
            <text:p>8.80435534047701</text:p>
          </table:table-cell>
          <table:table-cell office:value-type="float" office:value="8.79582179132041" calcext:value-type="float">
            <text:p>8.79582179132041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office:value-type="float" office:value="8.72167717822939" calcext:value-type="float">
            <text:p>8.72167717822939</text:p>
          </table:table-cell>
          <table:table-cell office:value-type="float" office:value="8.82763417178625" calcext:value-type="float">
            <text:p>8.82763417178625</text:p>
          </table:table-cell>
          <table:table-cell office:value-type="float" office:value="8.9970677926343" calcext:value-type="float">
            <text:p>8.9970677926343</text:p>
          </table:table-cell>
          <table:table-cell office:value-type="float" office:value="8.84493412615134" calcext:value-type="float">
            <text:p>8.84493412615134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8.86515816208728" calcext:value-type="float">
            <text:p>8.86515816208728</text:p>
          </table:table-cell>
          <table:table-cell office:value-type="float" office:value="8.8110658124636" calcext:value-type="float">
            <text:p>8.8110658124636</text:p>
          </table:table-cell>
          <table:table-cell office:value-type="float" office:value="8.79259681093394" calcext:value-type="float">
            <text:p>8.79259681093394</text:p>
          </table:table-cell>
          <table:table-cell office:value-type="float" office:value="8.99404692424419" calcext:value-type="float">
            <text:p>8.99404692424419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8.70515179392824" calcext:value-type="float">
            <text:p>8.70515179392824</text:p>
          </table:table-cell>
          <table:table-cell office:value-type="float" office:value="8.92377796188898" calcext:value-type="float">
            <text:p>8.92377796188898</text:p>
          </table:table-cell>
          <table:table-cell office:value-type="float" office:value="8.79962872723054" calcext:value-type="float">
            <text:p>8.79962872723054</text:p>
          </table:table-cell>
          <table:table-cell office:value-type="float" office:value="8.77610033677854" calcext:value-type="float">
            <text:p>8.77610033677854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8.74763661517178" calcext:value-type="float">
            <text:p>8.74763661517178</text:p>
          </table:table-cell>
          <table:table-cell office:value-type="float" office:value="8.85518706479405" calcext:value-type="float">
            <text:p>8.85518706479405</text:p>
          </table:table-cell>
          <table:table-cell office:value-type="float" office:value="8.71900923005024" calcext:value-type="float">
            <text:p>8.71900923005024</text:p>
          </table:table-cell>
          <table:table-cell office:value-type="float" office:value="8.91973592772759" calcext:value-type="float">
            <text:p>8.91973592772759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8.84307585247042" calcext:value-type="float">
            <text:p>8.84307585247042</text:p>
          </table:table-cell>
          <table:table-cell office:value-type="float" office:value="8.78900584795322" calcext:value-type="float">
            <text:p>8.78900584795322</text:p>
          </table:table-cell>
          <table:table-cell office:value-type="float" office:value="8.71713467048711" calcext:value-type="float">
            <text:p>8.71713467048711</text:p>
          </table:table-cell>
          <table:table-cell office:value-type="float" office:value="8.82882779247671" calcext:value-type="float">
            <text:p>8.82882779247671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float" office:value="8.63351212686567" calcext:value-type="float">
            <text:p>8.63351212686567</text:p>
          </table:table-cell>
          <table:table-cell office:value-type="float" office:value="8.85504565946133" calcext:value-type="float">
            <text:p>8.85504565946133</text:p>
          </table:table-cell>
          <table:table-cell office:value-type="float" office:value="8.78089364673028" calcext:value-type="float">
            <text:p>8.78089364673028</text:p>
          </table:table-cell>
          <table:table-cell office:value-type="float" office:value="8.94387517466232" calcext:value-type="float">
            <text:p>8.94387517466232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8.70454024306352" calcext:value-type="float">
            <text:p>8.70454024306352</text:p>
          </table:table-cell>
          <table:table-cell office:value-type="float" office:value="8.88798759394012" calcext:value-type="float">
            <text:p>8.88798759394012</text:p>
          </table:table-cell>
          <table:table-cell office:value-type="float" office:value="8.938739789965" calcext:value-type="float">
            <text:p>8.938739789965</text:p>
          </table:table-cell>
          <table:table-cell office:value-type="float" office:value="8.89012388560843" calcext:value-type="float">
            <text:p>8.89012388560843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8.83909361409934" calcext:value-type="float">
            <text:p>8.83909361409934</text:p>
          </table:table-cell>
          <table:table-cell office:value-type="float" office:value="8.80210302457467" calcext:value-type="float">
            <text:p>8.80210302457467</text:p>
          </table:table-cell>
          <table:table-cell office:value-type="float" office:value="8.81971632868362" calcext:value-type="float">
            <text:p>8.81971632868362</text:p>
          </table:table-cell>
          <table:table-cell office:value-type="float" office:value="8.95128536213171" calcext:value-type="float">
            <text:p>8.95128536213171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8.78488775746355" calcext:value-type="float">
            <text:p>8.78488775746355</text:p>
          </table:table-cell>
          <table:table-cell office:value-type="float" office:value="8.74956941095419" calcext:value-type="float">
            <text:p>8.74956941095419</text:p>
          </table:table-cell>
          <table:table-cell office:value-type="float" office:value="8.65556934883196" calcext:value-type="float">
            <text:p>8.65556934883196</text:p>
          </table:table-cell>
          <table:table-cell office:value-type="float" office:value="8.76993087557604" calcext:value-type="float">
            <text:p>8.76993087557604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TTD AVG</text:p>
          </table:table-cell>
          <table:table-cell table:style-name="ce2" office:value-type="string" calcext:value-type="string">
            <text:p>AE PULL MTTD</text:p>
          </table:table-cell>
          <table:table-cell table:style-name="ce2" office:value-type="string" calcext:value-type="string">
            <text:p>AE PUSH MTTD</text:p>
          </table:table-cell>
          <table:table-cell table:style-name="ce2" office:value-type="string" calcext:value-type="string">
            <text:p>AE 1-PULL MTTD</text:p>
          </table:table-cell>
          <table:table-cell table:style-name="ce2" office:value-type="string" calcext:value-type="string">
            <text:p>AE 1-PUSH MTTD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11.8555985515222" calcext:value-type="float">
            <text:p>11.8555985515222</text:p>
          </table:table-cell>
          <table:table-cell table:formula="of:=AVERAGE([.D2:.D21])" office:value-type="float" office:value="12.5363246253423" calcext:value-type="float">
            <text:p>12.5363246253423</text:p>
          </table:table-cell>
          <table:table-cell table:formula="of:=AVERAGE([.E2:.E21])" office:value-type="float" office:value="12.4650383310128" calcext:value-type="float">
            <text:p>12.4650383310128</text:p>
          </table:table-cell>
          <table:table-cell table:formula="of:=AVERAGE([.F2:.F21])" office:value-type="float" office:value="13.3175504986099" calcext:value-type="float">
            <text:p>13.31755049860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10.0805795862453" calcext:value-type="float">
            <text:p>10.0805795862453</text:p>
          </table:table-cell>
          <table:table-cell table:formula="of:=AVERAGE([.D22:.D41])" office:value-type="float" office:value="10.4184698225519" calcext:value-type="float">
            <text:p>10.4184698225519</text:p>
          </table:table-cell>
          <table:table-cell table:formula="of:=AVERAGE([.E22:.E41])" office:value-type="float" office:value="10.3650989760376" calcext:value-type="float">
            <text:p>10.3650989760376</text:p>
          </table:table-cell>
          <table:table-cell table:formula="of:=AVERAGE([.F22:.F41])" office:value-type="float" office:value="10.7352335439949" calcext:value-type="float">
            <text:p>10.735233543994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9.03765360704227" calcext:value-type="float">
            <text:p>9.03765360704227</text:p>
          </table:table-cell>
          <table:table-cell table:formula="of:=AVERAGE([.D42:.D61])" office:value-type="float" office:value="9.21580878008324" calcext:value-type="float">
            <text:p>9.21580878008324</text:p>
          </table:table-cell>
          <table:table-cell table:formula="of:=AVERAGE([.E42:.E61])" office:value-type="float" office:value="9.18886040222126" calcext:value-type="float">
            <text:p>9.18886040222126</text:p>
          </table:table-cell>
          <table:table-cell table:formula="of:=AVERAGE([.F42:.F61])" office:value-type="float" office:value="9.35026876963728" calcext:value-type="float">
            <text:p>9.350268769637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.75059610345354" calcext:value-type="float">
            <text:p>8.75059610345354</text:p>
          </table:table-cell>
          <table:table-cell table:formula="of:=AVERAGE([.D62:.D81])" office:value-type="float" office:value="8.82114846656113" calcext:value-type="float">
            <text:p>8.82114846656113</text:p>
          </table:table-cell>
          <table:table-cell table:formula="of:=AVERAGE([.E62:.E81])" office:value-type="float" office:value="8.81483507139788" calcext:value-type="float">
            <text:p>8.81483507139788</text:p>
          </table:table-cell>
          <table:table-cell table:formula="of:=AVERAGE([.F62:.F81])" office:value-type="float" office:value="8.87515304806872" calcext:value-type="float">
            <text:p>8.87515304806872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TDI_68Transporter" table:style-name="ta1">
        <table:shapes>
          <draw:frame draw:z-index="0" draw:style-name="gr1" draw:text-style-name="P1" svg:width="23.913cm" svg:height="13.472cm" svg:x="0cm" svg:y="41.045cm">
            <draw:object draw:notify-on-update-of-ranges="TDI_68Transporter.B87:TDI_68Transporter.B90 TDI_68Transporter.C86:TDI_68Transporter.C86 TDI_68Transporter.C87:TDI_68Transporter.C90 TDI_68Transporter.B87:TDI_68Transporter.B90 TDI_68Transporter.D86:TDI_68Transporter.D86 TDI_68Transporter.D87:TDI_68Transporter.D90 TDI_68Transporter.B87:TDI_68Transporter.B90 TDI_68Transporter.E86:TDI_68Transporter.E86 TDI_68Transporter.E87:TDI_68Transporter.E90 TDI_68Transporter.B87:TDI_68Transporter.B90 TDI_68Transporter.F86:TDI_68Transporter.F86 TDI_68Transporter.F87:TDI_68Transporter.F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number-columns-repeated="1012" table:default-cell-style-name="ce3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TDI</text:p>
          </table:table-cell>
          <table:table-cell office:value-type="string" calcext:value-type="string">
            <text:p>PUSH TDI</text:p>
          </table:table-cell>
          <table:table-cell office:value-type="string" calcext:value-type="string">
            <text:p>1-PULL TDI</text:p>
          </table:table-cell>
          <table:table-cell office:value-type="string" calcext:value-type="string">
            <text:p>1-PUSH TDI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918" calcext:value-type="float">
            <text:p>10918</text:p>
          </table:table-cell>
          <table:table-cell office:value-type="float" office:value="10565" calcext:value-type="float">
            <text:p>10565</text:p>
          </table:table-cell>
          <table:table-cell office:value-type="float" office:value="10607" calcext:value-type="float">
            <text:p>10607</text:p>
          </table:table-cell>
          <table:table-cell office:value-type="float" office:value="10408" calcext:value-type="float">
            <text:p>10408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801" calcext:value-type="float">
            <text:p>10801</text:p>
          </table:table-cell>
          <table:table-cell office:value-type="float" office:value="10614" calcext:value-type="float">
            <text:p>10614</text:p>
          </table:table-cell>
          <table:table-cell office:value-type="float" office:value="10491" calcext:value-type="float">
            <text:p>10491</text:p>
          </table:table-cell>
          <table:table-cell office:value-type="float" office:value="10557" calcext:value-type="float">
            <text:p>1055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0844" calcext:value-type="float">
            <text:p>10844</text:p>
          </table:table-cell>
          <table:table-cell office:value-type="float" office:value="10604" calcext:value-type="float">
            <text:p>10604</text:p>
          </table:table-cell>
          <table:table-cell office:value-type="float" office:value="10508" calcext:value-type="float">
            <text:p>10508</text:p>
          </table:table-cell>
          <table:table-cell office:value-type="float" office:value="10343" calcext:value-type="float">
            <text:p>10343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0779" calcext:value-type="float">
            <text:p>10779</text:p>
          </table:table-cell>
          <table:table-cell office:value-type="float" office:value="10842" calcext:value-type="float">
            <text:p>10842</text:p>
          </table:table-cell>
          <table:table-cell office:value-type="float" office:value="10568" calcext:value-type="float">
            <text:p>10568</text:p>
          </table:table-cell>
          <table:table-cell office:value-type="float" office:value="10351" calcext:value-type="float">
            <text:p>1035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0967" calcext:value-type="float">
            <text:p>10967</text:p>
          </table:table-cell>
          <table:table-cell office:value-type="float" office:value="10485" calcext:value-type="float">
            <text:p>10485</text:p>
          </table:table-cell>
          <table:table-cell office:value-type="float" office:value="10559" calcext:value-type="float">
            <text:p>10559</text:p>
          </table:table-cell>
          <table:table-cell office:value-type="float" office:value="10563" calcext:value-type="float">
            <text:p>10563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810" calcext:value-type="float">
            <text:p>10810</text:p>
          </table:table-cell>
          <table:table-cell office:value-type="float" office:value="10912" calcext:value-type="float">
            <text:p>10912</text:p>
          </table:table-cell>
          <table:table-cell office:value-type="float" office:value="10593" calcext:value-type="float">
            <text:p>10593</text:p>
          </table:table-cell>
          <table:table-cell office:value-type="float" office:value="10613" calcext:value-type="float">
            <text:p>10613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0691" calcext:value-type="float">
            <text:p>10691</text:p>
          </table:table-cell>
          <table:table-cell office:value-type="float" office:value="10696" calcext:value-type="float">
            <text:p>10696</text:p>
          </table:table-cell>
          <table:table-cell office:value-type="float" office:value="10646" calcext:value-type="float">
            <text:p>10646</text:p>
          </table:table-cell>
          <table:table-cell office:value-type="float" office:value="10586" calcext:value-type="float">
            <text:p>10586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906" calcext:value-type="float">
            <text:p>10906</text:p>
          </table:table-cell>
          <table:table-cell office:value-type="float" office:value="10703" calcext:value-type="float">
            <text:p>10703</text:p>
          </table:table-cell>
          <table:table-cell office:value-type="float" office:value="10660" calcext:value-type="float">
            <text:p>10660</text:p>
          </table:table-cell>
          <table:table-cell office:value-type="float" office:value="10262" calcext:value-type="float">
            <text:p>10262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0794" calcext:value-type="float">
            <text:p>10794</text:p>
          </table:table-cell>
          <table:table-cell office:value-type="float" office:value="10628" calcext:value-type="float">
            <text:p>10628</text:p>
          </table:table-cell>
          <table:table-cell office:value-type="float" office:value="10510" calcext:value-type="float">
            <text:p>10510</text:p>
          </table:table-cell>
          <table:table-cell office:value-type="float" office:value="10554" calcext:value-type="float">
            <text:p>10554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0752" calcext:value-type="float">
            <text:p>10752</text:p>
          </table:table-cell>
          <table:table-cell office:value-type="float" office:value="10711" calcext:value-type="float">
            <text:p>10711</text:p>
          </table:table-cell>
          <table:table-cell office:value-type="float" office:value="10644" calcext:value-type="float">
            <text:p>10644</text:p>
          </table:table-cell>
          <table:table-cell office:value-type="float" office:value="10466" calcext:value-type="float">
            <text:p>10466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809" calcext:value-type="float">
            <text:p>10809</text:p>
          </table:table-cell>
          <table:table-cell office:value-type="float" office:value="10714" calcext:value-type="float">
            <text:p>10714</text:p>
          </table:table-cell>
          <table:table-cell office:value-type="float" office:value="10656" calcext:value-type="float">
            <text:p>10656</text:p>
          </table:table-cell>
          <table:table-cell office:value-type="float" office:value="10337" calcext:value-type="float">
            <text:p>10337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0906" calcext:value-type="float">
            <text:p>10906</text:p>
          </table:table-cell>
          <table:table-cell office:value-type="float" office:value="10806" calcext:value-type="float">
            <text:p>10806</text:p>
          </table:table-cell>
          <table:table-cell office:value-type="float" office:value="10532" calcext:value-type="float">
            <text:p>10532</text:p>
          </table:table-cell>
          <table:table-cell office:value-type="float" office:value="10461" calcext:value-type="float">
            <text:p>1046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936" calcext:value-type="float">
            <text:p>10936</text:p>
          </table:table-cell>
          <table:table-cell office:value-type="float" office:value="10593" calcext:value-type="float">
            <text:p>10593</text:p>
          </table:table-cell>
          <table:table-cell office:value-type="float" office:value="10697" calcext:value-type="float">
            <text:p>10697</text:p>
          </table:table-cell>
          <table:table-cell office:value-type="float" office:value="10216" calcext:value-type="float">
            <text:p>10216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0829" calcext:value-type="float">
            <text:p>10829</text:p>
          </table:table-cell>
          <table:table-cell office:value-type="float" office:value="10720" calcext:value-type="float">
            <text:p>10720</text:p>
          </table:table-cell>
          <table:table-cell office:value-type="float" office:value="10698" calcext:value-type="float">
            <text:p>10698</text:p>
          </table:table-cell>
          <table:table-cell office:value-type="float" office:value="10443" calcext:value-type="float">
            <text:p>10443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0885" calcext:value-type="float">
            <text:p>10885</text:p>
          </table:table-cell>
          <table:table-cell office:value-type="float" office:value="10658" calcext:value-type="float">
            <text:p>10658</text:p>
          </table:table-cell>
          <table:table-cell office:value-type="float" office:value="10630" calcext:value-type="float">
            <text:p>10630</text:p>
          </table:table-cell>
          <table:table-cell office:value-type="float" office:value="10331" calcext:value-type="float">
            <text:p>1033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648" calcext:value-type="float">
            <text:p>10648</text:p>
          </table:table-cell>
          <table:table-cell office:value-type="float" office:value="10757" calcext:value-type="float">
            <text:p>10757</text:p>
          </table:table-cell>
          <table:table-cell office:value-type="float" office:value="10541" calcext:value-type="float">
            <text:p>10541</text:p>
          </table:table-cell>
          <table:table-cell office:value-type="float" office:value="10407" calcext:value-type="float">
            <text:p>10407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892" calcext:value-type="float">
            <text:p>10892</text:p>
          </table:table-cell>
          <table:table-cell office:value-type="float" office:value="10796" calcext:value-type="float">
            <text:p>10796</text:p>
          </table:table-cell>
          <table:table-cell office:value-type="float" office:value="10570" calcext:value-type="float">
            <text:p>10570</text:p>
          </table:table-cell>
          <table:table-cell office:value-type="float" office:value="10455" calcext:value-type="float">
            <text:p>10455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0706" calcext:value-type="float">
            <text:p>10706</text:p>
          </table:table-cell>
          <table:table-cell office:value-type="float" office:value="10546" calcext:value-type="float">
            <text:p>10546</text:p>
          </table:table-cell>
          <table:table-cell table:number-columns-repeated="2" office:value-type="float" office:value="10479" calcext:value-type="float">
            <text:p>10479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753" calcext:value-type="float">
            <text:p>10753</text:p>
          </table:table-cell>
          <table:table-cell office:value-type="float" office:value="10699" calcext:value-type="float">
            <text:p>10699</text:p>
          </table:table-cell>
          <table:table-cell office:value-type="float" office:value="10439" calcext:value-type="float">
            <text:p>10439</text:p>
          </table:table-cell>
          <table:table-cell office:value-type="float" office:value="10447" calcext:value-type="float">
            <text:p>1044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0844" calcext:value-type="float">
            <text:p>10844</text:p>
          </table:table-cell>
          <table:table-cell office:value-type="float" office:value="10618" calcext:value-type="float">
            <text:p>10618</text:p>
          </table:table-cell>
          <table:table-cell office:value-type="float" office:value="10546" calcext:value-type="float">
            <text:p>10546</text:p>
          </table:table-cell>
          <table:table-cell office:value-type="float" office:value="10445" calcext:value-type="float">
            <text:p>1044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987" calcext:value-type="float">
            <text:p>10987</text:p>
          </table:table-cell>
          <table:table-cell office:value-type="float" office:value="11126" calcext:value-type="float">
            <text:p>11126</text:p>
          </table:table-cell>
          <table:table-cell office:value-type="float" office:value="10909" calcext:value-type="float">
            <text:p>10909</text:p>
          </table:table-cell>
          <table:table-cell office:value-type="float" office:value="10998" calcext:value-type="float">
            <text:p>10998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1182" calcext:value-type="float">
            <text:p>11182</text:p>
          </table:table-cell>
          <table:table-cell office:value-type="float" office:value="10838" calcext:value-type="float">
            <text:p>10838</text:p>
          </table:table-cell>
          <table:table-cell office:value-type="float" office:value="10873" calcext:value-type="float">
            <text:p>10873</text:p>
          </table:table-cell>
          <table:table-cell office:value-type="float" office:value="10969" calcext:value-type="float">
            <text:p>1096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1040" calcext:value-type="float">
            <text:p>11040</text:p>
          </table:table-cell>
          <table:table-cell office:value-type="float" office:value="11053" calcext:value-type="float">
            <text:p>11053</text:p>
          </table:table-cell>
          <table:table-cell office:value-type="float" office:value="10844" calcext:value-type="float">
            <text:p>10844</text:p>
          </table:table-cell>
          <table:table-cell office:value-type="float" office:value="10738" calcext:value-type="float">
            <text:p>10738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947" calcext:value-type="float">
            <text:p>10947</text:p>
          </table:table-cell>
          <table:table-cell office:value-type="float" office:value="10932" calcext:value-type="float">
            <text:p>10932</text:p>
          </table:table-cell>
          <table:table-cell office:value-type="float" office:value="10901" calcext:value-type="float">
            <text:p>10901</text:p>
          </table:table-cell>
          <table:table-cell office:value-type="float" office:value="10946" calcext:value-type="float">
            <text:p>1094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081" calcext:value-type="float">
            <text:p>11081</text:p>
          </table:table-cell>
          <table:table-cell office:value-type="float" office:value="11094" calcext:value-type="float">
            <text:p>11094</text:p>
          </table:table-cell>
          <table:table-cell office:value-type="float" office:value="11000" calcext:value-type="float">
            <text:p>11000</text:p>
          </table:table-cell>
          <table:table-cell office:value-type="float" office:value="10876" calcext:value-type="float">
            <text:p>10876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0852" calcext:value-type="float">
            <text:p>10852</text:p>
          </table:table-cell>
          <table:table-cell office:value-type="float" office:value="10995" calcext:value-type="float">
            <text:p>10995</text:p>
          </table:table-cell>
          <table:table-cell office:value-type="float" office:value="10929" calcext:value-type="float">
            <text:p>10929</text:p>
          </table:table-cell>
          <table:table-cell office:value-type="float" office:value="10999" calcext:value-type="float">
            <text:p>10999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1043" calcext:value-type="float">
            <text:p>11043</text:p>
          </table:table-cell>
          <table:table-cell office:value-type="float" office:value="11017" calcext:value-type="float">
            <text:p>11017</text:p>
          </table:table-cell>
          <table:table-cell office:value-type="float" office:value="11029" calcext:value-type="float">
            <text:p>11029</text:p>
          </table:table-cell>
          <table:table-cell office:value-type="float" office:value="10866" calcext:value-type="float">
            <text:p>10866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0943" calcext:value-type="float">
            <text:p>10943</text:p>
          </table:table-cell>
          <table:table-cell office:value-type="float" office:value="11039" calcext:value-type="float">
            <text:p>11039</text:p>
          </table:table-cell>
          <table:table-cell office:value-type="float" office:value="10927" calcext:value-type="float">
            <text:p>10927</text:p>
          </table:table-cell>
          <table:table-cell office:value-type="float" office:value="10888" calcext:value-type="float">
            <text:p>10888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1146" calcext:value-type="float">
            <text:p>11146</text:p>
          </table:table-cell>
          <table:table-cell office:value-type="float" office:value="10742" calcext:value-type="float">
            <text:p>10742</text:p>
          </table:table-cell>
          <table:table-cell office:value-type="float" office:value="10932" calcext:value-type="float">
            <text:p>10932</text:p>
          </table:table-cell>
          <table:table-cell office:value-type="float" office:value="10671" calcext:value-type="float">
            <text:p>10671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0968" calcext:value-type="float">
            <text:p>10968</text:p>
          </table:table-cell>
          <table:table-cell office:value-type="float" office:value="10904" calcext:value-type="float">
            <text:p>10904</text:p>
          </table:table-cell>
          <table:table-cell office:value-type="float" office:value="10906" calcext:value-type="float">
            <text:p>10906</text:p>
          </table:table-cell>
          <table:table-cell office:value-type="float" office:value="10816" calcext:value-type="float">
            <text:p>10816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012" calcext:value-type="float">
            <text:p>11012</text:p>
          </table:table-cell>
          <table:table-cell office:value-type="float" office:value="10998" calcext:value-type="float">
            <text:p>10998</text:p>
          </table:table-cell>
          <table:table-cell office:value-type="float" office:value="10889" calcext:value-type="float">
            <text:p>10889</text:p>
          </table:table-cell>
          <table:table-cell office:value-type="float" office:value="10993" calcext:value-type="float">
            <text:p>10993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1191" calcext:value-type="float">
            <text:p>11191</text:p>
          </table:table-cell>
          <table:table-cell office:value-type="float" office:value="11075" calcext:value-type="float">
            <text:p>11075</text:p>
          </table:table-cell>
          <table:table-cell office:value-type="float" office:value="10929" calcext:value-type="float">
            <text:p>10929</text:p>
          </table:table-cell>
          <table:table-cell office:value-type="float" office:value="10954" calcext:value-type="float">
            <text:p>10954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972" calcext:value-type="float">
            <text:p>10972</text:p>
          </table:table-cell>
          <table:table-cell office:value-type="float" office:value="10915" calcext:value-type="float">
            <text:p>10915</text:p>
          </table:table-cell>
          <table:table-cell office:value-type="float" office:value="10924" calcext:value-type="float">
            <text:p>10924</text:p>
          </table:table-cell>
          <table:table-cell office:value-type="float" office:value="10870" calcext:value-type="float">
            <text:p>10870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1011" calcext:value-type="float">
            <text:p>11011</text:p>
          </table:table-cell>
          <table:table-cell office:value-type="float" office:value="11006" calcext:value-type="float">
            <text:p>11006</text:p>
          </table:table-cell>
          <table:table-cell office:value-type="float" office:value="10919" calcext:value-type="float">
            <text:p>10919</text:p>
          </table:table-cell>
          <table:table-cell office:value-type="float" office:value="10803" calcext:value-type="float">
            <text:p>10803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835" calcext:value-type="float">
            <text:p>10835</text:p>
          </table:table-cell>
          <table:table-cell office:value-type="float" office:value="10956" calcext:value-type="float">
            <text:p>10956</text:p>
          </table:table-cell>
          <table:table-cell office:value-type="float" office:value="10718" calcext:value-type="float">
            <text:p>1071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58" calcext:value-type="float">
            <text:p>11058</text:p>
          </table:table-cell>
          <table:table-cell office:value-type="float" office:value="11093" calcext:value-type="float">
            <text:p>11093</text:p>
          </table:table-cell>
          <table:table-cell office:value-type="float" office:value="10905" calcext:value-type="float">
            <text:p>10905</text:p>
          </table:table-cell>
          <table:table-cell office:value-type="float" office:value="10947" calcext:value-type="float">
            <text:p>10947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035" calcext:value-type="float">
            <text:p>11035</text:p>
          </table:table-cell>
          <table:table-cell office:value-type="float" office:value="10988" calcext:value-type="float">
            <text:p>10988</text:p>
          </table:table-cell>
          <table:table-cell office:value-type="float" office:value="10979" calcext:value-type="float">
            <text:p>10979</text:p>
          </table:table-cell>
          <table:table-cell office:value-type="float" office:value="10909" calcext:value-type="float">
            <text:p>10909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1114" calcext:value-type="float">
            <text:p>11114</text:p>
          </table:table-cell>
          <table:table-cell office:value-type="float" office:value="11104" calcext:value-type="float">
            <text:p>11104</text:p>
          </table:table-cell>
          <table:table-cell office:value-type="float" office:value="10838" calcext:value-type="float">
            <text:p>10838</text:p>
          </table:table-cell>
          <table:table-cell office:value-type="float" office:value="10920" calcext:value-type="float">
            <text:p>10920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1055" calcext:value-type="float">
            <text:p>11055</text:p>
          </table:table-cell>
          <table:table-cell office:value-type="float" office:value="11182" calcext:value-type="float">
            <text:p>11182</text:p>
          </table:table-cell>
          <table:table-cell office:value-type="float" office:value="10933" calcext:value-type="float">
            <text:p>10933</text:p>
          </table:table-cell>
          <table:table-cell office:value-type="float" office:value="10797" calcext:value-type="float">
            <text:p>1079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0960" calcext:value-type="float">
            <text:p>10960</text:p>
          </table:table-cell>
          <table:table-cell office:value-type="float" office:value="11012" calcext:value-type="float">
            <text:p>11012</text:p>
          </table:table-cell>
          <table:table-cell office:value-type="float" office:value="10987" calcext:value-type="float">
            <text:p>10987</text:p>
          </table:table-cell>
          <table:table-cell office:value-type="float" office:value="10894" calcext:value-type="float">
            <text:p>10894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1133" calcext:value-type="float">
            <text:p>11133</text:p>
          </table:table-cell>
          <table:table-cell office:value-type="float" office:value="11105" calcext:value-type="float">
            <text:p>11105</text:p>
          </table:table-cell>
          <table:table-cell office:value-type="float" office:value="11187" calcext:value-type="float">
            <text:p>11187</text:p>
          </table:table-cell>
          <table:table-cell table:style-name="Default" office:value-type="float" office:value="11152" calcext:value-type="float">
            <text:p>11152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11246" calcext:value-type="float">
            <text:p>11246</text:p>
          </table:table-cell>
          <table:table-cell office:value-type="float" office:value="11064" calcext:value-type="float">
            <text:p>11064</text:p>
          </table:table-cell>
          <table:table-cell office:value-type="float" office:value="11223" calcext:value-type="float">
            <text:p>11223</text:p>
          </table:table-cell>
          <table:table-cell table:style-name="Default" office:value-type="float" office:value="11024" calcext:value-type="float">
            <text:p>11024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11200" calcext:value-type="float">
            <text:p>11200</text:p>
          </table:table-cell>
          <table:table-cell office:value-type="float" office:value="11257" calcext:value-type="float">
            <text:p>11257</text:p>
          </table:table-cell>
          <table:table-cell office:value-type="float" office:value="11202" calcext:value-type="float">
            <text:p>11202</text:p>
          </table:table-cell>
          <table:table-cell table:style-name="Default" office:value-type="float" office:value="11087" calcext:value-type="float">
            <text:p>11087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11213" calcext:value-type="float">
            <text:p>11213</text:p>
          </table:table-cell>
          <table:table-cell office:value-type="float" office:value="11164" calcext:value-type="float">
            <text:p>11164</text:p>
          </table:table-cell>
          <table:table-cell office:value-type="float" office:value="11189" calcext:value-type="float">
            <text:p>11189</text:p>
          </table:table-cell>
          <table:table-cell table:style-name="Default" office:value-type="float" office:value="11073" calcext:value-type="float">
            <text:p>11073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11193" calcext:value-type="float">
            <text:p>11193</text:p>
          </table:table-cell>
          <table:table-cell office:value-type="float" office:value="11204" calcext:value-type="float">
            <text:p>11204</text:p>
          </table:table-cell>
          <table:table-cell office:value-type="float" office:value="11295" calcext:value-type="float">
            <text:p>11295</text:p>
          </table:table-cell>
          <table:table-cell table:style-name="Default" office:value-type="float" office:value="11000" calcext:value-type="float">
            <text:p>11000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11258" calcext:value-type="float">
            <text:p>11258</text:p>
          </table:table-cell>
          <table:table-cell office:value-type="float" office:value="11201" calcext:value-type="float">
            <text:p>11201</text:p>
          </table:table-cell>
          <table:table-cell office:value-type="float" office:value="11203" calcext:value-type="float">
            <text:p>11203</text:p>
          </table:table-cell>
          <table:table-cell table:style-name="Default" office:value-type="float" office:value="11128" calcext:value-type="float">
            <text:p>1112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11209" calcext:value-type="float">
            <text:p>11209</text:p>
          </table:table-cell>
          <table:table-cell office:value-type="float" office:value="11259" calcext:value-type="float">
            <text:p>11259</text:p>
          </table:table-cell>
          <table:table-cell office:value-type="float" office:value="11298" calcext:value-type="float">
            <text:p>11298</text:p>
          </table:table-cell>
          <table:table-cell table:style-name="Default" office:value-type="float" office:value="11111" calcext:value-type="float">
            <text:p>1111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11329" calcext:value-type="float">
            <text:p>11329</text:p>
          </table:table-cell>
          <table:table-cell office:value-type="float" office:value="11157" calcext:value-type="float">
            <text:p>11157</text:p>
          </table:table-cell>
          <table:table-cell office:value-type="float" office:value="11194" calcext:value-type="float">
            <text:p>11194</text:p>
          </table:table-cell>
          <table:table-cell table:style-name="Default" office:value-type="float" office:value="11325" calcext:value-type="float">
            <text:p>11325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11147" calcext:value-type="float">
            <text:p>11147</text:p>
          </table:table-cell>
          <table:table-cell office:value-type="float" office:value="11192" calcext:value-type="float">
            <text:p>11192</text:p>
          </table:table-cell>
          <table:table-cell office:value-type="float" office:value="11142" calcext:value-type="float">
            <text:p>11142</text:p>
          </table:table-cell>
          <table:table-cell table:style-name="Default" office:value-type="float" office:value="11027" calcext:value-type="float">
            <text:p>11027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11344" calcext:value-type="float">
            <text:p>11344</text:p>
          </table:table-cell>
          <table:table-cell office:value-type="float" office:value="11232" calcext:value-type="float">
            <text:p>11232</text:p>
          </table:table-cell>
          <table:table-cell office:value-type="float" office:value="11259" calcext:value-type="float">
            <text:p>11259</text:p>
          </table:table-cell>
          <table:table-cell table:style-name="Default" office:value-type="float" office:value="11012" calcext:value-type="float">
            <text:p>1101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11210" calcext:value-type="float">
            <text:p>11210</text:p>
          </table:table-cell>
          <table:table-cell office:value-type="float" office:value="11321" calcext:value-type="float">
            <text:p>11321</text:p>
          </table:table-cell>
          <table:table-cell office:value-type="float" office:value="11011" calcext:value-type="float">
            <text:p>11011</text:p>
          </table:table-cell>
          <table:table-cell table:style-name="Default" office:value-type="float" office:value="11007" calcext:value-type="float">
            <text:p>11007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1350" calcext:value-type="float">
            <text:p>11350</text:p>
          </table:table-cell>
          <table:table-cell office:value-type="float" office:value="11037" calcext:value-type="float">
            <text:p>11037</text:p>
          </table:table-cell>
          <table:table-cell office:value-type="float" office:value="11096" calcext:value-type="float">
            <text:p>11096</text:p>
          </table:table-cell>
          <table:table-cell table:style-name="Default" office:value-type="float" office:value="11067" calcext:value-type="float">
            <text:p>11067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11187" calcext:value-type="float">
            <text:p>11187</text:p>
          </table:table-cell>
          <table:table-cell office:value-type="float" office:value="11204" calcext:value-type="float">
            <text:p>11204</text:p>
          </table:table-cell>
          <table:table-cell office:value-type="float" office:value="11073" calcext:value-type="float">
            <text:p>11073</text:p>
          </table:table-cell>
          <table:table-cell table:style-name="Default" office:value-type="float" office:value="11214" calcext:value-type="float">
            <text:p>11214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11197" calcext:value-type="float">
            <text:p>11197</text:p>
          </table:table-cell>
          <table:table-cell office:value-type="float" office:value="11205" calcext:value-type="float">
            <text:p>11205</text:p>
          </table:table-cell>
          <table:table-cell office:value-type="float" office:value="11104" calcext:value-type="float">
            <text:p>11104</text:p>
          </table:table-cell>
          <table:table-cell table:style-name="Default" office:value-type="float" office:value="10979" calcext:value-type="float">
            <text:p>10979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11306" calcext:value-type="float">
            <text:p>11306</text:p>
          </table:table-cell>
          <table:table-cell office:value-type="float" office:value="11193" calcext:value-type="float">
            <text:p>11193</text:p>
          </table:table-cell>
          <table:table-cell office:value-type="float" office:value="11012" calcext:value-type="float">
            <text:p>11012</text:p>
          </table:table-cell>
          <table:table-cell table:style-name="Default" office:value-type="float" office:value="11183" calcext:value-type="float">
            <text:p>11183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11159" calcext:value-type="float">
            <text:p>11159</text:p>
          </table:table-cell>
          <table:table-cell office:value-type="float" office:value="11287" calcext:value-type="float">
            <text:p>11287</text:p>
          </table:table-cell>
          <table:table-cell office:value-type="float" office:value="11151" calcext:value-type="float">
            <text:p>11151</text:p>
          </table:table-cell>
          <table:table-cell table:style-name="Default" office:value-type="float" office:value="11269" calcext:value-type="float">
            <text:p>11269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11190" calcext:value-type="float">
            <text:p>11190</text:p>
          </table:table-cell>
          <table:table-cell office:value-type="float" office:value="11143" calcext:value-type="float">
            <text:p>11143</text:p>
          </table:table-cell>
          <table:table-cell office:value-type="float" office:value="11115" calcext:value-type="float">
            <text:p>11115</text:p>
          </table:table-cell>
          <table:table-cell table:style-name="Default" office:value-type="float" office:value="11168" calcext:value-type="float">
            <text:p>11168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11109" calcext:value-type="float">
            <text:p>11109</text:p>
          </table:table-cell>
          <table:table-cell office:value-type="float" office:value="11165" calcext:value-type="float">
            <text:p>11165</text:p>
          </table:table-cell>
          <table:table-cell office:value-type="float" office:value="11155" calcext:value-type="float">
            <text:p>11155</text:p>
          </table:table-cell>
          <table:table-cell table:style-name="Default" office:value-type="float" office:value="11113" calcext:value-type="float">
            <text:p>11113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11156" calcext:value-type="float">
            <text:p>11156</text:p>
          </table:table-cell>
          <table:table-cell office:value-type="float" office:value="11086" calcext:value-type="float">
            <text:p>11086</text:p>
          </table:table-cell>
          <table:table-cell office:value-type="float" office:value="11155" calcext:value-type="float">
            <text:p>11155</text:p>
          </table:table-cell>
          <table:table-cell table:style-name="Default" office:value-type="float" office:value="11053" calcext:value-type="float">
            <text:p>11053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11212" calcext:value-type="float">
            <text:p>11212</text:p>
          </table:table-cell>
          <table:table-cell table:number-columns-repeated="2" office:value-type="float" office:value="11288" calcext:value-type="float">
            <text:p>11288</text:p>
          </table:table-cell>
          <table:table-cell table:style-name="Default" office:value-type="float" office:value="10978" calcext:value-type="float">
            <text:p>10978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030" calcext:value-type="float">
            <text:p>11030</text:p>
          </table:table-cell>
          <table:table-cell office:value-type="float" office:value="11374" calcext:value-type="float">
            <text:p>11374</text:p>
          </table:table-cell>
          <table:table-cell office:value-type="float" office:value="11244" calcext:value-type="float">
            <text:p>11244</text:p>
          </table:table-cell>
          <table:table-cell office:value-type="float" office:value="11088" calcext:value-type="float">
            <text:p>11088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11174" calcext:value-type="float">
            <text:p>11174</text:p>
          </table:table-cell>
          <table:table-cell office:value-type="float" office:value="11331" calcext:value-type="float">
            <text:p>11331</text:p>
          </table:table-cell>
          <table:table-cell office:value-type="float" office:value="11292" calcext:value-type="float">
            <text:p>11292</text:p>
          </table:table-cell>
          <table:table-cell office:value-type="float" office:value="11201" calcext:value-type="float">
            <text:p>11201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11342" calcext:value-type="float">
            <text:p>11342</text:p>
          </table:table-cell>
          <table:table-cell office:value-type="float" office:value="11225" calcext:value-type="float">
            <text:p>11225</text:p>
          </table:table-cell>
          <table:table-cell office:value-type="float" office:value="11243" calcext:value-type="float">
            <text:p>11243</text:p>
          </table:table-cell>
          <table:table-cell office:value-type="float" office:value="11113" calcext:value-type="float">
            <text:p>11113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11259" calcext:value-type="float">
            <text:p>11259</text:p>
          </table:table-cell>
          <table:table-cell office:value-type="float" office:value="11332" calcext:value-type="float">
            <text:p>11332</text:p>
          </table:table-cell>
          <table:table-cell office:value-type="float" office:value="11183" calcext:value-type="float">
            <text:p>11183</text:p>
          </table:table-cell>
          <table:table-cell office:value-type="float" office:value="11134" calcext:value-type="float">
            <text:p>11134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1183" calcext:value-type="float">
            <text:p>11183</text:p>
          </table:table-cell>
          <table:table-cell office:value-type="float" office:value="11259" calcext:value-type="float">
            <text:p>11259</text:p>
          </table:table-cell>
          <table:table-cell office:value-type="float" office:value="11290" calcext:value-type="float">
            <text:p>11290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11260" calcext:value-type="float">
            <text:p>11260</text:p>
          </table:table-cell>
          <table:table-cell office:value-type="float" office:value="11282" calcext:value-type="float">
            <text:p>11282</text:p>
          </table:table-cell>
          <table:table-cell office:value-type="float" office:value="11191" calcext:value-type="float">
            <text:p>11191</text:p>
          </table:table-cell>
          <table:table-cell office:value-type="float" office:value="11277" calcext:value-type="float">
            <text:p>11277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11320" calcext:value-type="float">
            <text:p>11320</text:p>
          </table:table-cell>
          <table:table-cell office:value-type="float" office:value="11271" calcext:value-type="float">
            <text:p>11271</text:p>
          </table:table-cell>
          <table:table-cell office:value-type="float" office:value="11197" calcext:value-type="float">
            <text:p>11197</text:p>
          </table:table-cell>
          <table:table-cell office:value-type="float" office:value="11164" calcext:value-type="float">
            <text:p>11164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11375" calcext:value-type="float">
            <text:p>11375</text:p>
          </table:table-cell>
          <table:table-cell office:value-type="float" office:value="11238" calcext:value-type="float">
            <text:p>11238</text:p>
          </table:table-cell>
          <table:table-cell office:value-type="float" office:value="11255" calcext:value-type="float">
            <text:p>11255</text:p>
          </table:table-cell>
          <table:table-cell office:value-type="float" office:value="11094" calcext:value-type="float">
            <text:p>11094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1352" calcext:value-type="float">
            <text:p>11352</text:p>
          </table:table-cell>
          <table:table-cell office:value-type="float" office:value="11354" calcext:value-type="float">
            <text:p>11354</text:p>
          </table:table-cell>
          <table:table-cell office:value-type="float" office:value="11153" calcext:value-type="float">
            <text:p>11153</text:p>
          </table:table-cell>
          <table:table-cell office:value-type="float" office:value="11150" calcext:value-type="float">
            <text:p>1115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11170" calcext:value-type="float">
            <text:p>11170</text:p>
          </table:table-cell>
          <table:table-cell office:value-type="float" office:value="11178" calcext:value-type="float">
            <text:p>11178</text:p>
          </table:table-cell>
          <table:table-cell office:value-type="float" office:value="11345" calcext:value-type="float">
            <text:p>11345</text:p>
          </table:table-cell>
          <table:table-cell office:value-type="float" office:value="11256" calcext:value-type="float">
            <text:p>11256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1321" calcext:value-type="float">
            <text:p>11321</text:p>
          </table:table-cell>
          <table:table-cell office:value-type="float" office:value="11222" calcext:value-type="float">
            <text:p>11222</text:p>
          </table:table-cell>
          <table:table-cell office:value-type="float" office:value="11113" calcext:value-type="float">
            <text:p>11113</text:p>
          </table:table-cell>
          <table:table-cell office:value-type="float" office:value="11145" calcext:value-type="float">
            <text:p>11145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11298" calcext:value-type="float">
            <text:p>11298</text:p>
          </table:table-cell>
          <table:table-cell office:value-type="float" office:value="11223" calcext:value-type="float">
            <text:p>11223</text:p>
          </table:table-cell>
          <table:table-cell office:value-type="float" office:value="11102" calcext:value-type="float">
            <text:p>11102</text:p>
          </table:table-cell>
          <table:table-cell office:value-type="float" office:value="11127" calcext:value-type="float">
            <text:p>11127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1202" calcext:value-type="float">
            <text:p>11202</text:p>
          </table:table-cell>
          <table:table-cell office:value-type="float" office:value="11263" calcext:value-type="float">
            <text:p>11263</text:p>
          </table:table-cell>
          <table:table-cell office:value-type="float" office:value="11136" calcext:value-type="float">
            <text:p>11136</text:p>
          </table:table-cell>
          <table:table-cell office:value-type="float" office:value="11274" calcext:value-type="float">
            <text:p>11274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11154" calcext:value-type="float">
            <text:p>11154</text:p>
          </table:table-cell>
          <table:table-cell office:value-type="float" office:value="11155" calcext:value-type="float">
            <text:p>11155</text:p>
          </table:table-cell>
          <table:table-cell office:value-type="float" office:value="11205" calcext:value-type="float">
            <text:p>11205</text:p>
          </table:table-cell>
          <table:table-cell office:value-type="float" office:value="11005" calcext:value-type="float">
            <text:p>11005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1235" calcext:value-type="float">
            <text:p>11235</text:p>
          </table:table-cell>
          <table:table-cell office:value-type="float" office:value="11290" calcext:value-type="float">
            <text:p>11290</text:p>
          </table:table-cell>
          <table:table-cell office:value-type="float" office:value="11369" calcext:value-type="float">
            <text:p>11369</text:p>
          </table:table-cell>
          <table:table-cell office:value-type="float" office:value="11321" calcext:value-type="float">
            <text:p>11321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11296" calcext:value-type="float">
            <text:p>11296</text:p>
          </table:table-cell>
          <table:table-cell office:value-type="float" office:value="11246" calcext:value-type="float">
            <text:p>11246</text:p>
          </table:table-cell>
          <table:table-cell office:value-type="float" office:value="11308" calcext:value-type="float">
            <text:p>11308</text:p>
          </table:table-cell>
          <table:table-cell office:value-type="float" office:value="11121" calcext:value-type="float">
            <text:p>11121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1161" calcext:value-type="float">
            <text:p>11161</text:p>
          </table:table-cell>
          <table:table-cell office:value-type="float" office:value="11159" calcext:value-type="float">
            <text:p>11159</text:p>
          </table:table-cell>
          <table:table-cell office:value-type="float" office:value="11253" calcext:value-type="float">
            <text:p>11253</text:p>
          </table:table-cell>
          <table:table-cell office:value-type="float" office:value="11251" calcext:value-type="float">
            <text:p>11251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11178" calcext:value-type="float">
            <text:p>11178</text:p>
          </table:table-cell>
          <table:table-cell office:value-type="float" office:value="11223" calcext:value-type="float">
            <text:p>11223</text:p>
          </table:table-cell>
          <table:table-cell office:value-type="float" office:value="11167" calcext:value-type="float">
            <text:p>11167</text:p>
          </table:table-cell>
          <table:table-cell office:value-type="float" office:value="11257" calcext:value-type="float">
            <text:p>11257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11180" calcext:value-type="float">
            <text:p>11180</text:p>
          </table:table-cell>
          <table:table-cell office:value-type="float" office:value="11267" calcext:value-type="float">
            <text:p>11267</text:p>
          </table:table-cell>
          <table:table-cell office:value-type="float" office:value="11254" calcext:value-type="float">
            <text:p>11254</text:p>
          </table:table-cell>
          <table:table-cell office:value-type="float" office:value="11238" calcext:value-type="float">
            <text:p>11238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11303" calcext:value-type="float">
            <text:p>11303</text:p>
          </table:table-cell>
          <table:table-cell office:value-type="float" office:value="11156" calcext:value-type="float">
            <text:p>11156</text:p>
          </table:table-cell>
          <table:table-cell office:value-type="float" office:value="11208" calcext:value-type="float">
            <text:p>11208</text:p>
          </table:table-cell>
          <table:table-cell office:value-type="float" office:value="11244" calcext:value-type="float">
            <text:p>11244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TDI AVG</text:p>
          </table:table-cell>
          <table:table-cell table:style-name="ce2" office:value-type="string" calcext:value-type="string">
            <text:p>AE PULL TDI</text:p>
          </table:table-cell>
          <table:table-cell table:style-name="ce2" office:value-type="string" calcext:value-type="string">
            <text:p>AE PUSH TDI</text:p>
          </table:table-cell>
          <table:table-cell table:style-name="ce2" office:value-type="string" calcext:value-type="string">
            <text:p>AE 1-PULL TDI</text:p>
          </table:table-cell>
          <table:table-cell table:style-name="ce2" office:value-type="string" calcext:value-type="string">
            <text:p>AE 1-PUSH TDI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10823.5" calcext:value-type="float">
            <text:p>10823.5</text:p>
          </table:table-cell>
          <table:table-cell table:formula="of:=AVERAGE([.D2:.D21])" office:value-type="float" office:value="10683.35" calcext:value-type="float">
            <text:p>10683.35</text:p>
          </table:table-cell>
          <table:table-cell table:formula="of:=AVERAGE([.E2:.E21])" office:value-type="float" office:value="10578.7" calcext:value-type="float">
            <text:p>10578.7</text:p>
          </table:table-cell>
          <table:table-cell table:formula="of:=AVERAGE([.F2:.F21])" office:value-type="float" office:value="10436.2" calcext:value-type="float">
            <text:p>10436.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11034.85" calcext:value-type="float">
            <text:p>11034.85</text:p>
          </table:table-cell>
          <table:table-cell table:formula="of:=AVERAGE([.D22:.D41])" office:value-type="float" office:value="10997.4" calcext:value-type="float">
            <text:p>10997.4</text:p>
          </table:table-cell>
          <table:table-cell table:formula="of:=AVERAGE([.E22:.E41])" office:value-type="float" office:value="10925.45" calcext:value-type="float">
            <text:p>10925.45</text:p>
          </table:table-cell>
          <table:table-cell table:formula="of:=AVERAGE([.F22:.F41])" office:value-type="float" office:value="10878.6" calcext:value-type="float">
            <text:p>10878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11217.4" calcext:value-type="float">
            <text:p>11217.4</text:p>
          </table:table-cell>
          <table:table-cell table:formula="of:=AVERAGE([.D42:.D61])" office:value-type="float" office:value="11188.2" calcext:value-type="float">
            <text:p>11188.2</text:p>
          </table:table-cell>
          <table:table-cell table:formula="of:=AVERAGE([.E42:.E61])" office:value-type="float" office:value="11167.6" calcext:value-type="float">
            <text:p>11167.6</text:p>
          </table:table-cell>
          <table:table-cell table:formula="of:=AVERAGE([.F42:.F61])" office:value-type="float" office:value="11098.5" calcext:value-type="float">
            <text:p>11098.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11247.15" calcext:value-type="float">
            <text:p>11247.15</text:p>
          </table:table-cell>
          <table:table-cell table:formula="of:=AVERAGE([.D62:.D81])" office:value-type="float" office:value="11248.6" calcext:value-type="float">
            <text:p>11248.6</text:p>
          </table:table-cell>
          <table:table-cell table:formula="of:=AVERAGE([.E62:.E81])" office:value-type="float" office:value="11223.85" calcext:value-type="float">
            <text:p>11223.85</text:p>
          </table:table-cell>
          <table:table-cell table:formula="of:=AVERAGE([.F62:.F81])" office:value-type="float" office:value="11187.5" calcext:value-type="float">
            <text:p>11187.5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TTD_68Transporter" table:style-name="ta1">
        <table:shapes>
          <draw:frame draw:z-index="0" draw:style-name="gr1" draw:text-style-name="P1" svg:width="23.913cm" svg:height="13.472cm" svg:x="0cm" svg:y="41.114cm">
            <draw:object draw:notify-on-update-of-ranges="MTTD_68Transporter.B87:MTTD_68Transporter.B90 MTTD_68Transporter.C86:MTTD_68Transporter.C86 MTTD_68Transporter.C87:MTTD_68Transporter.C90 MTTD_68Transporter.B87:MTTD_68Transporter.B90 MTTD_68Transporter.D86:MTTD_68Transporter.D86 MTTD_68Transporter.D87:MTTD_68Transporter.D90 MTTD_68Transporter.B87:MTTD_68Transporter.B90 MTTD_68Transporter.E86:MTTD_68Transporter.E86 MTTD_68Transporter.E87:MTTD_68Transporter.E90 MTTD_68Transporter.B87:MTTD_68Transporter.B90 MTTD_68Transporter.F86:MTTD_68Transporter.F86 MTTD_68Transporter.F87:MTTD_68Transporter.F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5" table:number-columns-repeated="4" table:default-cell-style-name="ce3"/>
        <table:table-column table:style-name="co4" table:number-columns-repeated="1012" table:default-cell-style-name="ce3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.69060267448251" calcext:value-type="float">
            <text:p>9.69060267448251</text:p>
          </table:table-cell>
          <table:table-cell office:value-type="float" office:value="10.2412683388547" calcext:value-type="float">
            <text:p>10.2412683388547</text:p>
          </table:table-cell>
          <table:table-cell office:value-type="float" office:value="10.5466201565004" calcext:value-type="float">
            <text:p>10.5466201565004</text:p>
          </table:table-cell>
          <table:table-cell office:value-type="float" office:value="11.0061491160646" calcext:value-type="float">
            <text:p>11.006149116064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.61892417368762" calcext:value-type="float">
            <text:p>9.61892417368762</text:p>
          </table:table-cell>
          <table:table-cell office:value-type="float" office:value="10.0977011494253" calcext:value-type="float">
            <text:p>10.0977011494253</text:p>
          </table:table-cell>
          <table:table-cell office:value-type="float" office:value="10.5627680869317" calcext:value-type="float">
            <text:p>10.5627680869317</text:p>
          </table:table-cell>
          <table:table-cell office:value-type="float" office:value="11.1471061854694" calcext:value-type="float">
            <text:p>11.147106185469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.74732571007008" calcext:value-type="float">
            <text:p>9.74732571007008</text:p>
          </table:table-cell>
          <table:table-cell office:value-type="float" office:value="10.3452470765749" calcext:value-type="float">
            <text:p>10.3452470765749</text:p>
          </table:table-cell>
          <table:table-cell office:value-type="float" office:value="10.5371145793681" calcext:value-type="float">
            <text:p>10.5371145793681</text:p>
          </table:table-cell>
          <table:table-cell office:value-type="float" office:value="11.0539495310838" calcext:value-type="float">
            <text:p>11.053949531083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.73049448000742" calcext:value-type="float">
            <text:p>9.73049448000742</text:p>
          </table:table-cell>
          <table:table-cell office:value-type="float" office:value="10.0042427596384" calcext:value-type="float">
            <text:p>10.0042427596384</text:p>
          </table:table-cell>
          <table:table-cell office:value-type="float" office:value="10.331566994701" calcext:value-type="float">
            <text:p>10.331566994701</text:p>
          </table:table-cell>
          <table:table-cell office:value-type="float" office:value="11.2024925128007" calcext:value-type="float">
            <text:p>11.202492512800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9.61466216832315" calcext:value-type="float">
            <text:p>9.61466216832315</text:p>
          </table:table-cell>
          <table:table-cell office:value-type="float" office:value="10.2531235097759" calcext:value-type="float">
            <text:p>10.2531235097759</text:p>
          </table:table-cell>
          <table:table-cell office:value-type="float" office:value="10.4781702812766" calcext:value-type="float">
            <text:p>10.4781702812766</text:p>
          </table:table-cell>
          <table:table-cell office:value-type="float" office:value="10.9674334942725" calcext:value-type="float">
            <text:p>10.967433494272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.68177613320999" calcext:value-type="float">
            <text:p>9.68177613320999</text:p>
          </table:table-cell>
          <table:table-cell office:value-type="float" office:value="10.0514112903226" calcext:value-type="float">
            <text:p>10.0514112903226</text:p>
          </table:table-cell>
          <table:table-cell office:value-type="float" office:value="10.4847540828849" calcext:value-type="float">
            <text:p>10.4847540828849</text:p>
          </table:table-cell>
          <table:table-cell office:value-type="float" office:value="10.9429002167154" calcext:value-type="float">
            <text:p>10.9429002167154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9.5835749696006" calcext:value-type="float">
            <text:p>9.5835749696006</text:p>
          </table:table-cell>
          <table:table-cell office:value-type="float" office:value="10.1962415856395" calcext:value-type="float">
            <text:p>10.1962415856395</text:p>
          </table:table-cell>
          <table:table-cell office:value-type="float" office:value="10.5246101822281" calcext:value-type="float">
            <text:p>10.5246101822281</text:p>
          </table:table-cell>
          <table:table-cell office:value-type="float" office:value="10.9609862081995" calcext:value-type="float">
            <text:p>10.960986208199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.63121217678342" calcext:value-type="float">
            <text:p>9.63121217678342</text:p>
          </table:table-cell>
          <table:table-cell office:value-type="float" office:value="9.91525740446604" calcext:value-type="float">
            <text:p>9.91525740446604</text:p>
          </table:table-cell>
          <table:table-cell office:value-type="float" office:value="10.4010318949343" calcext:value-type="float">
            <text:p>10.4010318949343</text:p>
          </table:table-cell>
          <table:table-cell office:value-type="float" office:value="11.1355486259988" calcext:value-type="float">
            <text:p>11.1355486259988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9.71215490087085" calcext:value-type="float">
            <text:p>9.71215490087085</text:p>
          </table:table-cell>
          <table:table-cell office:value-type="float" office:value="10.0839292435077" calcext:value-type="float">
            <text:p>10.0839292435077</text:p>
          </table:table-cell>
          <table:table-cell office:value-type="float" office:value="10.3975261655566" calcext:value-type="float">
            <text:p>10.3975261655566</text:p>
          </table:table-cell>
          <table:table-cell office:value-type="float" office:value="11.1487587644495" calcext:value-type="float">
            <text:p>11.1487587644495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9.55208333333333" calcext:value-type="float">
            <text:p>9.55208333333333</text:p>
          </table:table-cell>
          <table:table-cell office:value-type="float" office:value="10.0949491177294" calcext:value-type="float">
            <text:p>10.0949491177294</text:p>
          </table:table-cell>
          <table:table-cell office:value-type="float" office:value="10.3734498308906" calcext:value-type="float">
            <text:p>10.3734498308906</text:p>
          </table:table-cell>
          <table:table-cell office:value-type="float" office:value="11.2191859354099" calcext:value-type="float">
            <text:p>11.2191859354099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.65815524100287" calcext:value-type="float">
            <text:p>9.65815524100287</text:p>
          </table:table-cell>
          <table:table-cell office:value-type="float" office:value="10.0924024640657" calcext:value-type="float">
            <text:p>10.0924024640657</text:p>
          </table:table-cell>
          <table:table-cell office:value-type="float" office:value="10.2615427927928" calcext:value-type="float">
            <text:p>10.2615427927928</text:p>
          </table:table-cell>
          <table:table-cell office:value-type="float" office:value="11.0795201702622" calcext:value-type="float">
            <text:p>11.0795201702622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.65569411333211" calcext:value-type="float">
            <text:p>9.65569411333211</text:p>
          </table:table-cell>
          <table:table-cell office:value-type="float" office:value="9.90227651304831" calcext:value-type="float">
            <text:p>9.90227651304831</text:p>
          </table:table-cell>
          <table:table-cell office:value-type="float" office:value="10.5880174705659" calcext:value-type="float">
            <text:p>10.5880174705659</text:p>
          </table:table-cell>
          <table:table-cell office:value-type="float" office:value="10.7745913392601" calcext:value-type="float">
            <text:p>10.774591339260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.58851499634236" calcext:value-type="float">
            <text:p>9.58851499634236</text:p>
          </table:table-cell>
          <table:table-cell office:value-type="float" office:value="10.1237609742283" calcext:value-type="float">
            <text:p>10.1237609742283</text:p>
          </table:table-cell>
          <table:table-cell office:value-type="float" office:value="10.3886136299897" calcext:value-type="float">
            <text:p>10.3886136299897</text:p>
          </table:table-cell>
          <table:table-cell office:value-type="float" office:value="11.3935003915427" calcext:value-type="float">
            <text:p>11.3935003915427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.5816788253763" calcext:value-type="float">
            <text:p>9.5816788253763</text:p>
          </table:table-cell>
          <table:table-cell office:value-type="float" office:value="10.0932835820896" calcext:value-type="float">
            <text:p>10.0932835820896</text:p>
          </table:table-cell>
          <table:table-cell office:value-type="float" office:value="10.2574312955693" calcext:value-type="float">
            <text:p>10.2574312955693</text:p>
          </table:table-cell>
          <table:table-cell office:value-type="float" office:value="11.0576462702289" calcext:value-type="float">
            <text:p>11.0576462702289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9.56389526871842" calcext:value-type="float">
            <text:p>9.56389526871842</text:p>
          </table:table-cell>
          <table:table-cell office:value-type="float" office:value="9.89669731656971" calcext:value-type="float">
            <text:p>9.89669731656971</text:p>
          </table:table-cell>
          <table:table-cell office:value-type="float" office:value="10.444590780809" calcext:value-type="float">
            <text:p>10.444590780809</text:p>
          </table:table-cell>
          <table:table-cell office:value-type="float" office:value="11.2113057787242" calcext:value-type="float">
            <text:p>11.2113057787242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.74032682193839" calcext:value-type="float">
            <text:p>9.74032682193839</text:p>
          </table:table-cell>
          <table:table-cell office:value-type="float" office:value="10.0773449846612" calcext:value-type="float">
            <text:p>10.0773449846612</text:p>
          </table:table-cell>
          <table:table-cell office:value-type="float" office:value="10.6972772981691" calcext:value-type="float">
            <text:p>10.6972772981691</text:p>
          </table:table-cell>
          <table:table-cell office:value-type="float" office:value="11.3343903142116" calcext:value-type="float">
            <text:p>11.3343903142116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9.63138082996695" calcext:value-type="float">
            <text:p>9.63138082996695</text:p>
          </table:table-cell>
          <table:table-cell office:value-type="float" office:value="9.9742497221193" calcext:value-type="float">
            <text:p>9.9742497221193</text:p>
          </table:table-cell>
          <table:table-cell office:value-type="float" office:value="10.4884578997162" calcext:value-type="float">
            <text:p>10.4884578997162</text:p>
          </table:table-cell>
          <table:table-cell office:value-type="float" office:value="11.1061692969871" calcext:value-type="float">
            <text:p>11.106169296987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.89407808705399" calcext:value-type="float">
            <text:p>9.89407808705399</text:p>
          </table:table-cell>
          <table:table-cell office:value-type="float" office:value="10.1591124597004" calcext:value-type="float">
            <text:p>10.1591124597004</text:p>
          </table:table-cell>
          <table:table-cell office:value-type="float" office:value="10.6295448038935" calcext:value-type="float">
            <text:p>10.6295448038935</text:p>
          </table:table-cell>
          <table:table-cell office:value-type="float" office:value="11.0996278270827" calcext:value-type="float">
            <text:p>11.0996278270827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9.67943829628941" calcext:value-type="float">
            <text:p>9.67943829628941</text:p>
          </table:table-cell>
          <table:table-cell office:value-type="float" office:value="10.0700065426675" calcext:value-type="float">
            <text:p>10.0700065426675</text:p>
          </table:table-cell>
          <table:table-cell office:value-type="float" office:value="10.2821151451288" calcext:value-type="float">
            <text:p>10.2821151451288</text:p>
          </table:table-cell>
          <table:table-cell office:value-type="float" office:value="11.0724609935867" calcext:value-type="float">
            <text:p>11.072460993586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9.6725378089266" calcext:value-type="float">
            <text:p>9.6725378089266</text:p>
          </table:table-cell>
          <table:table-cell office:value-type="float" office:value="10.1919382181202" calcext:value-type="float">
            <text:p>10.1919382181202</text:p>
          </table:table-cell>
          <table:table-cell office:value-type="float" office:value="10.3146216575005" calcext:value-type="float">
            <text:p>10.3146216575005</text:p>
          </table:table-cell>
          <table:table-cell office:value-type="float" office:value="11.2214456677836" calcext:value-type="float">
            <text:p>11.22144566778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.84618185127878" calcext:value-type="float">
            <text:p>8.84618185127878</text:p>
          </table:table-cell>
          <table:table-cell office:value-type="float" office:value="9.13221283480137" calcext:value-type="float">
            <text:p>9.13221283480137</text:p>
          </table:table-cell>
          <table:table-cell office:value-type="float" office:value="9.3960033000275" calcext:value-type="float">
            <text:p>9.3960033000275</text:p>
          </table:table-cell>
          <table:table-cell office:value-type="float" office:value="9.60020003637025" calcext:value-type="float">
            <text:p>9.600200036370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8.97352888570918" calcext:value-type="float">
            <text:p>8.97352888570918</text:p>
          </table:table-cell>
          <table:table-cell office:value-type="float" office:value="9.35486252076029" calcext:value-type="float">
            <text:p>9.35486252076029</text:p>
          </table:table-cell>
          <table:table-cell office:value-type="float" office:value="9.28437413777246" calcext:value-type="float">
            <text:p>9.28437413777246</text:p>
          </table:table-cell>
          <table:table-cell office:value-type="float" office:value="9.53596499225089" calcext:value-type="float">
            <text:p>9.5359649922508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9.06313405797101" calcext:value-type="float">
            <text:p>9.06313405797101</text:p>
          </table:table-cell>
          <table:table-cell office:value-type="float" office:value="9.11227720980729" calcext:value-type="float">
            <text:p>9.11227720980729</text:p>
          </table:table-cell>
          <table:table-cell office:value-type="float" office:value="9.25479527849502" calcext:value-type="float">
            <text:p>9.25479527849502</text:p>
          </table:table-cell>
          <table:table-cell office:value-type="float" office:value="9.58716707021792" calcext:value-type="float">
            <text:p>9.58716707021792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.95039736914223" calcext:value-type="float">
            <text:p>8.95039736914223</text:p>
          </table:table-cell>
          <table:table-cell office:value-type="float" office:value="9.10601902671058" calcext:value-type="float">
            <text:p>9.10601902671058</text:p>
          </table:table-cell>
          <table:table-cell office:value-type="float" office:value="9.39005595816898" calcext:value-type="float">
            <text:p>9.39005595816898</text:p>
          </table:table-cell>
          <table:table-cell office:value-type="float" office:value="9.50648638772154" calcext:value-type="float">
            <text:p>9.5064863877215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.88863820954787" calcext:value-type="float">
            <text:p>8.88863820954787</text:p>
          </table:table-cell>
          <table:table-cell office:value-type="float" office:value="9.08554173427078" calcext:value-type="float">
            <text:p>9.08554173427078</text:p>
          </table:table-cell>
          <table:table-cell office:value-type="float" office:value="9.23918181818182" calcext:value-type="float">
            <text:p>9.23918181818182</text:p>
          </table:table-cell>
          <table:table-cell office:value-type="float" office:value="9.67763883780802" calcext:value-type="float">
            <text:p>9.67763883780802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.96691854036122" calcext:value-type="float">
            <text:p>8.96691854036122</text:p>
          </table:table-cell>
          <table:table-cell office:value-type="float" office:value="9.19772623919964" calcext:value-type="float">
            <text:p>9.19772623919964</text:p>
          </table:table-cell>
          <table:table-cell office:value-type="float" office:value="9.28950498673255" calcext:value-type="float">
            <text:p>9.28950498673255</text:p>
          </table:table-cell>
          <table:table-cell office:value-type="float" office:value="9.50768251659242" calcext:value-type="float">
            <text:p>9.5076825165924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9.0036222041112" calcext:value-type="float">
            <text:p>9.0036222041112</text:p>
          </table:table-cell>
          <table:table-cell office:value-type="float" office:value="9.24144503948443" calcext:value-type="float">
            <text:p>9.24144503948443</text:p>
          </table:table-cell>
          <table:table-cell office:value-type="float" office:value="9.18605494605132" calcext:value-type="float">
            <text:p>9.18605494605132</text:p>
          </table:table-cell>
          <table:table-cell office:value-type="float" office:value="9.71820357077121" calcext:value-type="float">
            <text:p>9.7182035707712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9.02193182856621" calcext:value-type="float">
            <text:p>9.02193182856621</text:p>
          </table:table-cell>
          <table:table-cell office:value-type="float" office:value="9.04493160612374" calcext:value-type="float">
            <text:p>9.04493160612374</text:p>
          </table:table-cell>
          <table:table-cell office:value-type="float" office:value="9.1942893749428" calcext:value-type="float">
            <text:p>9.1942893749428</text:p>
          </table:table-cell>
          <table:table-cell office:value-type="float" office:value="9.39346069066863" calcext:value-type="float">
            <text:p>9.39346069066863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.99031042526467" calcext:value-type="float">
            <text:p>8.99031042526467</text:p>
          </table:table-cell>
          <table:table-cell office:value-type="float" office:value="9.29528951778067" calcext:value-type="float">
            <text:p>9.29528951778067</text:p>
          </table:table-cell>
          <table:table-cell office:value-type="float" office:value="9.38547383827296" calcext:value-type="float">
            <text:p>9.38547383827296</text:p>
          </table:table-cell>
          <table:table-cell office:value-type="float" office:value="9.50829350576328" calcext:value-type="float">
            <text:p>9.50829350576328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9.08707148067104" calcext:value-type="float">
            <text:p>9.08707148067104</text:p>
          </table:table-cell>
          <table:table-cell office:value-type="float" office:value="9.19222303741746" calcext:value-type="float">
            <text:p>9.19222303741746</text:p>
          </table:table-cell>
          <table:table-cell office:value-type="float" office:value="9.3008435723455" calcext:value-type="float">
            <text:p>9.3008435723455</text:p>
          </table:table-cell>
          <table:table-cell office:value-type="float" office:value="9.40338387573964" calcext:value-type="float">
            <text:p>9.40338387573964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9545949872866" calcext:value-type="float">
            <text:p>8.9545949872866</text:p>
          </table:table-cell>
          <table:table-cell office:value-type="float" office:value="9.11274777232224" calcext:value-type="float">
            <text:p>9.11274777232224</text:p>
          </table:table-cell>
          <table:table-cell office:value-type="float" office:value="9.28717053907613" calcext:value-type="float">
            <text:p>9.28717053907613</text:p>
          </table:table-cell>
          <table:table-cell office:value-type="float" office:value="9.51041571909397" calcext:value-type="float">
            <text:p>9.51041571909397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.89455812706639" calcext:value-type="float">
            <text:p>8.89455812706639</text:p>
          </table:table-cell>
          <table:table-cell office:value-type="float" office:value="9.12559819413093" calcext:value-type="float">
            <text:p>9.12559819413093</text:p>
          </table:table-cell>
          <table:table-cell office:value-type="float" office:value="9.3955531155641" calcext:value-type="float">
            <text:p>9.3955531155641</text:p>
          </table:table-cell>
          <table:table-cell office:value-type="float" office:value="9.46184042358956" calcext:value-type="float">
            <text:p>9.46184042358956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8.94659132336857" calcext:value-type="float">
            <text:p>8.94659132336857</text:p>
          </table:table-cell>
          <table:table-cell office:value-type="float" office:value="9.09720568025653" calcext:value-type="float">
            <text:p>9.09720568025653</text:p>
          </table:table-cell>
          <table:table-cell office:value-type="float" office:value="9.25027462467961" calcext:value-type="float">
            <text:p>9.25027462467961</text:p>
          </table:table-cell>
          <table:table-cell office:value-type="float" office:value="9.76651333946642" calcext:value-type="float">
            <text:p>9.76651333946642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8.93016074834257" calcext:value-type="float">
            <text:p>8.93016074834257</text:p>
          </table:table-cell>
          <table:table-cell office:value-type="float" office:value="9.09540250772306" calcext:value-type="float">
            <text:p>9.09540250772306</text:p>
          </table:table-cell>
          <table:table-cell office:value-type="float" office:value="9.15358549317703" calcext:value-type="float">
            <text:p>9.15358549317703</text:p>
          </table:table-cell>
          <table:table-cell office:value-type="float" office:value="9.66102008701287" calcext:value-type="float">
            <text:p>9.6610200870128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.77747747747748" calcext:value-type="float">
            <text:p>8.77747747747748</text:p>
          </table:table-cell>
          <table:table-cell office:value-type="float" office:value="9.17092754960775" calcext:value-type="float">
            <text:p>9.17092754960775</text:p>
          </table:table-cell>
          <table:table-cell office:value-type="float" office:value="9.27272727272727" calcext:value-type="float">
            <text:p>9.27272727272727</text:p>
          </table:table-cell>
          <table:table-cell office:value-type="float" office:value="9.67867139391678" calcext:value-type="float">
            <text:p>9.6786713939167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.98100922409116" calcext:value-type="float">
            <text:p>8.98100922409116</text:p>
          </table:table-cell>
          <table:table-cell office:value-type="float" office:value="8.96619489768322" calcext:value-type="float">
            <text:p>8.96619489768322</text:p>
          </table:table-cell>
          <table:table-cell office:value-type="float" office:value="9.26006419073819" calcext:value-type="float">
            <text:p>9.26006419073819</text:p>
          </table:table-cell>
          <table:table-cell office:value-type="float" office:value="9.46432812642733" calcext:value-type="float">
            <text:p>9.46432812642733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.89415496148618" calcext:value-type="float">
            <text:p>8.89415496148618</text:p>
          </table:table-cell>
          <table:table-cell office:value-type="float" office:value="9.14406625409538" calcext:value-type="float">
            <text:p>9.14406625409538</text:p>
          </table:table-cell>
          <table:table-cell office:value-type="float" office:value="9.28718462519355" calcext:value-type="float">
            <text:p>9.28718462519355</text:p>
          </table:table-cell>
          <table:table-cell office:value-type="float" office:value="9.73645613713448" calcext:value-type="float">
            <text:p>9.73645613713448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.95672125247436" calcext:value-type="float">
            <text:p>8.95672125247436</text:p>
          </table:table-cell>
          <table:table-cell office:value-type="float" office:value="8.99036383285303" calcext:value-type="float">
            <text:p>8.99036383285303</text:p>
          </table:table-cell>
          <table:table-cell office:value-type="float" office:value="9.26222550286031" calcext:value-type="float">
            <text:p>9.26222550286031</text:p>
          </table:table-cell>
          <table:table-cell office:value-type="float" office:value="9.61941391941392" calcext:value-type="float">
            <text:p>9.61941391941392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8.89914066033469" calcext:value-type="float">
            <text:p>8.89914066033469</text:p>
          </table:table-cell>
          <table:table-cell office:value-type="float" office:value="9.00679663745305" calcext:value-type="float">
            <text:p>9.00679663745305</text:p>
          </table:table-cell>
          <table:table-cell office:value-type="float" office:value="9.25519070703375" calcext:value-type="float">
            <text:p>9.25519070703375</text:p>
          </table:table-cell>
          <table:table-cell office:value-type="float" office:value="9.71964434565157" calcext:value-type="float">
            <text:p>9.7196443456515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.94698905109489" calcext:value-type="float">
            <text:p>8.94698905109489</text:p>
          </table:table-cell>
          <table:table-cell office:value-type="float" office:value="9.08472575372321" calcext:value-type="float">
            <text:p>9.08472575372321</text:p>
          </table:table-cell>
          <table:table-cell office:value-type="float" office:value="9.35942477473378" calcext:value-type="float">
            <text:p>9.35942477473378</text:p>
          </table:table-cell>
          <table:table-cell office:value-type="float" office:value="9.65237745548008" calcext:value-type="float">
            <text:p>9.65237745548008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8.48468517021468" calcext:value-type="float">
            <text:p>8.48468517021468</text:p>
          </table:table-cell>
          <table:table-cell office:value-type="float" office:value="8.61782980639352" calcext:value-type="float">
            <text:p>8.61782980639352</text:p>
          </table:table-cell>
          <table:table-cell office:value-type="float" office:value="8.66720300348619" calcext:value-type="float">
            <text:p>8.66720300348619</text:p>
          </table:table-cell>
          <table:table-cell office:value-type="float" office:value="8.77591463414634" calcext:value-type="float">
            <text:p>8.77591463414634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8.50800284545616" calcext:value-type="float">
            <text:p>8.50800284545616</text:p>
          </table:table-cell>
          <table:table-cell office:value-type="float" office:value="8.65283803326103" calcext:value-type="float">
            <text:p>8.65283803326103</text:p>
          </table:table-cell>
          <table:table-cell office:value-type="float" office:value="8.70872315780095" calcext:value-type="float">
            <text:p>8.70872315780095</text:p>
          </table:table-cell>
          <table:table-cell office:value-type="float" office:value="8.79481132075472" calcext:value-type="float">
            <text:p>8.7948113207547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8.51651785714286" calcext:value-type="float">
            <text:p>8.51651785714286</text:p>
          </table:table-cell>
          <table:table-cell office:value-type="float" office:value="8.5558319268011" calcext:value-type="float">
            <text:p>8.5558319268011</text:p>
          </table:table-cell>
          <table:table-cell office:value-type="float" office:value="8.65122299589359" calcext:value-type="float">
            <text:p>8.65122299589359</text:p>
          </table:table-cell>
          <table:table-cell office:value-type="float" office:value="8.75331469288356" calcext:value-type="float">
            <text:p>8.7533146928835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8.51609738696156" calcext:value-type="float">
            <text:p>8.51609738696156</text:p>
          </table:table-cell>
          <table:table-cell office:value-type="float" office:value="8.57524184879971" calcext:value-type="float">
            <text:p>8.57524184879971</text:p>
          </table:table-cell>
          <table:table-cell office:value-type="float" office:value="8.6665475020109" calcext:value-type="float">
            <text:p>8.6665475020109</text:p>
          </table:table-cell>
          <table:table-cell office:value-type="float" office:value="8.68933441705048" calcext:value-type="float">
            <text:p>8.6893344170504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8.458411507192" calcext:value-type="float">
            <text:p>8.458411507192</text:p>
          </table:table-cell>
          <table:table-cell office:value-type="float" office:value="8.56997500892538" calcext:value-type="float">
            <text:p>8.56997500892538</text:p>
          </table:table-cell>
          <table:table-cell office:value-type="float" office:value="8.63098716246127" calcext:value-type="float">
            <text:p>8.63098716246127</text:p>
          </table:table-cell>
          <table:table-cell office:value-type="float" office:value="8.769" calcext:value-type="float">
            <text:p>8.769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8.47503997157577" calcext:value-type="float">
            <text:p>8.47503997157577</text:p>
          </table:table-cell>
          <table:table-cell office:value-type="float" office:value="8.66672618516204" calcext:value-type="float">
            <text:p>8.66672618516204</text:p>
          </table:table-cell>
          <table:table-cell office:value-type="float" office:value="8.60822993840936" calcext:value-type="float">
            <text:p>8.60822993840936</text:p>
          </table:table-cell>
          <table:table-cell office:value-type="float" office:value="8.79834651329978" calcext:value-type="float">
            <text:p>8.7983465132997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8.47185297528772" calcext:value-type="float">
            <text:p>8.47185297528772</text:p>
          </table:table-cell>
          <table:table-cell office:value-type="float" office:value="8.53539390709654" calcext:value-type="float">
            <text:p>8.53539390709654</text:p>
          </table:table-cell>
          <table:table-cell office:value-type="float" office:value="8.62134891131174" calcext:value-type="float">
            <text:p>8.62134891131174</text:p>
          </table:table-cell>
          <table:table-cell office:value-type="float" office:value="8.7609576095761" calcext:value-type="float">
            <text:p>8.760957609576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8.55609497749139" calcext:value-type="float">
            <text:p>8.55609497749139</text:p>
          </table:table-cell>
          <table:table-cell office:value-type="float" office:value="8.6338621493233" calcext:value-type="float">
            <text:p>8.6338621493233</text:p>
          </table:table-cell>
          <table:table-cell office:value-type="float" office:value="8.60264427371806" calcext:value-type="float">
            <text:p>8.60264427371806</text:p>
          </table:table-cell>
          <table:table-cell office:value-type="float" office:value="8.72423841059603" calcext:value-type="float">
            <text:p>8.72423841059603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8.58365479501211" calcext:value-type="float">
            <text:p>8.58365479501211</text:p>
          </table:table-cell>
          <table:table-cell office:value-type="float" office:value="8.63027162258756" calcext:value-type="float">
            <text:p>8.63027162258756</text:p>
          </table:table-cell>
          <table:table-cell office:value-type="float" office:value="8.62080416442291" calcext:value-type="float">
            <text:p>8.62080416442291</text:p>
          </table:table-cell>
          <table:table-cell office:value-type="float" office:value="8.77464405550014" calcext:value-type="float">
            <text:p>8.77464405550014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8.48624823695346" calcext:value-type="float">
            <text:p>8.48624823695346</text:p>
          </table:table-cell>
          <table:table-cell office:value-type="float" office:value="8.58199786324786" calcext:value-type="float">
            <text:p>8.58199786324786</text:p>
          </table:table-cell>
          <table:table-cell office:value-type="float" office:value="8.7498001598721" calcext:value-type="float">
            <text:p>8.7498001598721</text:p>
          </table:table-cell>
          <table:table-cell office:value-type="float" office:value="8.83309117326553" calcext:value-type="float">
            <text:p>8.83309117326553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8.54701159678858" calcext:value-type="float">
            <text:p>8.54701159678858</text:p>
          </table:table-cell>
          <table:table-cell office:value-type="float" office:value="8.52274534051762" calcext:value-type="float">
            <text:p>8.52274534051762</text:p>
          </table:table-cell>
          <table:table-cell office:value-type="float" office:value="8.57497048406139" calcext:value-type="float">
            <text:p>8.57497048406139</text:p>
          </table:table-cell>
          <table:table-cell office:value-type="float" office:value="8.73680385209412" calcext:value-type="float">
            <text:p>8.73680385209412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8.45251101321586" calcext:value-type="float">
            <text:p>8.45251101321586</text:p>
          </table:table-cell>
          <table:table-cell office:value-type="float" office:value="8.61574703270816" calcext:value-type="float">
            <text:p>8.61574703270816</text:p>
          </table:table-cell>
          <table:table-cell office:value-type="float" office:value="8.6734859408796" calcext:value-type="float">
            <text:p>8.6734859408796</text:p>
          </table:table-cell>
          <table:table-cell office:value-type="float" office:value="8.71600253004428" calcext:value-type="float">
            <text:p>8.71600253004428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8.58147850183248" calcext:value-type="float">
            <text:p>8.58147850183248</text:p>
          </table:table-cell>
          <table:table-cell office:value-type="float" office:value="8.54248482684755" calcext:value-type="float">
            <text:p>8.54248482684755</text:p>
          </table:table-cell>
          <table:table-cell office:value-type="float" office:value="8.59757969836539" calcext:value-type="float">
            <text:p>8.59757969836539</text:p>
          </table:table-cell>
          <table:table-cell office:value-type="float" office:value="8.67513822008204" calcext:value-type="float">
            <text:p>8.67513822008204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8.48745199607038" calcext:value-type="float">
            <text:p>8.48745199607038</text:p>
          </table:table-cell>
          <table:table-cell office:value-type="float" office:value="8.50182954038376" calcext:value-type="float">
            <text:p>8.50182954038376</text:p>
          </table:table-cell>
          <table:table-cell office:value-type="float" office:value="8.59708213256484" calcext:value-type="float">
            <text:p>8.59708213256484</text:p>
          </table:table-cell>
          <table:table-cell office:value-type="float" office:value="8.79460788778577" calcext:value-type="float">
            <text:p>8.79460788778577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8.48779409163276" calcext:value-type="float">
            <text:p>8.48779409163276</text:p>
          </table:table-cell>
          <table:table-cell office:value-type="float" office:value="8.57750379701599" calcext:value-type="float">
            <text:p>8.57750379701599</text:p>
          </table:table-cell>
          <table:table-cell office:value-type="float" office:value="8.63657827824192" calcext:value-type="float">
            <text:p>8.63657827824192</text:p>
          </table:table-cell>
          <table:table-cell office:value-type="float" office:value="8.75185549494769" calcext:value-type="float">
            <text:p>8.75185549494769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8.66170803835469" calcext:value-type="float">
            <text:p>8.66170803835469</text:p>
          </table:table-cell>
          <table:table-cell office:value-type="float" office:value="8.55568352972446" calcext:value-type="float">
            <text:p>8.55568352972446</text:p>
          </table:table-cell>
          <table:table-cell office:value-type="float" office:value="8.63617612770155" calcext:value-type="float">
            <text:p>8.63617612770155</text:p>
          </table:table-cell>
          <table:table-cell office:value-type="float" office:value="8.62667494897507" calcext:value-type="float">
            <text:p>8.62667494897507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8.50125111706881" calcext:value-type="float">
            <text:p>8.50125111706881</text:p>
          </table:table-cell>
          <table:table-cell office:value-type="float" office:value="8.54563403033295" calcext:value-type="float">
            <text:p>8.54563403033295</text:p>
          </table:table-cell>
          <table:table-cell office:value-type="float" office:value="8.63580746738642" calcext:value-type="float">
            <text:p>8.63580746738642</text:p>
          </table:table-cell>
          <table:table-cell office:value-type="float" office:value="8.73450931232092" calcext:value-type="float">
            <text:p>8.73450931232092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8.42614096678369" calcext:value-type="float">
            <text:p>8.42614096678369</text:p>
          </table:table-cell>
          <table:table-cell office:value-type="float" office:value="8.57295118674429" calcext:value-type="float">
            <text:p>8.57295118674429</text:p>
          </table:table-cell>
          <table:table-cell office:value-type="float" office:value="8.75956969968624" calcext:value-type="float">
            <text:p>8.75956969968624</text:p>
          </table:table-cell>
          <table:table-cell office:value-type="float" office:value="8.72203725366688" calcext:value-type="float">
            <text:p>8.72203725366688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8.53074578702044" calcext:value-type="float">
            <text:p>8.53074578702044</text:p>
          </table:table-cell>
          <table:table-cell office:value-type="float" office:value="8.59101569547177" calcext:value-type="float">
            <text:p>8.59101569547177</text:p>
          </table:table-cell>
          <table:table-cell office:value-type="float" office:value="8.61963245181533" calcext:value-type="float">
            <text:p>8.61963245181533</text:p>
          </table:table-cell>
          <table:table-cell office:value-type="float" office:value="8.77164570704786" calcext:value-type="float">
            <text:p>8.77164570704786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8.51293257224402" calcext:value-type="float">
            <text:p>8.51293257224402</text:p>
          </table:table-cell>
          <table:table-cell office:value-type="float" office:value="8.54402905740609" calcext:value-type="float">
            <text:p>8.54402905740609</text:p>
          </table:table-cell>
          <table:table-cell office:value-type="float" office:value="8.70978029766123" calcext:value-type="float">
            <text:p>8.70978029766123</text:p>
          </table:table-cell>
          <table:table-cell office:value-type="float" office:value="8.73237383858626" calcext:value-type="float">
            <text:p>8.73237383858626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8.39320036264733" calcext:value-type="float">
            <text:p>8.39320036264733</text:p>
          </table:table-cell>
          <table:table-cell office:value-type="float" office:value="8.34605240021101" calcext:value-type="float">
            <text:p>8.34605240021101</text:p>
          </table:table-cell>
          <table:table-cell office:value-type="float" office:value="8.4446816079687" calcext:value-type="float">
            <text:p>8.4446816079687</text:p>
          </table:table-cell>
          <table:table-cell office:value-type="float" office:value="8.58829365079365" calcext:value-type="float">
            <text:p>8.58829365079365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8.37766243064256" calcext:value-type="float">
            <text:p>8.37766243064256</text:p>
          </table:table-cell>
          <table:table-cell office:value-type="float" office:value="8.48415850322125" calcext:value-type="float">
            <text:p>8.48415850322125</text:p>
          </table:table-cell>
          <table:table-cell office:value-type="float" office:value="8.41330145235565" calcext:value-type="float">
            <text:p>8.41330145235565</text:p>
          </table:table-cell>
          <table:table-cell office:value-type="float" office:value="8.53655923578252" calcext:value-type="float">
            <text:p>8.53655923578252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8.34314935637454" calcext:value-type="float">
            <text:p>8.34314935637454</text:p>
          </table:table-cell>
          <table:table-cell office:value-type="float" office:value="8.43207126948775" calcext:value-type="float">
            <text:p>8.43207126948775</text:p>
          </table:table-cell>
          <table:table-cell office:value-type="float" office:value="8.44374277328115" calcext:value-type="float">
            <text:p>8.44374277328115</text:p>
          </table:table-cell>
          <table:table-cell office:value-type="float" office:value="8.47781877080896" calcext:value-type="float">
            <text:p>8.47781877080896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8.34887645439204" calcext:value-type="float">
            <text:p>8.34887645439204</text:p>
          </table:table-cell>
          <table:table-cell office:value-type="float" office:value="8.40125308859866" calcext:value-type="float">
            <text:p>8.40125308859866</text:p>
          </table:table-cell>
          <table:table-cell office:value-type="float" office:value="8.49011893051954" calcext:value-type="float">
            <text:p>8.49011893051954</text:p>
          </table:table-cell>
          <table:table-cell office:value-type="float" office:value="8.51463984192563" calcext:value-type="float">
            <text:p>8.51463984192563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8.35515750463249" calcext:value-type="float">
            <text:p>8.35515750463249</text:p>
          </table:table-cell>
          <table:table-cell office:value-type="float" office:value="8.34597156398104" calcext:value-type="float">
            <text:p>8.34597156398104</text:p>
          </table:table-cell>
          <table:table-cell office:value-type="float" office:value="8.43707256417089" calcext:value-type="float">
            <text:p>8.43707256417089</text:p>
          </table:table-cell>
          <table:table-cell office:value-type="float" office:value="8.40646589902569" calcext:value-type="float">
            <text:p>8.4064658990256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8.40373001776199" calcext:value-type="float">
            <text:p>8.40373001776199</text:p>
          </table:table-cell>
          <table:table-cell office:value-type="float" office:value="8.35667434851977" calcext:value-type="float">
            <text:p>8.35667434851977</text:p>
          </table:table-cell>
          <table:table-cell office:value-type="float" office:value="8.41917612367081" calcext:value-type="float">
            <text:p>8.41917612367081</text:p>
          </table:table-cell>
          <table:table-cell office:value-type="float" office:value="8.41739824421389" calcext:value-type="float">
            <text:p>8.41739824421389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8.35980565371025" calcext:value-type="float">
            <text:p>8.35980565371025</text:p>
          </table:table-cell>
          <table:table-cell office:value-type="float" office:value="8.41105491970544" calcext:value-type="float">
            <text:p>8.41105491970544</text:p>
          </table:table-cell>
          <table:table-cell office:value-type="float" office:value="8.39278378137001" calcext:value-type="float">
            <text:p>8.39278378137001</text:p>
          </table:table-cell>
          <table:table-cell office:value-type="float" office:value="8.38704765317091" calcext:value-type="float">
            <text:p>8.38704765317091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8.36052747252747" calcext:value-type="float">
            <text:p>8.36052747252747</text:p>
          </table:table-cell>
          <table:table-cell office:value-type="float" office:value="8.4091475351486" calcext:value-type="float">
            <text:p>8.4091475351486</text:p>
          </table:table-cell>
          <table:table-cell office:value-type="float" office:value="8.4223011994669" calcext:value-type="float">
            <text:p>8.4223011994669</text:p>
          </table:table-cell>
          <table:table-cell office:value-type="float" office:value="8.50009013881377" calcext:value-type="float">
            <text:p>8.50009013881377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8.35042283298097" calcext:value-type="float">
            <text:p>8.35042283298097</text:p>
          </table:table-cell>
          <table:table-cell office:value-type="float" office:value="8.39580764488286" calcext:value-type="float">
            <text:p>8.39580764488286</text:p>
          </table:table-cell>
          <table:table-cell office:value-type="float" office:value="8.48040885860307" calcext:value-type="float">
            <text:p>8.48040885860307</text:p>
          </table:table-cell>
          <table:table-cell office:value-type="float" office:value="8.53417040358744" calcext:value-type="float">
            <text:p>8.5341704035874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8.31316025067144" calcext:value-type="float">
            <text:p>8.31316025067144</text:p>
          </table:table-cell>
          <table:table-cell office:value-type="float" office:value="8.39819287886921" calcext:value-type="float">
            <text:p>8.39819287886921</text:p>
          </table:table-cell>
          <table:table-cell office:value-type="float" office:value="8.37778757161745" calcext:value-type="float">
            <text:p>8.37778757161745</text:p>
          </table:table-cell>
          <table:table-cell office:value-type="float" office:value="8.45833333333333" calcext:value-type="float">
            <text:p>8.4583333333333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8.31684480169596" calcext:value-type="float">
            <text:p>8.31684480169596</text:p>
          </table:table-cell>
          <table:table-cell office:value-type="float" office:value="8.46328640171092" calcext:value-type="float">
            <text:p>8.46328640171092</text:p>
          </table:table-cell>
          <table:table-cell office:value-type="float" office:value="8.40448123818951" calcext:value-type="float">
            <text:p>8.40448123818951</text:p>
          </table:table-cell>
          <table:table-cell office:value-type="float" office:value="8.49726334679228" calcext:value-type="float">
            <text:p>8.49726334679228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8.35227473889184" calcext:value-type="float">
            <text:p>8.35227473889184</text:p>
          </table:table-cell>
          <table:table-cell office:value-type="float" office:value="8.35266862692685" calcext:value-type="float">
            <text:p>8.35266862692685</text:p>
          </table:table-cell>
          <table:table-cell office:value-type="float" office:value="8.40506215096379" calcext:value-type="float">
            <text:p>8.40506215096379</text:p>
          </table:table-cell>
          <table:table-cell office:value-type="float" office:value="8.46733171564663" calcext:value-type="float">
            <text:p>8.4673317156466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8.34645599000179" calcext:value-type="float">
            <text:p>8.34645599000179</text:p>
          </table:table-cell>
          <table:table-cell office:value-type="float" office:value="8.41498712598775" calcext:value-type="float">
            <text:p>8.41498712598775</text:p>
          </table:table-cell>
          <table:table-cell office:value-type="float" office:value="8.42600574712644" calcext:value-type="float">
            <text:p>8.42600574712644</text:p>
          </table:table-cell>
          <table:table-cell office:value-type="float" office:value="8.43666844065993" calcext:value-type="float">
            <text:p>8.43666844065993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8.37430518199749" calcext:value-type="float">
            <text:p>8.37430518199749</text:p>
          </table:table-cell>
          <table:table-cell office:value-type="float" office:value="8.37140295831466" calcext:value-type="float">
            <text:p>8.37140295831466</text:p>
          </table:table-cell>
          <table:table-cell office:value-type="float" office:value="8.41427933958054" calcext:value-type="float">
            <text:p>8.41427933958054</text:p>
          </table:table-cell>
          <table:table-cell office:value-type="float" office:value="8.44534302589732" calcext:value-type="float">
            <text:p>8.4453430258973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8.37659101023587" calcext:value-type="float">
            <text:p>8.37659101023587</text:p>
          </table:table-cell>
          <table:table-cell office:value-type="float" office:value="8.37245349867139" calcext:value-type="float">
            <text:p>8.37245349867139</text:p>
          </table:table-cell>
          <table:table-cell office:value-type="float" office:value="8.42404784941508" calcext:value-type="float">
            <text:p>8.42404784941508</text:p>
          </table:table-cell>
          <table:table-cell office:value-type="float" office:value="8.4294673615405" calcext:value-type="float">
            <text:p>8.429467361540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8.3546388101983" calcext:value-type="float">
            <text:p>8.3546388101983</text:p>
          </table:table-cell>
          <table:table-cell office:value-type="float" office:value="8.36795304997332" calcext:value-type="float">
            <text:p>8.36795304997332</text:p>
          </table:table-cell>
          <table:table-cell office:value-type="float" office:value="8.49637424831977" calcext:value-type="float">
            <text:p>8.49637424831977</text:p>
          </table:table-cell>
          <table:table-cell office:value-type="float" office:value="8.47198992896322" calcext:value-type="float">
            <text:p>8.47198992896322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8.39001881551832" calcext:value-type="float">
            <text:p>8.39001881551832</text:p>
          </table:table-cell>
          <table:table-cell office:value-type="float" office:value="8.46724616901156" calcext:value-type="float">
            <text:p>8.46724616901156</text:p>
          </table:table-cell>
          <table:table-cell office:value-type="float" office:value="8.45952190526971" calcext:value-type="float">
            <text:p>8.45952190526971</text:p>
          </table:table-cell>
          <table:table-cell office:value-type="float" office:value="8.41302995289308" calcext:value-type="float">
            <text:p>8.41302995289308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8.31374127750939" calcext:value-type="float">
            <text:p>8.31374127750939</text:p>
          </table:table-cell>
          <table:table-cell office:value-type="float" office:value="8.42911877394636" calcext:value-type="float">
            <text:p>8.42911877394636</text:p>
          </table:table-cell>
          <table:table-cell office:value-type="float" office:value="8.44738963016029" calcext:value-type="float">
            <text:p>8.44738963016029</text:p>
          </table:table-cell>
          <table:table-cell office:value-type="float" office:value="8.43572887980812" calcext:value-type="float">
            <text:p>8.43572887980812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8.40957066189624" calcext:value-type="float">
            <text:p>8.40957066189624</text:p>
          </table:table-cell>
          <table:table-cell office:value-type="float" office:value="8.38945593325641" calcext:value-type="float">
            <text:p>8.38945593325641</text:p>
          </table:table-cell>
          <table:table-cell office:value-type="float" office:value="8.38679580593567" calcext:value-type="float">
            <text:p>8.38679580593567</text:p>
          </table:table-cell>
          <table:table-cell office:value-type="float" office:value="8.40807972948923" calcext:value-type="float">
            <text:p>8.40807972948923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8.33911350968769" calcext:value-type="float">
            <text:p>8.33911350968769</text:p>
          </table:table-cell>
          <table:table-cell office:value-type="float" office:value="8.40435640014342" calcext:value-type="float">
            <text:p>8.40435640014342</text:p>
          </table:table-cell>
          <table:table-cell office:value-type="float" office:value="8.40185581727338" calcext:value-type="float">
            <text:p>8.40185581727338</text:p>
          </table:table-cell>
          <table:table-cell office:value-type="float" office:value="8.45926716471007" calcext:value-type="float">
            <text:p>8.45926716471007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MTTD AVG</text:p>
          </table:table-cell>
          <table:table-cell table:style-name="ce2" office:value-type="string" calcext:value-type="string">
            <text:p>AE PULL MTTD</text:p>
          </table:table-cell>
          <table:table-cell table:style-name="ce2" office:value-type="string" calcext:value-type="string">
            <text:p>AE PUSH MTTD</text:p>
          </table:table-cell>
          <table:table-cell table:style-name="ce2" office:value-type="string" calcext:value-type="string">
            <text:p>AE 1-PULL MTTD</text:p>
          </table:table-cell>
          <table:table-cell table:style-name="ce2" office:value-type="string" calcext:value-type="string">
            <text:p>AE 1-PUSH MTTD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9.66142555046582" calcext:value-type="float">
            <text:p>9.66142555046582</text:p>
          </table:table-cell>
          <table:table-cell table:formula="of:=AVERAGE([.D2:.D21])" office:value-type="float" office:value="10.0932222126602" calcext:value-type="float">
            <text:p>10.0932222126602</text:p>
          </table:table-cell>
          <table:table-cell table:formula="of:=AVERAGE([.E2:.E21])" office:value-type="float" office:value="10.4494912514704" calcext:value-type="float">
            <text:p>10.4494912514704</text:p>
          </table:table-cell>
          <table:table-cell table:formula="of:=AVERAGE([.F2:.F21])" office:value-type="float" office:value="11.1067584320067" calcext:value-type="float">
            <text:p>11.10675843200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8.94865663328232" calcext:value-type="float">
            <text:p>8.94865663328232</text:p>
          </table:table-cell>
          <table:table-cell table:formula="of:=AVERAGE([.D22:.D41])" office:value-type="float" office:value="9.12782789231023" calcext:value-type="float">
            <text:p>9.12782789231023</text:p>
          </table:table-cell>
          <table:table-cell table:formula="of:=AVERAGE([.E22:.E41])" office:value-type="float" office:value="9.28519890283873" calcext:value-type="float">
            <text:p>9.28519890283873</text:p>
          </table:table-cell>
          <table:table-cell table:formula="of:=AVERAGE([.F22:.F41])" office:value-type="float" office:value="9.58545812155454" calcext:value-type="float">
            <text:p>9.585458121554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8.51228157021497" calcext:value-type="float">
            <text:p>8.51228157021497</text:p>
          </table:table-cell>
          <table:table-cell table:formula="of:=AVERAGE([.D42:.D61])" office:value-type="float" office:value="8.57947961943754" calcext:value-type="float">
            <text:p>8.57947961943754</text:p>
          </table:table-cell>
          <table:table-cell table:formula="of:=AVERAGE([.E42:.E61])" office:value-type="float" office:value="8.64840869238755" calcext:value-type="float">
            <text:p>8.64840869238755</text:p>
          </table:table-cell>
          <table:table-cell table:formula="of:=AVERAGE([.F42:.F61])" office:value-type="float" office:value="8.74676509363118" calcext:value-type="float">
            <text:p>8.7467650936311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.3589623566987" calcext:value-type="float">
            <text:p>8.3589623566987</text:p>
          </table:table-cell>
          <table:table-cell table:formula="of:=AVERAGE([.D62:.D81])" office:value-type="float" office:value="8.40066565452841" calcext:value-type="float">
            <text:p>8.40066565452841</text:p>
          </table:table-cell>
          <table:table-cell table:formula="of:=AVERAGE([.E62:.E81])" office:value-type="float" office:value="8.42935942976292" calcext:value-type="float">
            <text:p>8.42935942976292</text:p>
          </table:table-cell>
          <table:table-cell table:formula="of:=AVERAGE([.F62:.F81])" office:value-type="float" office:value="8.46424933589281" calcext:value-type="float">
            <text:p>8.46424933589281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TDIxMTTD" table:style-name="ta1">
        <table:table-column table:style-name="co1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4" table:number-columns-repeated="1012" table:default-cell-style-name="ce3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self.cycle</text:p>
          </table:table-cell>
          <table:table-cell office:value-type="string" calcext:value-type="string">
            <text:p>self.no_transporter</text:p>
          </table:table-cell>
          <table:table-cell office:value-type="string" calcext:value-type="string">
            <text:p>PULL TDI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TDI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TDI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TDI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458" calcext:value-type="float">
            <text:p>7458</text:p>
          </table:table-cell>
          <table:table-cell office:value-type="float" office:value="12.1096808795924" calcext:value-type="float">
            <text:p>12.1096808795924</text:p>
          </table:table-cell>
          <table:table-cell office:value-type="float" office:value="7344" calcext:value-type="float">
            <text:p>7344</text:p>
          </table:table-cell>
          <table:table-cell office:value-type="float" office:value="12.6422930283224" calcext:value-type="float">
            <text:p>12.6422930283224</text:p>
          </table:table-cell>
          <table:table-cell office:value-type="float" office:value="7409" calcext:value-type="float">
            <text:p>7409</text:p>
          </table:table-cell>
          <table:table-cell office:value-type="float" office:value="12.6691861249831" calcext:value-type="float">
            <text:p>12.6691861249831</text:p>
          </table:table-cell>
          <table:table-cell office:value-type="float" office:value="7460" calcext:value-type="float">
            <text:p>7460</text:p>
          </table:table-cell>
          <table:table-cell office:value-type="float" office:value="12.820509383378" calcext:value-type="float">
            <text:p>12.82050938337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806" calcext:value-type="float">
            <text:p>7806</text:p>
          </table:table-cell>
          <table:table-cell office:value-type="float" office:value="11.8431975403536" calcext:value-type="float">
            <text:p>11.8431975403536</text:p>
          </table:table-cell>
          <table:table-cell office:value-type="float" office:value="7410" calcext:value-type="float">
            <text:p>7410</text:p>
          </table:table-cell>
          <table:table-cell office:value-type="float" office:value="12.8354925775978" calcext:value-type="float">
            <text:p>12.8354925775978</text:p>
          </table:table-cell>
          <table:table-cell office:value-type="float" office:value="7351" calcext:value-type="float">
            <text:p>7351</text:p>
          </table:table-cell>
          <table:table-cell office:value-type="float" office:value="12.5879472180656" calcext:value-type="float">
            <text:p>12.5879472180656</text:p>
          </table:table-cell>
          <table:table-cell office:value-type="float" office:value="7557" calcext:value-type="float">
            <text:p>7557</text:p>
          </table:table-cell>
          <table:table-cell office:value-type="float" office:value="13.0055577610163" calcext:value-type="float">
            <text:p>13.005557761016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73" calcext:value-type="float">
            <text:p>7673</text:p>
          </table:table-cell>
          <table:table-cell office:value-type="float" office:value="11.7323080933142" calcext:value-type="float">
            <text:p>11.7323080933142</text:p>
          </table:table-cell>
          <table:table-cell office:value-type="float" office:value="7316" calcext:value-type="float">
            <text:p>7316</text:p>
          </table:table-cell>
          <table:table-cell office:value-type="float" office:value="12.5174958993986" calcext:value-type="float">
            <text:p>12.5174958993986</text:p>
          </table:table-cell>
          <table:table-cell office:value-type="float" office:value="7415" calcext:value-type="float">
            <text:p>7415</text:p>
          </table:table-cell>
          <table:table-cell office:value-type="float" office:value="12.3505057316251" calcext:value-type="float">
            <text:p>12.3505057316251</text:p>
          </table:table-cell>
          <table:table-cell office:value-type="float" office:value="7178" calcext:value-type="float">
            <text:p>7178</text:p>
          </table:table-cell>
          <table:table-cell office:value-type="float" office:value="13.5235441627194" calcext:value-type="float">
            <text:p>13.523544162719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857" calcext:value-type="float">
            <text:p>7857</text:p>
          </table:table-cell>
          <table:table-cell office:value-type="float" office:value="11.7530864197531" calcext:value-type="float">
            <text:p>11.7530864197531</text:p>
          </table:table-cell>
          <table:table-cell office:value-type="float" office:value="7722" calcext:value-type="float">
            <text:p>7722</text:p>
          </table:table-cell>
          <table:table-cell office:value-type="float" office:value="11.9277389277389" calcext:value-type="float">
            <text:p>11.9277389277389</text:p>
          </table:table-cell>
          <table:table-cell office:value-type="float" office:value="7394" calcext:value-type="float">
            <text:p>7394</text:p>
          </table:table-cell>
          <table:table-cell office:value-type="float" office:value="12.7704895861509" calcext:value-type="float">
            <text:p>12.7704895861509</text:p>
          </table:table-cell>
          <table:table-cell office:value-type="float" office:value="7310" calcext:value-type="float">
            <text:p>7310</text:p>
          </table:table-cell>
          <table:table-cell office:value-type="float" office:value="13.6731874145007" calcext:value-type="float">
            <text:p>13.673187414500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09" calcext:value-type="float">
            <text:p>7609</text:p>
          </table:table-cell>
          <table:table-cell office:value-type="float" office:value="11.9081351031673" calcext:value-type="float">
            <text:p>11.9081351031673</text:p>
          </table:table-cell>
          <table:table-cell office:value-type="float" office:value="7501" calcext:value-type="float">
            <text:p>7501</text:p>
          </table:table-cell>
          <table:table-cell office:value-type="float" office:value="12.7630982535662" calcext:value-type="float">
            <text:p>12.7630982535662</text:p>
          </table:table-cell>
          <table:table-cell office:value-type="float" office:value="7539" calcext:value-type="float">
            <text:p>7539</text:p>
          </table:table-cell>
          <table:table-cell office:value-type="float" office:value="12.477649555644" calcext:value-type="float">
            <text:p>12.477649555644</text:p>
          </table:table-cell>
          <table:table-cell office:value-type="float" office:value="7329" calcext:value-type="float">
            <text:p>7329</text:p>
          </table:table-cell>
          <table:table-cell office:value-type="float" office:value="13.1210260608541" calcext:value-type="float">
            <text:p>13.12102606085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525" calcext:value-type="float">
            <text:p>7525</text:p>
          </table:table-cell>
          <table:table-cell office:value-type="float" office:value="12.1097674418605" calcext:value-type="float">
            <text:p>12.1097674418605</text:p>
          </table:table-cell>
          <table:table-cell office:value-type="float" office:value="7475" calcext:value-type="float">
            <text:p>7475</text:p>
          </table:table-cell>
          <table:table-cell office:value-type="float" office:value="12.5874247491639" calcext:value-type="float">
            <text:p>12.5874247491639</text:p>
          </table:table-cell>
          <table:table-cell office:value-type="float" office:value="7600" calcext:value-type="float">
            <text:p>7600</text:p>
          </table:table-cell>
          <table:table-cell office:value-type="float" office:value="12.5417105263158" calcext:value-type="float">
            <text:p>12.5417105263158</text:p>
          </table:table-cell>
          <table:table-cell office:value-type="float" office:value="7283" calcext:value-type="float">
            <text:p>7283</text:p>
          </table:table-cell>
          <table:table-cell office:value-type="float" office:value="13.3436770561582" calcext:value-type="float">
            <text:p>13.343677056158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63" calcext:value-type="float">
            <text:p>7663</text:p>
          </table:table-cell>
          <table:table-cell office:value-type="float" office:value="11.7018139110009" calcext:value-type="float">
            <text:p>11.7018139110009</text:p>
          </table:table-cell>
          <table:table-cell office:value-type="float" office:value="7371" calcext:value-type="float">
            <text:p>7371</text:p>
          </table:table-cell>
          <table:table-cell office:value-type="float" office:value="12.658662325329" calcext:value-type="float">
            <text:p>12.658662325329</text:p>
          </table:table-cell>
          <table:table-cell office:value-type="float" office:value="7595" calcext:value-type="float">
            <text:p>7595</text:p>
          </table:table-cell>
          <table:table-cell office:value-type="float" office:value="12.29637919684" calcext:value-type="float">
            <text:p>12.29637919684</text:p>
          </table:table-cell>
          <table:table-cell office:value-type="float" office:value="6906" calcext:value-type="float">
            <text:p>6906</text:p>
          </table:table-cell>
          <table:table-cell office:value-type="float" office:value="14.3741673906748" calcext:value-type="float">
            <text:p>14.374167390674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7" calcext:value-type="float">
            <text:p>7757</text:p>
          </table:table-cell>
          <table:table-cell office:value-type="float" office:value="11.831764857548" calcext:value-type="float">
            <text:p>11.831764857548</text:p>
          </table:table-cell>
          <table:table-cell office:value-type="float" office:value="7250" calcext:value-type="float">
            <text:p>7250</text:p>
          </table:table-cell>
          <table:table-cell office:value-type="float" office:value="12.872275862069" calcext:value-type="float">
            <text:p>12.872275862069</text:p>
          </table:table-cell>
          <table:table-cell office:value-type="float" office:value="7573" calcext:value-type="float">
            <text:p>7573</text:p>
          </table:table-cell>
          <table:table-cell office:value-type="float" office:value="12.459659315991" calcext:value-type="float">
            <text:p>12.459659315991</text:p>
          </table:table-cell>
          <table:table-cell office:value-type="float" office:value="7324" calcext:value-type="float">
            <text:p>7324</text:p>
          </table:table-cell>
          <table:table-cell office:value-type="float" office:value="13.2684325505188" calcext:value-type="float">
            <text:p>13.268432550518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491" calcext:value-type="float">
            <text:p>7491</text:p>
          </table:table-cell>
          <table:table-cell office:value-type="float" office:value="12.0754238419437" calcext:value-type="float">
            <text:p>12.0754238419437</text:p>
          </table:table-cell>
          <table:table-cell office:value-type="float" office:value="7423" calcext:value-type="float">
            <text:p>7423</text:p>
          </table:table-cell>
          <table:table-cell office:value-type="float" office:value="12.5935605550317" calcext:value-type="float">
            <text:p>12.5935605550317</text:p>
          </table:table-cell>
          <table:table-cell office:value-type="float" office:value="7895" calcext:value-type="float">
            <text:p>7895</text:p>
          </table:table-cell>
          <table:table-cell office:value-type="float" office:value="12.0600379987334" calcext:value-type="float">
            <text:p>12.0600379987334</text:p>
          </table:table-cell>
          <table:table-cell office:value-type="float" office:value="7269" calcext:value-type="float">
            <text:p>7269</text:p>
          </table:table-cell>
          <table:table-cell office:value-type="float" office:value="13.0881826936305" calcext:value-type="float">
            <text:p>13.088182693630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22" calcext:value-type="float">
            <text:p>7722</text:p>
          </table:table-cell>
          <table:table-cell office:value-type="float" office:value="11.7281792281792" calcext:value-type="float">
            <text:p>11.7281792281792</text:p>
          </table:table-cell>
          <table:table-cell office:value-type="float" office:value="7747" calcext:value-type="float">
            <text:p>7747</text:p>
          </table:table-cell>
          <table:table-cell office:value-type="float" office:value="12.3513618174777" calcext:value-type="float">
            <text:p>12.3513618174777</text:p>
          </table:table-cell>
          <table:table-cell office:value-type="float" office:value="7456" calcext:value-type="float">
            <text:p>7456</text:p>
          </table:table-cell>
          <table:table-cell office:value-type="float" office:value="12.5677306866953" calcext:value-type="float">
            <text:p>12.5677306866953</text:p>
          </table:table-cell>
          <table:table-cell office:value-type="float" office:value="7296" calcext:value-type="float">
            <text:p>7296</text:p>
          </table:table-cell>
          <table:table-cell office:value-type="float" office:value="13.6008771929825" calcext:value-type="float">
            <text:p>13.600877192982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35" calcext:value-type="float">
            <text:p>7735</text:p>
          </table:table-cell>
          <table:table-cell office:value-type="float" office:value="11.9656108597285" calcext:value-type="float">
            <text:p>11.9656108597285</text:p>
          </table:table-cell>
          <table:table-cell office:value-type="float" office:value="7649" calcext:value-type="float">
            <text:p>7649</text:p>
          </table:table-cell>
          <table:table-cell office:value-type="float" office:value="12.278729245653" calcext:value-type="float">
            <text:p>12.278729245653</text:p>
          </table:table-cell>
          <table:table-cell office:value-type="float" office:value="7777" calcext:value-type="float">
            <text:p>7777</text:p>
          </table:table-cell>
          <table:table-cell office:value-type="float" office:value="12.0979812266941" calcext:value-type="float">
            <text:p>12.0979812266941</text:p>
          </table:table-cell>
          <table:table-cell office:value-type="float" office:value="7466" calcext:value-type="float">
            <text:p>7466</text:p>
          </table:table-cell>
          <table:table-cell office:value-type="float" office:value="12.9729440128583" calcext:value-type="float">
            <text:p>12.972944012858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549" calcext:value-type="float">
            <text:p>7549</text:p>
          </table:table-cell>
          <table:table-cell office:value-type="float" office:value="12.3067956020665" calcext:value-type="float">
            <text:p>12.3067956020665</text:p>
          </table:table-cell>
          <table:table-cell office:value-type="float" office:value="7335" calcext:value-type="float">
            <text:p>7335</text:p>
          </table:table-cell>
          <table:table-cell office:value-type="float" office:value="12.8313565098841" calcext:value-type="float">
            <text:p>12.8313565098841</text:p>
          </table:table-cell>
          <table:table-cell office:value-type="float" office:value="7388" calcext:value-type="float">
            <text:p>7388</text:p>
          </table:table-cell>
          <table:table-cell office:value-type="float" office:value="12.4755008121278" calcext:value-type="float">
            <text:p>12.4755008121278</text:p>
          </table:table-cell>
          <table:table-cell office:value-type="float" office:value="7341" calcext:value-type="float">
            <text:p>7341</text:p>
          </table:table-cell>
          <table:table-cell office:value-type="float" office:value="12.7616128592835" calcext:value-type="float">
            <text:p>12.761612859283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44" calcext:value-type="float">
            <text:p>7744</text:p>
          </table:table-cell>
          <table:table-cell office:value-type="float" office:value="11.5253099173554" calcext:value-type="float">
            <text:p>11.5253099173554</text:p>
          </table:table-cell>
          <table:table-cell office:value-type="float" office:value="7645" calcext:value-type="float">
            <text:p>7645</text:p>
          </table:table-cell>
          <table:table-cell office:value-type="float" office:value="11.9914977109222" calcext:value-type="float">
            <text:p>11.9914977109222</text:p>
          </table:table-cell>
          <table:table-cell office:value-type="float" office:value="7540" calcext:value-type="float">
            <text:p>7540</text:p>
          </table:table-cell>
          <table:table-cell office:value-type="float" office:value="12.2155172413793" calcext:value-type="float">
            <text:p>12.2155172413793</text:p>
          </table:table-cell>
          <table:table-cell office:value-type="float" office:value="7285" calcext:value-type="float">
            <text:p>7285</text:p>
          </table:table-cell>
          <table:table-cell office:value-type="float" office:value="13.6400823610158" calcext:value-type="float">
            <text:p>13.640082361015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5" calcext:value-type="float">
            <text:p>7755</text:p>
          </table:table-cell>
          <table:table-cell office:value-type="float" office:value="11.6695035460993" calcext:value-type="float">
            <text:p>11.6695035460993</text:p>
          </table:table-cell>
          <table:table-cell office:value-type="float" office:value="7520" calcext:value-type="float">
            <text:p>7520</text:p>
          </table:table-cell>
          <table:table-cell office:value-type="float" office:value="12.7706117021277" calcext:value-type="float">
            <text:p>12.7706117021277</text:p>
          </table:table-cell>
          <table:table-cell office:value-type="float" office:value="7367" calcext:value-type="float">
            <text:p>7367</text:p>
          </table:table-cell>
          <table:table-cell office:value-type="float" office:value="12.9727161666893" calcext:value-type="float">
            <text:p>12.9727161666893</text:p>
          </table:table-cell>
          <table:table-cell office:value-type="float" office:value="7385" calcext:value-type="float">
            <text:p>7385</text:p>
          </table:table-cell>
          <table:table-cell office:value-type="float" office:value="13.0719025050779" calcext:value-type="float">
            <text:p>13.071902505077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50" calcext:value-type="float">
            <text:p>7650</text:p>
          </table:table-cell>
          <table:table-cell office:value-type="float" office:value="12.036339869281" calcext:value-type="float">
            <text:p>12.036339869281</text:p>
          </table:table-cell>
          <table:table-cell office:value-type="float" office:value="7270" calcext:value-type="float">
            <text:p>7270</text:p>
          </table:table-cell>
          <table:table-cell office:value-type="float" office:value="12.9938101788171" calcext:value-type="float">
            <text:p>12.9938101788171</text:p>
          </table:table-cell>
          <table:table-cell office:value-type="float" office:value="7593" calcext:value-type="float">
            <text:p>7593</text:p>
          </table:table-cell>
          <table:table-cell office:value-type="float" office:value="12.2466745686817" calcext:value-type="float">
            <text:p>12.2466745686817</text:p>
          </table:table-cell>
          <table:table-cell office:value-type="float" office:value="7160" calcext:value-type="float">
            <text:p>7160</text:p>
          </table:table-cell>
          <table:table-cell office:value-type="float" office:value="14.0375698324022" calcext:value-type="float">
            <text:p>14.037569832402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84" calcext:value-type="float">
            <text:p>7684</text:p>
          </table:table-cell>
          <table:table-cell office:value-type="float" office:value="11.8887298282145" calcext:value-type="float">
            <text:p>11.8887298282145</text:p>
          </table:table-cell>
          <table:table-cell office:value-type="float" office:value="7582" calcext:value-type="float">
            <text:p>7582</text:p>
          </table:table-cell>
          <table:table-cell office:value-type="float" office:value="12.3780005275653" calcext:value-type="float">
            <text:p>12.3780005275653</text:p>
          </table:table-cell>
          <table:table-cell office:value-type="float" office:value="7703" calcext:value-type="float">
            <text:p>7703</text:p>
          </table:table-cell>
          <table:table-cell office:value-type="float" office:value="12.3058548617422" calcext:value-type="float">
            <text:p>12.3058548617422</text:p>
          </table:table-cell>
          <table:table-cell office:value-type="float" office:value="7197" calcext:value-type="float">
            <text:p>7197</text:p>
          </table:table-cell>
          <table:table-cell office:value-type="float" office:value="13.0804501875782" calcext:value-type="float">
            <text:p>13.080450187578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2" calcext:value-type="float">
            <text:p>7752</text:p>
          </table:table-cell>
          <table:table-cell office:value-type="float" office:value="11.4652992776058" calcext:value-type="float">
            <text:p>11.4652992776058</text:p>
          </table:table-cell>
          <table:table-cell office:value-type="float" office:value="7665" calcext:value-type="float">
            <text:p>7665</text:p>
          </table:table-cell>
          <table:table-cell office:value-type="float" office:value="12.0424005218526" calcext:value-type="float">
            <text:p>12.0424005218526</text:p>
          </table:table-cell>
          <table:table-cell office:value-type="float" office:value="7383" calcext:value-type="float">
            <text:p>7383</text:p>
          </table:table-cell>
          <table:table-cell office:value-type="float" office:value="12.6890153054314" calcext:value-type="float">
            <text:p>12.6890153054314</text:p>
          </table:table-cell>
          <table:table-cell office:value-type="float" office:value="7256" calcext:value-type="float">
            <text:p>7256</text:p>
          </table:table-cell>
          <table:table-cell office:value-type="float" office:value="13.3455071664829" calcext:value-type="float">
            <text:p>13.345507166482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89" calcext:value-type="float">
            <text:p>7689</text:p>
          </table:table-cell>
          <table:table-cell office:value-type="float" office:value="11.7355963064118" calcext:value-type="float">
            <text:p>11.7355963064118</text:p>
          </table:table-cell>
          <table:table-cell office:value-type="float" office:value="7396" calcext:value-type="float">
            <text:p>7396</text:p>
          </table:table-cell>
          <table:table-cell office:value-type="float" office:value="12.6800973499189" calcext:value-type="float">
            <text:p>12.6800973499189</text:p>
          </table:table-cell>
          <table:table-cell office:value-type="float" office:value="7524" calcext:value-type="float">
            <text:p>7524</text:p>
          </table:table-cell>
          <table:table-cell office:value-type="float" office:value="12.7581073896863" calcext:value-type="float">
            <text:p>12.7581073896863</text:p>
          </table:table-cell>
          <table:table-cell office:value-type="float" office:value="7519" calcext:value-type="float">
            <text:p>7519</text:p>
          </table:table-cell>
          <table:table-cell office:value-type="float" office:value="12.8672695837212" calcext:value-type="float">
            <text:p>12.867269583721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387" calcext:value-type="float">
            <text:p>7387</text:p>
          </table:table-cell>
          <table:table-cell office:value-type="float" office:value="12.2693921754433" calcext:value-type="float">
            <text:p>12.2693921754433</text:p>
          </table:table-cell>
          <table:table-cell office:value-type="float" office:value="7497" calcext:value-type="float">
            <text:p>7497</text:p>
          </table:table-cell>
          <table:table-cell office:value-type="float" office:value="12.4141656662665" calcext:value-type="float">
            <text:p>12.4141656662665</text:p>
          </table:table-cell>
          <table:table-cell office:value-type="float" office:value="7782" calcext:value-type="float">
            <text:p>7782</text:p>
          </table:table-cell>
          <table:table-cell office:value-type="float" office:value="12.3598046774608" calcext:value-type="float">
            <text:p>12.3598046774608</text:p>
          </table:table-cell>
          <table:table-cell office:value-type="float" office:value="7400" calcext:value-type="float">
            <text:p>7400</text:p>
          </table:table-cell>
          <table:table-cell office:value-type="float" office:value="13.3694594594595" calcext:value-type="float">
            <text:p>13.369459459459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927" calcext:value-type="float">
            <text:p>7927</text:p>
          </table:table-cell>
          <table:table-cell office:value-type="float" office:value="11.4560363315252" calcext:value-type="float">
            <text:p>11.4560363315252</text:p>
          </table:table-cell>
          <table:table-cell office:value-type="float" office:value="7540" calcext:value-type="float">
            <text:p>7540</text:p>
          </table:table-cell>
          <table:table-cell office:value-type="float" office:value="12.5964190981432" calcext:value-type="float">
            <text:p>12.5964190981432</text:p>
          </table:table-cell>
          <table:table-cell office:value-type="float" office:value="7640" calcext:value-type="float">
            <text:p>7640</text:p>
          </table:table-cell>
          <table:table-cell office:value-type="float" office:value="12.3982984293194" calcext:value-type="float">
            <text:p>12.3982984293194</text:p>
          </table:table-cell>
          <table:table-cell office:value-type="float" office:value="7251" calcext:value-type="float">
            <text:p>7251</text:p>
          </table:table-cell>
          <table:table-cell office:value-type="float" office:value="13.3850503378844" calcext:value-type="float">
            <text:p>13.385050337884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18" calcext:value-type="float">
            <text:p>10918</text:p>
          </table:table-cell>
          <table:table-cell office:value-type="float" office:value="9.69060267448251" calcext:value-type="float">
            <text:p>9.69060267448251</text:p>
          </table:table-cell>
          <table:table-cell office:value-type="float" office:value="10565" calcext:value-type="float">
            <text:p>10565</text:p>
          </table:table-cell>
          <table:table-cell office:value-type="float" office:value="10.2412683388547" calcext:value-type="float">
            <text:p>10.2412683388547</text:p>
          </table:table-cell>
          <table:table-cell office:value-type="float" office:value="10607" calcext:value-type="float">
            <text:p>10607</text:p>
          </table:table-cell>
          <table:table-cell office:value-type="float" office:value="10.5466201565004" calcext:value-type="float">
            <text:p>10.5466201565004</text:p>
          </table:table-cell>
          <table:table-cell office:value-type="float" office:value="10408" calcext:value-type="float">
            <text:p>10408</text:p>
          </table:table-cell>
          <table:table-cell office:value-type="float" office:value="11.0061491160646" calcext:value-type="float">
            <text:p>11.006149116064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01" calcext:value-type="float">
            <text:p>10801</text:p>
          </table:table-cell>
          <table:table-cell office:value-type="float" office:value="9.61892417368762" calcext:value-type="float">
            <text:p>9.61892417368762</text:p>
          </table:table-cell>
          <table:table-cell office:value-type="float" office:value="10614" calcext:value-type="float">
            <text:p>10614</text:p>
          </table:table-cell>
          <table:table-cell office:value-type="float" office:value="10.0977011494253" calcext:value-type="float">
            <text:p>10.0977011494253</text:p>
          </table:table-cell>
          <table:table-cell office:value-type="float" office:value="10491" calcext:value-type="float">
            <text:p>10491</text:p>
          </table:table-cell>
          <table:table-cell office:value-type="float" office:value="10.5627680869317" calcext:value-type="float">
            <text:p>10.5627680869317</text:p>
          </table:table-cell>
          <table:table-cell office:value-type="float" office:value="10557" calcext:value-type="float">
            <text:p>10557</text:p>
          </table:table-cell>
          <table:table-cell office:value-type="float" office:value="11.1471061854694" calcext:value-type="float">
            <text:p>11.147106185469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44" calcext:value-type="float">
            <text:p>10844</text:p>
          </table:table-cell>
          <table:table-cell office:value-type="float" office:value="9.74732571007008" calcext:value-type="float">
            <text:p>9.74732571007008</text:p>
          </table:table-cell>
          <table:table-cell office:value-type="float" office:value="10604" calcext:value-type="float">
            <text:p>10604</text:p>
          </table:table-cell>
          <table:table-cell office:value-type="float" office:value="10.3452470765749" calcext:value-type="float">
            <text:p>10.3452470765749</text:p>
          </table:table-cell>
          <table:table-cell office:value-type="float" office:value="10508" calcext:value-type="float">
            <text:p>10508</text:p>
          </table:table-cell>
          <table:table-cell office:value-type="float" office:value="10.5371145793681" calcext:value-type="float">
            <text:p>10.5371145793681</text:p>
          </table:table-cell>
          <table:table-cell office:value-type="float" office:value="10343" calcext:value-type="float">
            <text:p>10343</text:p>
          </table:table-cell>
          <table:table-cell office:value-type="float" office:value="11.0539495310838" calcext:value-type="float">
            <text:p>11.053949531083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79" calcext:value-type="float">
            <text:p>10779</text:p>
          </table:table-cell>
          <table:table-cell office:value-type="float" office:value="9.73049448000742" calcext:value-type="float">
            <text:p>9.73049448000742</text:p>
          </table:table-cell>
          <table:table-cell office:value-type="float" office:value="10842" calcext:value-type="float">
            <text:p>10842</text:p>
          </table:table-cell>
          <table:table-cell office:value-type="float" office:value="10.0042427596384" calcext:value-type="float">
            <text:p>10.0042427596384</text:p>
          </table:table-cell>
          <table:table-cell office:value-type="float" office:value="10568" calcext:value-type="float">
            <text:p>10568</text:p>
          </table:table-cell>
          <table:table-cell office:value-type="float" office:value="10.331566994701" calcext:value-type="float">
            <text:p>10.331566994701</text:p>
          </table:table-cell>
          <table:table-cell office:value-type="float" office:value="10351" calcext:value-type="float">
            <text:p>10351</text:p>
          </table:table-cell>
          <table:table-cell office:value-type="float" office:value="11.2024925128007" calcext:value-type="float">
            <text:p>11.202492512800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7" calcext:value-type="float">
            <text:p>10967</text:p>
          </table:table-cell>
          <table:table-cell office:value-type="float" office:value="9.61466216832315" calcext:value-type="float">
            <text:p>9.61466216832315</text:p>
          </table:table-cell>
          <table:table-cell office:value-type="float" office:value="10485" calcext:value-type="float">
            <text:p>10485</text:p>
          </table:table-cell>
          <table:table-cell office:value-type="float" office:value="10.2531235097759" calcext:value-type="float">
            <text:p>10.2531235097759</text:p>
          </table:table-cell>
          <table:table-cell office:value-type="float" office:value="10559" calcext:value-type="float">
            <text:p>10559</text:p>
          </table:table-cell>
          <table:table-cell office:value-type="float" office:value="10.4781702812766" calcext:value-type="float">
            <text:p>10.4781702812766</text:p>
          </table:table-cell>
          <table:table-cell office:value-type="float" office:value="10563" calcext:value-type="float">
            <text:p>10563</text:p>
          </table:table-cell>
          <table:table-cell office:value-type="float" office:value="10.9674334942725" calcext:value-type="float">
            <text:p>10.967433494272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10" calcext:value-type="float">
            <text:p>10810</text:p>
          </table:table-cell>
          <table:table-cell office:value-type="float" office:value="9.68177613320999" calcext:value-type="float">
            <text:p>9.68177613320999</text:p>
          </table:table-cell>
          <table:table-cell office:value-type="float" office:value="10912" calcext:value-type="float">
            <text:p>10912</text:p>
          </table:table-cell>
          <table:table-cell office:value-type="float" office:value="10.0514112903226" calcext:value-type="float">
            <text:p>10.0514112903226</text:p>
          </table:table-cell>
          <table:table-cell office:value-type="float" office:value="10593" calcext:value-type="float">
            <text:p>10593</text:p>
          </table:table-cell>
          <table:table-cell office:value-type="float" office:value="10.4847540828849" calcext:value-type="float">
            <text:p>10.4847540828849</text:p>
          </table:table-cell>
          <table:table-cell office:value-type="float" office:value="10613" calcext:value-type="float">
            <text:p>10613</text:p>
          </table:table-cell>
          <table:table-cell office:value-type="float" office:value="10.9429002167154" calcext:value-type="float">
            <text:p>10.9429002167154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691" calcext:value-type="float">
            <text:p>10691</text:p>
          </table:table-cell>
          <table:table-cell office:value-type="float" office:value="9.5835749696006" calcext:value-type="float">
            <text:p>9.5835749696006</text:p>
          </table:table-cell>
          <table:table-cell office:value-type="float" office:value="10696" calcext:value-type="float">
            <text:p>10696</text:p>
          </table:table-cell>
          <table:table-cell office:value-type="float" office:value="10.1962415856395" calcext:value-type="float">
            <text:p>10.1962415856395</text:p>
          </table:table-cell>
          <table:table-cell office:value-type="float" office:value="10646" calcext:value-type="float">
            <text:p>10646</text:p>
          </table:table-cell>
          <table:table-cell office:value-type="float" office:value="10.5246101822281" calcext:value-type="float">
            <text:p>10.5246101822281</text:p>
          </table:table-cell>
          <table:table-cell office:value-type="float" office:value="10586" calcext:value-type="float">
            <text:p>10586</text:p>
          </table:table-cell>
          <table:table-cell office:value-type="float" office:value="10.9609862081995" calcext:value-type="float">
            <text:p>10.960986208199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06" calcext:value-type="float">
            <text:p>10906</text:p>
          </table:table-cell>
          <table:table-cell office:value-type="float" office:value="9.63121217678342" calcext:value-type="float">
            <text:p>9.63121217678342</text:p>
          </table:table-cell>
          <table:table-cell office:value-type="float" office:value="10703" calcext:value-type="float">
            <text:p>10703</text:p>
          </table:table-cell>
          <table:table-cell office:value-type="float" office:value="9.91525740446604" calcext:value-type="float">
            <text:p>9.91525740446604</text:p>
          </table:table-cell>
          <table:table-cell office:value-type="float" office:value="10660" calcext:value-type="float">
            <text:p>10660</text:p>
          </table:table-cell>
          <table:table-cell office:value-type="float" office:value="10.4010318949343" calcext:value-type="float">
            <text:p>10.4010318949343</text:p>
          </table:table-cell>
          <table:table-cell office:value-type="float" office:value="10262" calcext:value-type="float">
            <text:p>10262</text:p>
          </table:table-cell>
          <table:table-cell office:value-type="float" office:value="11.1355486259988" calcext:value-type="float">
            <text:p>11.1355486259988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94" calcext:value-type="float">
            <text:p>10794</text:p>
          </table:table-cell>
          <table:table-cell office:value-type="float" office:value="9.71215490087085" calcext:value-type="float">
            <text:p>9.71215490087085</text:p>
          </table:table-cell>
          <table:table-cell office:value-type="float" office:value="10628" calcext:value-type="float">
            <text:p>10628</text:p>
          </table:table-cell>
          <table:table-cell office:value-type="float" office:value="10.0839292435077" calcext:value-type="float">
            <text:p>10.0839292435077</text:p>
          </table:table-cell>
          <table:table-cell office:value-type="float" office:value="10510" calcext:value-type="float">
            <text:p>10510</text:p>
          </table:table-cell>
          <table:table-cell office:value-type="float" office:value="10.3975261655566" calcext:value-type="float">
            <text:p>10.3975261655566</text:p>
          </table:table-cell>
          <table:table-cell office:value-type="float" office:value="10554" calcext:value-type="float">
            <text:p>10554</text:p>
          </table:table-cell>
          <table:table-cell office:value-type="float" office:value="11.1487587644495" calcext:value-type="float">
            <text:p>11.1487587644495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52" calcext:value-type="float">
            <text:p>10752</text:p>
          </table:table-cell>
          <table:table-cell office:value-type="float" office:value="9.55208333333333" calcext:value-type="float">
            <text:p>9.55208333333333</text:p>
          </table:table-cell>
          <table:table-cell office:value-type="float" office:value="10711" calcext:value-type="float">
            <text:p>10711</text:p>
          </table:table-cell>
          <table:table-cell office:value-type="float" office:value="10.0949491177294" calcext:value-type="float">
            <text:p>10.0949491177294</text:p>
          </table:table-cell>
          <table:table-cell office:value-type="float" office:value="10644" calcext:value-type="float">
            <text:p>10644</text:p>
          </table:table-cell>
          <table:table-cell office:value-type="float" office:value="10.3734498308906" calcext:value-type="float">
            <text:p>10.3734498308906</text:p>
          </table:table-cell>
          <table:table-cell office:value-type="float" office:value="10466" calcext:value-type="float">
            <text:p>10466</text:p>
          </table:table-cell>
          <table:table-cell office:value-type="float" office:value="11.2191859354099" calcext:value-type="float">
            <text:p>11.2191859354099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09" calcext:value-type="float">
            <text:p>10809</text:p>
          </table:table-cell>
          <table:table-cell office:value-type="float" office:value="9.65815524100287" calcext:value-type="float">
            <text:p>9.65815524100287</text:p>
          </table:table-cell>
          <table:table-cell office:value-type="float" office:value="10714" calcext:value-type="float">
            <text:p>10714</text:p>
          </table:table-cell>
          <table:table-cell office:value-type="float" office:value="10.0924024640657" calcext:value-type="float">
            <text:p>10.0924024640657</text:p>
          </table:table-cell>
          <table:table-cell office:value-type="float" office:value="10656" calcext:value-type="float">
            <text:p>10656</text:p>
          </table:table-cell>
          <table:table-cell office:value-type="float" office:value="10.2615427927928" calcext:value-type="float">
            <text:p>10.2615427927928</text:p>
          </table:table-cell>
          <table:table-cell office:value-type="float" office:value="10337" calcext:value-type="float">
            <text:p>10337</text:p>
          </table:table-cell>
          <table:table-cell office:value-type="float" office:value="11.0795201702622" calcext:value-type="float">
            <text:p>11.0795201702622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06" calcext:value-type="float">
            <text:p>10906</text:p>
          </table:table-cell>
          <table:table-cell office:value-type="float" office:value="9.65569411333211" calcext:value-type="float">
            <text:p>9.65569411333211</text:p>
          </table:table-cell>
          <table:table-cell office:value-type="float" office:value="10806" calcext:value-type="float">
            <text:p>10806</text:p>
          </table:table-cell>
          <table:table-cell office:value-type="float" office:value="9.90227651304831" calcext:value-type="float">
            <text:p>9.90227651304831</text:p>
          </table:table-cell>
          <table:table-cell office:value-type="float" office:value="10532" calcext:value-type="float">
            <text:p>10532</text:p>
          </table:table-cell>
          <table:table-cell office:value-type="float" office:value="10.5880174705659" calcext:value-type="float">
            <text:p>10.5880174705659</text:p>
          </table:table-cell>
          <table:table-cell office:value-type="float" office:value="10461" calcext:value-type="float">
            <text:p>10461</text:p>
          </table:table-cell>
          <table:table-cell office:value-type="float" office:value="10.7745913392601" calcext:value-type="float">
            <text:p>10.774591339260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36" calcext:value-type="float">
            <text:p>10936</text:p>
          </table:table-cell>
          <table:table-cell office:value-type="float" office:value="9.58851499634236" calcext:value-type="float">
            <text:p>9.58851499634236</text:p>
          </table:table-cell>
          <table:table-cell office:value-type="float" office:value="10593" calcext:value-type="float">
            <text:p>10593</text:p>
          </table:table-cell>
          <table:table-cell office:value-type="float" office:value="10.1237609742283" calcext:value-type="float">
            <text:p>10.1237609742283</text:p>
          </table:table-cell>
          <table:table-cell office:value-type="float" office:value="10697" calcext:value-type="float">
            <text:p>10697</text:p>
          </table:table-cell>
          <table:table-cell office:value-type="float" office:value="10.3886136299897" calcext:value-type="float">
            <text:p>10.3886136299897</text:p>
          </table:table-cell>
          <table:table-cell office:value-type="float" office:value="10216" calcext:value-type="float">
            <text:p>10216</text:p>
          </table:table-cell>
          <table:table-cell office:value-type="float" office:value="11.3935003915427" calcext:value-type="float">
            <text:p>11.3935003915427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29" calcext:value-type="float">
            <text:p>10829</text:p>
          </table:table-cell>
          <table:table-cell office:value-type="float" office:value="9.5816788253763" calcext:value-type="float">
            <text:p>9.5816788253763</text:p>
          </table:table-cell>
          <table:table-cell office:value-type="float" office:value="10720" calcext:value-type="float">
            <text:p>10720</text:p>
          </table:table-cell>
          <table:table-cell office:value-type="float" office:value="10.0932835820896" calcext:value-type="float">
            <text:p>10.0932835820896</text:p>
          </table:table-cell>
          <table:table-cell office:value-type="float" office:value="10698" calcext:value-type="float">
            <text:p>10698</text:p>
          </table:table-cell>
          <table:table-cell office:value-type="float" office:value="10.2574312955693" calcext:value-type="float">
            <text:p>10.2574312955693</text:p>
          </table:table-cell>
          <table:table-cell office:value-type="float" office:value="10443" calcext:value-type="float">
            <text:p>10443</text:p>
          </table:table-cell>
          <table:table-cell office:value-type="float" office:value="11.0576462702289" calcext:value-type="float">
            <text:p>11.0576462702289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85" calcext:value-type="float">
            <text:p>10885</text:p>
          </table:table-cell>
          <table:table-cell office:value-type="float" office:value="9.56389526871842" calcext:value-type="float">
            <text:p>9.56389526871842</text:p>
          </table:table-cell>
          <table:table-cell office:value-type="float" office:value="10658" calcext:value-type="float">
            <text:p>10658</text:p>
          </table:table-cell>
          <table:table-cell office:value-type="float" office:value="9.89669731656971" calcext:value-type="float">
            <text:p>9.89669731656971</text:p>
          </table:table-cell>
          <table:table-cell office:value-type="float" office:value="10630" calcext:value-type="float">
            <text:p>10630</text:p>
          </table:table-cell>
          <table:table-cell office:value-type="float" office:value="10.444590780809" calcext:value-type="float">
            <text:p>10.444590780809</text:p>
          </table:table-cell>
          <table:table-cell office:value-type="float" office:value="10331" calcext:value-type="float">
            <text:p>10331</text:p>
          </table:table-cell>
          <table:table-cell office:value-type="float" office:value="11.2113057787242" calcext:value-type="float">
            <text:p>11.2113057787242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648" calcext:value-type="float">
            <text:p>10648</text:p>
          </table:table-cell>
          <table:table-cell office:value-type="float" office:value="9.74032682193839" calcext:value-type="float">
            <text:p>9.74032682193839</text:p>
          </table:table-cell>
          <table:table-cell office:value-type="float" office:value="10757" calcext:value-type="float">
            <text:p>10757</text:p>
          </table:table-cell>
          <table:table-cell office:value-type="float" office:value="10.0773449846612" calcext:value-type="float">
            <text:p>10.0773449846612</text:p>
          </table:table-cell>
          <table:table-cell office:value-type="float" office:value="10541" calcext:value-type="float">
            <text:p>10541</text:p>
          </table:table-cell>
          <table:table-cell office:value-type="float" office:value="10.6972772981691" calcext:value-type="float">
            <text:p>10.6972772981691</text:p>
          </table:table-cell>
          <table:table-cell office:value-type="float" office:value="10407" calcext:value-type="float">
            <text:p>10407</text:p>
          </table:table-cell>
          <table:table-cell office:value-type="float" office:value="11.3343903142116" calcext:value-type="float">
            <text:p>11.3343903142116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92" calcext:value-type="float">
            <text:p>10892</text:p>
          </table:table-cell>
          <table:table-cell office:value-type="float" office:value="9.63138082996695" calcext:value-type="float">
            <text:p>9.63138082996695</text:p>
          </table:table-cell>
          <table:table-cell office:value-type="float" office:value="10796" calcext:value-type="float">
            <text:p>10796</text:p>
          </table:table-cell>
          <table:table-cell office:value-type="float" office:value="9.9742497221193" calcext:value-type="float">
            <text:p>9.9742497221193</text:p>
          </table:table-cell>
          <table:table-cell office:value-type="float" office:value="10570" calcext:value-type="float">
            <text:p>10570</text:p>
          </table:table-cell>
          <table:table-cell office:value-type="float" office:value="10.4884578997162" calcext:value-type="float">
            <text:p>10.4884578997162</text:p>
          </table:table-cell>
          <table:table-cell office:value-type="float" office:value="10455" calcext:value-type="float">
            <text:p>10455</text:p>
          </table:table-cell>
          <table:table-cell office:value-type="float" office:value="11.1061692969871" calcext:value-type="float">
            <text:p>11.106169296987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06" calcext:value-type="float">
            <text:p>10706</text:p>
          </table:table-cell>
          <table:table-cell office:value-type="float" office:value="9.89407808705399" calcext:value-type="float">
            <text:p>9.89407808705399</text:p>
          </table:table-cell>
          <table:table-cell office:value-type="float" office:value="10546" calcext:value-type="float">
            <text:p>10546</text:p>
          </table:table-cell>
          <table:table-cell office:value-type="float" office:value="10.1591124597004" calcext:value-type="float">
            <text:p>10.1591124597004</text:p>
          </table:table-cell>
          <table:table-cell office:value-type="float" office:value="10479" calcext:value-type="float">
            <text:p>10479</text:p>
          </table:table-cell>
          <table:table-cell office:value-type="float" office:value="10.6295448038935" calcext:value-type="float">
            <text:p>10.6295448038935</text:p>
          </table:table-cell>
          <table:table-cell office:value-type="float" office:value="10479" calcext:value-type="float">
            <text:p>10479</text:p>
          </table:table-cell>
          <table:table-cell office:value-type="float" office:value="11.0996278270827" calcext:value-type="float">
            <text:p>11.0996278270827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53" calcext:value-type="float">
            <text:p>10753</text:p>
          </table:table-cell>
          <table:table-cell office:value-type="float" office:value="9.67943829628941" calcext:value-type="float">
            <text:p>9.67943829628941</text:p>
          </table:table-cell>
          <table:table-cell office:value-type="float" office:value="10699" calcext:value-type="float">
            <text:p>10699</text:p>
          </table:table-cell>
          <table:table-cell office:value-type="float" office:value="10.0700065426675" calcext:value-type="float">
            <text:p>10.0700065426675</text:p>
          </table:table-cell>
          <table:table-cell office:value-type="float" office:value="10439" calcext:value-type="float">
            <text:p>10439</text:p>
          </table:table-cell>
          <table:table-cell office:value-type="float" office:value="10.2821151451288" calcext:value-type="float">
            <text:p>10.2821151451288</text:p>
          </table:table-cell>
          <table:table-cell office:value-type="float" office:value="10447" calcext:value-type="float">
            <text:p>10447</text:p>
          </table:table-cell>
          <table:table-cell office:value-type="float" office:value="11.0724609935867" calcext:value-type="float">
            <text:p>11.072460993586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44" calcext:value-type="float">
            <text:p>10844</text:p>
          </table:table-cell>
          <table:table-cell office:value-type="float" office:value="9.6725378089266" calcext:value-type="float">
            <text:p>9.6725378089266</text:p>
          </table:table-cell>
          <table:table-cell office:value-type="float" office:value="10618" calcext:value-type="float">
            <text:p>10618</text:p>
          </table:table-cell>
          <table:table-cell office:value-type="float" office:value="10.1919382181202" calcext:value-type="float">
            <text:p>10.1919382181202</text:p>
          </table:table-cell>
          <table:table-cell office:value-type="float" office:value="10546" calcext:value-type="float">
            <text:p>10546</text:p>
          </table:table-cell>
          <table:table-cell office:value-type="float" office:value="10.3146216575005" calcext:value-type="float">
            <text:p>10.3146216575005</text:p>
          </table:table-cell>
          <table:table-cell office:value-type="float" office:value="10445" calcext:value-type="float">
            <text:p>10445</text:p>
          </table:table-cell>
          <table:table-cell office:value-type="float" office:value="11.2214456677836" calcext:value-type="float">
            <text:p>11.2214456677836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921" calcext:value-type="float">
            <text:p>7921</text:p>
          </table:table-cell>
          <table:table-cell office:value-type="float" office:value="10.402221941674" calcext:value-type="float">
            <text:p>10.402221941674</text:p>
          </table:table-cell>
          <table:table-cell office:value-type="float" office:value="8163" calcext:value-type="float">
            <text:p>8163</text:p>
          </table:table-cell>
          <table:table-cell office:value-type="float" office:value="10.4603699620238" calcext:value-type="float">
            <text:p>10.4603699620238</text:p>
          </table:table-cell>
          <table:table-cell office:value-type="float" office:value="8160" calcext:value-type="float">
            <text:p>8160</text:p>
          </table:table-cell>
          <table:table-cell office:value-type="float" office:value="10.0459558823529" calcext:value-type="float">
            <text:p>10.0459558823529</text:p>
          </table:table-cell>
          <table:table-cell office:value-type="float" office:value="7888" calcext:value-type="float">
            <text:p>7888</text:p>
          </table:table-cell>
          <table:table-cell office:value-type="float" office:value="10.8577586206897" calcext:value-type="float">
            <text:p>10.8577586206897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40" calcext:value-type="float">
            <text:p>8240</text:p>
          </table:table-cell>
          <table:table-cell office:value-type="float" office:value="9.86347087378641" calcext:value-type="float">
            <text:p>9.86347087378641</text:p>
          </table:table-cell>
          <table:table-cell office:value-type="float" office:value="7905" calcext:value-type="float">
            <text:p>7905</text:p>
          </table:table-cell>
          <table:table-cell office:value-type="float" office:value="10.4342820999368" calcext:value-type="float">
            <text:p>10.4342820999368</text:p>
          </table:table-cell>
          <table:table-cell office:value-type="float" office:value="7992" calcext:value-type="float">
            <text:p>7992</text:p>
          </table:table-cell>
          <table:table-cell office:value-type="float" office:value="10.3151901901902" calcext:value-type="float">
            <text:p>10.3151901901902</text:p>
          </table:table-cell>
          <table:table-cell office:value-type="float" office:value="7668" calcext:value-type="float">
            <text:p>7668</text:p>
          </table:table-cell>
          <table:table-cell office:value-type="float" office:value="11.1660146061555" calcext:value-type="float">
            <text:p>11.1660146061555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51" calcext:value-type="float">
            <text:p>8151</text:p>
          </table:table-cell>
          <table:table-cell office:value-type="float" office:value="10.1075941602257" calcext:value-type="float">
            <text:p>10.1075941602257</text:p>
          </table:table-cell>
          <table:table-cell office:value-type="float" office:value="8010" calcext:value-type="float">
            <text:p>8010</text:p>
          </table:table-cell>
          <table:table-cell office:value-type="float" office:value="10.2059925093633" calcext:value-type="float">
            <text:p>10.2059925093633</text:p>
          </table:table-cell>
          <table:table-cell office:value-type="float" office:value="8132" calcext:value-type="float">
            <text:p>8132</text:p>
          </table:table-cell>
          <table:table-cell office:value-type="float" office:value="10.4481062469257" calcext:value-type="float">
            <text:p>10.4481062469257</text:p>
          </table:table-cell>
          <table:table-cell office:value-type="float" office:value="7958" calcext:value-type="float">
            <text:p>7958</text:p>
          </table:table-cell>
          <table:table-cell office:value-type="float" office:value="10.8929379241015" calcext:value-type="float">
            <text:p>10.8929379241015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25" calcext:value-type="float">
            <text:p>8125</text:p>
          </table:table-cell>
          <table:table-cell office:value-type="float" office:value="10.2680615384615" calcext:value-type="float">
            <text:p>10.2680615384615</text:p>
          </table:table-cell>
          <table:table-cell office:value-type="float" office:value="8161" calcext:value-type="float">
            <text:p>8161</text:p>
          </table:table-cell>
          <table:table-cell office:value-type="float" office:value="10.3842666339909" calcext:value-type="float">
            <text:p>10.3842666339909</text:p>
          </table:table-cell>
          <table:table-cell office:value-type="float" office:value="7863" calcext:value-type="float">
            <text:p>7863</text:p>
          </table:table-cell>
          <table:table-cell office:value-type="float" office:value="10.63563525372" calcext:value-type="float">
            <text:p>10.63563525372</text:p>
          </table:table-cell>
          <table:table-cell office:value-type="float" office:value="7990" calcext:value-type="float">
            <text:p>7990</text:p>
          </table:table-cell>
          <table:table-cell office:value-type="float" office:value="10.7244055068836" calcext:value-type="float">
            <text:p>10.7244055068836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62" calcext:value-type="float">
            <text:p>8362</text:p>
          </table:table-cell>
          <table:table-cell office:value-type="float" office:value="9.81930160248744" calcext:value-type="float">
            <text:p>9.81930160248744</text:p>
          </table:table-cell>
          <table:table-cell office:value-type="float" office:value="8272" calcext:value-type="float">
            <text:p>8272</text:p>
          </table:table-cell>
          <table:table-cell office:value-type="float" office:value="9.83607350096712" calcext:value-type="float">
            <text:p>9.83607350096712</text:p>
          </table:table-cell>
          <table:table-cell office:value-type="float" office:value="8192" calcext:value-type="float">
            <text:p>8192</text:p>
          </table:table-cell>
          <table:table-cell office:value-type="float" office:value="10.21337890625" calcext:value-type="float">
            <text:p>10.21337890625</text:p>
          </table:table-cell>
          <table:table-cell office:value-type="float" office:value="7815" calcext:value-type="float">
            <text:p>7815</text:p>
          </table:table-cell>
          <table:table-cell office:value-type="float" office:value="10.9905310300704" calcext:value-type="float">
            <text:p>10.9905310300704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07" calcext:value-type="float">
            <text:p>8407</text:p>
          </table:table-cell>
          <table:table-cell office:value-type="float" office:value="9.80730343761151" calcext:value-type="float">
            <text:p>9.80730343761151</text:p>
          </table:table-cell>
          <table:table-cell office:value-type="float" office:value="8252" calcext:value-type="float">
            <text:p>8252</text:p>
          </table:table-cell>
          <table:table-cell office:value-type="float" office:value="10.2010421715948" calcext:value-type="float">
            <text:p>10.2010421715948</text:p>
          </table:table-cell>
          <table:table-cell office:value-type="float" office:value="8038" calcext:value-type="float">
            <text:p>8038</text:p>
          </table:table-cell>
          <table:table-cell office:value-type="float" office:value="10.512067678527" calcext:value-type="float">
            <text:p>10.512067678527</text:p>
          </table:table-cell>
          <table:table-cell office:value-type="float" office:value="7960" calcext:value-type="float">
            <text:p>7960</text:p>
          </table:table-cell>
          <table:table-cell office:value-type="float" office:value="10.4042713567839" calcext:value-type="float">
            <text:p>10.4042713567839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71" calcext:value-type="float">
            <text:p>8071</text:p>
          </table:table-cell>
          <table:table-cell office:value-type="float" office:value="10.2553586916119" calcext:value-type="float">
            <text:p>10.2553586916119</text:p>
          </table:table-cell>
          <table:table-cell office:value-type="float" office:value="7924" calcext:value-type="float">
            <text:p>7924</text:p>
          </table:table-cell>
          <table:table-cell office:value-type="float" office:value="10.5381120646138" calcext:value-type="float">
            <text:p>10.5381120646138</text:p>
          </table:table-cell>
          <table:table-cell office:value-type="float" office:value="8202" calcext:value-type="float">
            <text:p>8202</text:p>
          </table:table-cell>
          <table:table-cell office:value-type="float" office:value="10.3730797366496" calcext:value-type="float">
            <text:p>10.3730797366496</text:p>
          </table:table-cell>
          <table:table-cell office:value-type="float" office:value="7918" calcext:value-type="float">
            <text:p>7918</text:p>
          </table:table-cell>
          <table:table-cell office:value-type="float" office:value="10.9672897196262" calcext:value-type="float">
            <text:p>10.9672897196262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34" calcext:value-type="float">
            <text:p>8134</text:p>
          </table:table-cell>
          <table:table-cell office:value-type="float" office:value="9.98610769609048" calcext:value-type="float">
            <text:p>9.98610769609048</text:p>
          </table:table-cell>
          <table:table-cell office:value-type="float" office:value="7986" calcext:value-type="float">
            <text:p>7986</text:p>
          </table:table-cell>
          <table:table-cell office:value-type="float" office:value="10.5388179313799" calcext:value-type="float">
            <text:p>10.5388179313799</text:p>
          </table:table-cell>
          <table:table-cell office:value-type="float" office:value="8003" calcext:value-type="float">
            <text:p>8003</text:p>
          </table:table-cell>
          <table:table-cell office:value-type="float" office:value="10.4590778458078" calcext:value-type="float">
            <text:p>10.4590778458078</text:p>
          </table:table-cell>
          <table:table-cell office:value-type="float" office:value="7965" calcext:value-type="float">
            <text:p>7965</text:p>
          </table:table-cell>
          <table:table-cell office:value-type="float" office:value="10.4441933458883" calcext:value-type="float">
            <text:p>10.4441933458883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82" calcext:value-type="float">
            <text:p>8082</text:p>
          </table:table-cell>
          <table:table-cell office:value-type="float" office:value="10.3328384063351" calcext:value-type="float">
            <text:p>10.3328384063351</text:p>
          </table:table-cell>
          <table:table-cell office:value-type="float" office:value="7870" calcext:value-type="float">
            <text:p>7870</text:p>
          </table:table-cell>
          <table:table-cell office:value-type="float" office:value="10.3130876747141" calcext:value-type="float">
            <text:p>10.3130876747141</text:p>
          </table:table-cell>
          <table:table-cell office:value-type="float" office:value="8056" calcext:value-type="float">
            <text:p>8056</text:p>
          </table:table-cell>
          <table:table-cell office:value-type="float" office:value="10.5279294935452" calcext:value-type="float">
            <text:p>10.5279294935452</text:p>
          </table:table-cell>
          <table:table-cell office:value-type="float" office:value="7925" calcext:value-type="float">
            <text:p>7925</text:p>
          </table:table-cell>
          <table:table-cell office:value-type="float" office:value="10.7781703470032" calcext:value-type="float">
            <text:p>10.7781703470032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98" calcext:value-type="float">
            <text:p>8298</text:p>
          </table:table-cell>
          <table:table-cell office:value-type="float" office:value="10.1955892986262" calcext:value-type="float">
            <text:p>10.1955892986262</text:p>
          </table:table-cell>
          <table:table-cell office:value-type="float" office:value="8164" calcext:value-type="float">
            <text:p>8164</text:p>
          </table:table-cell>
          <table:table-cell office:value-type="float" office:value="10.265066144047" calcext:value-type="float">
            <text:p>10.265066144047</text:p>
          </table:table-cell>
          <table:table-cell office:value-type="float" office:value="8084" calcext:value-type="float">
            <text:p>8084</text:p>
          </table:table-cell>
          <table:table-cell office:value-type="float" office:value="10.2315685304305" calcext:value-type="float">
            <text:p>10.2315685304305</text:p>
          </table:table-cell>
          <table:table-cell office:value-type="float" office:value="8156" calcext:value-type="float">
            <text:p>8156</text:p>
          </table:table-cell>
          <table:table-cell office:value-type="float" office:value="10.420426679745" calcext:value-type="float">
            <text:p>10.42042667974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09" calcext:value-type="float">
            <text:p>8209</text:p>
          </table:table-cell>
          <table:table-cell office:value-type="float" office:value="10.0850286271166" calcext:value-type="float">
            <text:p>10.0850286271166</text:p>
          </table:table-cell>
          <table:table-cell office:value-type="float" office:value="8032" calcext:value-type="float">
            <text:p>8032</text:p>
          </table:table-cell>
          <table:table-cell office:value-type="float" office:value="10.7300796812749" calcext:value-type="float">
            <text:p>10.7300796812749</text:p>
          </table:table-cell>
          <table:table-cell office:value-type="float" office:value="8296" calcext:value-type="float">
            <text:p>8296</text:p>
          </table:table-cell>
          <table:table-cell office:value-type="float" office:value="10.0344744455159" calcext:value-type="float">
            <text:p>10.0344744455159</text:p>
          </table:table-cell>
          <table:table-cell office:value-type="float" office:value="8224" calcext:value-type="float">
            <text:p>8224</text:p>
          </table:table-cell>
          <table:table-cell office:value-type="float" office:value="10.4007782101167" calcext:value-type="float">
            <text:p>10.4007782101167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81" calcext:value-type="float">
            <text:p>8081</text:p>
          </table:table-cell>
          <table:table-cell office:value-type="float" office:value="9.92055438683331" calcext:value-type="float">
            <text:p>9.92055438683331</text:p>
          </table:table-cell>
          <table:table-cell office:value-type="float" office:value="8002" calcext:value-type="float">
            <text:p>8002</text:p>
          </table:table-cell>
          <table:table-cell office:value-type="float" office:value="10.6369657585604" calcext:value-type="float">
            <text:p>10.6369657585604</text:p>
          </table:table-cell>
          <table:table-cell office:value-type="float" office:value="8160" calcext:value-type="float">
            <text:p>8160</text:p>
          </table:table-cell>
          <table:table-cell office:value-type="float" office:value="10.5011029411765" calcext:value-type="float">
            <text:p>10.5011029411765</text:p>
          </table:table-cell>
          <table:table-cell office:value-type="float" office:value="7911" calcext:value-type="float">
            <text:p>7911</text:p>
          </table:table-cell>
          <table:table-cell office:value-type="float" office:value="10.9149285804576" calcext:value-type="float">
            <text:p>10.9149285804576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72" calcext:value-type="float">
            <text:p>8172</text:p>
          </table:table-cell>
          <table:table-cell office:value-type="float" office:value="10.1862457170827" calcext:value-type="float">
            <text:p>10.1862457170827</text:p>
          </table:table-cell>
          <table:table-cell office:value-type="float" office:value="8141" calcext:value-type="float">
            <text:p>8141</text:p>
          </table:table-cell>
          <table:table-cell office:value-type="float" office:value="10.1598083773492" calcext:value-type="float">
            <text:p>10.1598083773492</text:p>
          </table:table-cell>
          <table:table-cell office:value-type="float" office:value="8089" calcext:value-type="float">
            <text:p>8089</text:p>
          </table:table-cell>
          <table:table-cell office:value-type="float" office:value="10.2733341574978" calcext:value-type="float">
            <text:p>10.2733341574978</text:p>
          </table:table-cell>
          <table:table-cell office:value-type="float" office:value="7987" calcext:value-type="float">
            <text:p>7987</text:p>
          </table:table-cell>
          <table:table-cell office:value-type="float" office:value="10.6324026543133" calcext:value-type="float">
            <text:p>10.6324026543133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36" calcext:value-type="float">
            <text:p>8336</text:p>
          </table:table-cell>
          <table:table-cell office:value-type="float" office:value="9.92454414587332" calcext:value-type="float">
            <text:p>9.92454414587332</text:p>
          </table:table-cell>
          <table:table-cell office:value-type="float" office:value="8094" calcext:value-type="float">
            <text:p>8094</text:p>
          </table:table-cell>
          <table:table-cell office:value-type="float" office:value="10.6156412157153" calcext:value-type="float">
            <text:p>10.6156412157153</text:p>
          </table:table-cell>
          <table:table-cell office:value-type="float" office:value="8206" calcext:value-type="float">
            <text:p>8206</text:p>
          </table:table-cell>
          <table:table-cell office:value-type="float" office:value="10.3146478186693" calcext:value-type="float">
            <text:p>10.3146478186693</text:p>
          </table:table-cell>
          <table:table-cell office:value-type="float" office:value="8042" calcext:value-type="float">
            <text:p>8042</text:p>
          </table:table-cell>
          <table:table-cell office:value-type="float" office:value="10.6906242228301" calcext:value-type="float">
            <text:p>10.690624222830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89" calcext:value-type="float">
            <text:p>8289</text:p>
          </table:table-cell>
          <table:table-cell office:value-type="float" office:value="9.85281698636748" calcext:value-type="float">
            <text:p>9.85281698636748</text:p>
          </table:table-cell>
          <table:table-cell office:value-type="float" office:value="8087" calcext:value-type="float">
            <text:p>8087</text:p>
          </table:table-cell>
          <table:table-cell office:value-type="float" office:value="10.5173735625077" calcext:value-type="float">
            <text:p>10.5173735625077</text:p>
          </table:table-cell>
          <table:table-cell office:value-type="float" office:value="8052" calcext:value-type="float">
            <text:p>8052</text:p>
          </table:table-cell>
          <table:table-cell office:value-type="float" office:value="10.4072280178838" calcext:value-type="float">
            <text:p>10.4072280178838</text:p>
          </table:table-cell>
          <table:table-cell office:value-type="float" office:value="7812" calcext:value-type="float">
            <text:p>7812</text:p>
          </table:table-cell>
          <table:table-cell office:value-type="float" office:value="10.6849718381976" calcext:value-type="float">
            <text:p>10.6849718381976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72" calcext:value-type="float">
            <text:p>8172</text:p>
          </table:table-cell>
          <table:table-cell office:value-type="float" office:value="10.2550171316691" calcext:value-type="float">
            <text:p>10.2550171316691</text:p>
          </table:table-cell>
          <table:table-cell office:value-type="float" office:value="7876" calcext:value-type="float">
            <text:p>7876</text:p>
          </table:table-cell>
          <table:table-cell office:value-type="float" office:value="10.6274758760792" calcext:value-type="float">
            <text:p>10.6274758760792</text:p>
          </table:table-cell>
          <table:table-cell office:value-type="float" office:value="8068" calcext:value-type="float">
            <text:p>8068</text:p>
          </table:table-cell>
          <table:table-cell office:value-type="float" office:value="10.3476698066435" calcext:value-type="float">
            <text:p>10.3476698066435</text:p>
          </table:table-cell>
          <table:table-cell office:value-type="float" office:value="8052" calcext:value-type="float">
            <text:p>8052</text:p>
          </table:table-cell>
          <table:table-cell office:value-type="float" office:value="10.7971932439146" calcext:value-type="float">
            <text:p>10.7971932439146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54" calcext:value-type="float">
            <text:p>8254</text:p>
          </table:table-cell>
          <table:table-cell office:value-type="float" office:value="10.1199418463775" calcext:value-type="float">
            <text:p>10.1199418463775</text:p>
          </table:table-cell>
          <table:table-cell office:value-type="float" office:value="7949" calcext:value-type="float">
            <text:p>7949</text:p>
          </table:table-cell>
          <table:table-cell office:value-type="float" office:value="10.8153226820984" calcext:value-type="float">
            <text:p>10.8153226820984</text:p>
          </table:table-cell>
          <table:table-cell office:value-type="float" office:value="8282" calcext:value-type="float">
            <text:p>8282</text:p>
          </table:table-cell>
          <table:table-cell office:value-type="float" office:value="10.2370200434678" calcext:value-type="float">
            <text:p>10.2370200434678</text:p>
          </table:table-cell>
          <table:table-cell office:value-type="float" office:value="8102" calcext:value-type="float">
            <text:p>8102</text:p>
          </table:table-cell>
          <table:table-cell office:value-type="float" office:value="10.4203900271538" calcext:value-type="float">
            <text:p>10.4203900271538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89" calcext:value-type="float">
            <text:p>8189</text:p>
          </table:table-cell>
          <table:table-cell office:value-type="float" office:value="10.0594700207596" calcext:value-type="float">
            <text:p>10.0594700207596</text:p>
          </table:table-cell>
          <table:table-cell office:value-type="float" office:value="7871" calcext:value-type="float">
            <text:p>7871</text:p>
          </table:table-cell>
          <table:table-cell office:value-type="float" office:value="10.5225511370855" calcext:value-type="float">
            <text:p>10.5225511370855</text:p>
          </table:table-cell>
          <table:table-cell office:value-type="float" office:value="8062" calcext:value-type="float">
            <text:p>8062</text:p>
          </table:table-cell>
          <table:table-cell office:value-type="float" office:value="10.3191515752915" calcext:value-type="float">
            <text:p>10.3191515752915</text:p>
          </table:table-cell>
          <table:table-cell office:value-type="float" office:value="7819" calcext:value-type="float">
            <text:p>7819</text:p>
          </table:table-cell>
          <table:table-cell office:value-type="float" office:value="10.9438547128789" calcext:value-type="float">
            <text:p>10.943854712878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06" calcext:value-type="float">
            <text:p>8306</text:p>
          </table:table-cell>
          <table:table-cell office:value-type="float" office:value="9.91512159884421" calcext:value-type="float">
            <text:p>9.91512159884421</text:p>
          </table:table-cell>
          <table:table-cell office:value-type="float" office:value="8243" calcext:value-type="float">
            <text:p>8243</text:p>
          </table:table-cell>
          <table:table-cell office:value-type="float" office:value="10.2155768530875" calcext:value-type="float">
            <text:p>10.2155768530875</text:p>
          </table:table-cell>
          <table:table-cell office:value-type="float" office:value="8009" calcext:value-type="float">
            <text:p>8009</text:p>
          </table:table-cell>
          <table:table-cell office:value-type="float" office:value="10.5820951429642" calcext:value-type="float">
            <text:p>10.5820951429642</text:p>
          </table:table-cell>
          <table:table-cell office:value-type="float" office:value="8166" calcext:value-type="float">
            <text:p>8166</text:p>
          </table:table-cell>
          <table:table-cell office:value-type="float" office:value="10.6803820720059" calcext:value-type="float">
            <text:p>10.6803820720059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94" calcext:value-type="float">
            <text:p>8294</text:p>
          </table:table-cell>
          <table:table-cell office:value-type="float" office:value="10.2550036170726" calcext:value-type="float">
            <text:p>10.2550036170726</text:p>
          </table:table-cell>
          <table:table-cell office:value-type="float" office:value="8151" calcext:value-type="float">
            <text:p>8151</text:p>
          </table:table-cell>
          <table:table-cell office:value-type="float" office:value="10.3514906146485" calcext:value-type="float">
            <text:p>10.3514906146485</text:p>
          </table:table-cell>
          <table:table-cell office:value-type="float" office:value="8145" calcext:value-type="float">
            <text:p>8145</text:p>
          </table:table-cell>
          <table:table-cell office:value-type="float" office:value="10.5232658072437" calcext:value-type="float">
            <text:p>10.5232658072437</text:p>
          </table:table-cell>
          <table:table-cell office:value-type="float" office:value="7908" calcext:value-type="float">
            <text:p>7908</text:p>
          </table:table-cell>
          <table:table-cell office:value-type="float" office:value="10.8931461810825" calcext:value-type="float">
            <text:p>10.893146181082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87" calcext:value-type="float">
            <text:p>10987</text:p>
          </table:table-cell>
          <table:table-cell office:value-type="float" office:value="8.84618185127878" calcext:value-type="float">
            <text:p>8.84618185127878</text:p>
          </table:table-cell>
          <table:table-cell office:value-type="float" office:value="11126" calcext:value-type="float">
            <text:p>11126</text:p>
          </table:table-cell>
          <table:table-cell office:value-type="float" office:value="9.13221283480137" calcext:value-type="float">
            <text:p>9.13221283480137</text:p>
          </table:table-cell>
          <table:table-cell office:value-type="float" office:value="10909" calcext:value-type="float">
            <text:p>10909</text:p>
          </table:table-cell>
          <table:table-cell office:value-type="float" office:value="9.3960033000275" calcext:value-type="float">
            <text:p>9.3960033000275</text:p>
          </table:table-cell>
          <table:table-cell office:value-type="float" office:value="10998" calcext:value-type="float">
            <text:p>10998</text:p>
          </table:table-cell>
          <table:table-cell office:value-type="float" office:value="9.60020003637025" calcext:value-type="float">
            <text:p>9.600200036370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2" calcext:value-type="float">
            <text:p>11182</text:p>
          </table:table-cell>
          <table:table-cell office:value-type="float" office:value="8.97352888570918" calcext:value-type="float">
            <text:p>8.97352888570918</text:p>
          </table:table-cell>
          <table:table-cell office:value-type="float" office:value="10838" calcext:value-type="float">
            <text:p>10838</text:p>
          </table:table-cell>
          <table:table-cell office:value-type="float" office:value="9.35486252076029" calcext:value-type="float">
            <text:p>9.35486252076029</text:p>
          </table:table-cell>
          <table:table-cell office:value-type="float" office:value="10873" calcext:value-type="float">
            <text:p>10873</text:p>
          </table:table-cell>
          <table:table-cell office:value-type="float" office:value="9.28437413777246" calcext:value-type="float">
            <text:p>9.28437413777246</text:p>
          </table:table-cell>
          <table:table-cell office:value-type="float" office:value="10969" calcext:value-type="float">
            <text:p>10969</text:p>
          </table:table-cell>
          <table:table-cell office:value-type="float" office:value="9.53596499225089" calcext:value-type="float">
            <text:p>9.5359649922508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40" calcext:value-type="float">
            <text:p>11040</text:p>
          </table:table-cell>
          <table:table-cell office:value-type="float" office:value="9.06313405797101" calcext:value-type="float">
            <text:p>9.06313405797101</text:p>
          </table:table-cell>
          <table:table-cell office:value-type="float" office:value="11053" calcext:value-type="float">
            <text:p>11053</text:p>
          </table:table-cell>
          <table:table-cell office:value-type="float" office:value="9.11227720980729" calcext:value-type="float">
            <text:p>9.11227720980729</text:p>
          </table:table-cell>
          <table:table-cell office:value-type="float" office:value="10844" calcext:value-type="float">
            <text:p>10844</text:p>
          </table:table-cell>
          <table:table-cell office:value-type="float" office:value="9.25479527849502" calcext:value-type="float">
            <text:p>9.25479527849502</text:p>
          </table:table-cell>
          <table:table-cell office:value-type="float" office:value="10738" calcext:value-type="float">
            <text:p>10738</text:p>
          </table:table-cell>
          <table:table-cell office:value-type="float" office:value="9.58716707021792" calcext:value-type="float">
            <text:p>9.58716707021792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47" calcext:value-type="float">
            <text:p>10947</text:p>
          </table:table-cell>
          <table:table-cell office:value-type="float" office:value="8.95039736914223" calcext:value-type="float">
            <text:p>8.95039736914223</text:p>
          </table:table-cell>
          <table:table-cell office:value-type="float" office:value="10932" calcext:value-type="float">
            <text:p>10932</text:p>
          </table:table-cell>
          <table:table-cell office:value-type="float" office:value="9.10601902671058" calcext:value-type="float">
            <text:p>9.10601902671058</text:p>
          </table:table-cell>
          <table:table-cell office:value-type="float" office:value="10901" calcext:value-type="float">
            <text:p>10901</text:p>
          </table:table-cell>
          <table:table-cell office:value-type="float" office:value="9.39005595816898" calcext:value-type="float">
            <text:p>9.39005595816898</text:p>
          </table:table-cell>
          <table:table-cell office:value-type="float" office:value="10946" calcext:value-type="float">
            <text:p>10946</text:p>
          </table:table-cell>
          <table:table-cell office:value-type="float" office:value="9.50648638772154" calcext:value-type="float">
            <text:p>9.5064863877215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81" calcext:value-type="float">
            <text:p>11081</text:p>
          </table:table-cell>
          <table:table-cell office:value-type="float" office:value="8.88863820954787" calcext:value-type="float">
            <text:p>8.88863820954787</text:p>
          </table:table-cell>
          <table:table-cell office:value-type="float" office:value="11094" calcext:value-type="float">
            <text:p>11094</text:p>
          </table:table-cell>
          <table:table-cell office:value-type="float" office:value="9.08554173427078" calcext:value-type="float">
            <text:p>9.08554173427078</text:p>
          </table:table-cell>
          <table:table-cell office:value-type="float" office:value="11000" calcext:value-type="float">
            <text:p>11000</text:p>
          </table:table-cell>
          <table:table-cell office:value-type="float" office:value="9.23918181818182" calcext:value-type="float">
            <text:p>9.23918181818182</text:p>
          </table:table-cell>
          <table:table-cell office:value-type="float" office:value="10876" calcext:value-type="float">
            <text:p>10876</text:p>
          </table:table-cell>
          <table:table-cell office:value-type="float" office:value="9.67763883780802" calcext:value-type="float">
            <text:p>9.67763883780802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52" calcext:value-type="float">
            <text:p>10852</text:p>
          </table:table-cell>
          <table:table-cell office:value-type="float" office:value="8.96691854036122" calcext:value-type="float">
            <text:p>8.96691854036122</text:p>
          </table:table-cell>
          <table:table-cell office:value-type="float" office:value="10995" calcext:value-type="float">
            <text:p>10995</text:p>
          </table:table-cell>
          <table:table-cell office:value-type="float" office:value="9.19772623919964" calcext:value-type="float">
            <text:p>9.19772623919964</text:p>
          </table:table-cell>
          <table:table-cell office:value-type="float" office:value="10929" calcext:value-type="float">
            <text:p>10929</text:p>
          </table:table-cell>
          <table:table-cell office:value-type="float" office:value="9.28950498673255" calcext:value-type="float">
            <text:p>9.28950498673255</text:p>
          </table:table-cell>
          <table:table-cell office:value-type="float" office:value="10999" calcext:value-type="float">
            <text:p>10999</text:p>
          </table:table-cell>
          <table:table-cell office:value-type="float" office:value="9.50768251659242" calcext:value-type="float">
            <text:p>9.5076825165924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43" calcext:value-type="float">
            <text:p>11043</text:p>
          </table:table-cell>
          <table:table-cell office:value-type="float" office:value="9.0036222041112" calcext:value-type="float">
            <text:p>9.0036222041112</text:p>
          </table:table-cell>
          <table:table-cell office:value-type="float" office:value="11017" calcext:value-type="float">
            <text:p>11017</text:p>
          </table:table-cell>
          <table:table-cell office:value-type="float" office:value="9.24144503948443" calcext:value-type="float">
            <text:p>9.24144503948443</text:p>
          </table:table-cell>
          <table:table-cell office:value-type="float" office:value="11029" calcext:value-type="float">
            <text:p>11029</text:p>
          </table:table-cell>
          <table:table-cell office:value-type="float" office:value="9.18605494605132" calcext:value-type="float">
            <text:p>9.18605494605132</text:p>
          </table:table-cell>
          <table:table-cell office:value-type="float" office:value="10866" calcext:value-type="float">
            <text:p>10866</text:p>
          </table:table-cell>
          <table:table-cell office:value-type="float" office:value="9.71820357077121" calcext:value-type="float">
            <text:p>9.7182035707712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43" calcext:value-type="float">
            <text:p>10943</text:p>
          </table:table-cell>
          <table:table-cell office:value-type="float" office:value="9.02193182856621" calcext:value-type="float">
            <text:p>9.02193182856621</text:p>
          </table:table-cell>
          <table:table-cell office:value-type="float" office:value="11039" calcext:value-type="float">
            <text:p>11039</text:p>
          </table:table-cell>
          <table:table-cell office:value-type="float" office:value="9.04493160612374" calcext:value-type="float">
            <text:p>9.04493160612374</text:p>
          </table:table-cell>
          <table:table-cell office:value-type="float" office:value="10927" calcext:value-type="float">
            <text:p>10927</text:p>
          </table:table-cell>
          <table:table-cell office:value-type="float" office:value="9.1942893749428" calcext:value-type="float">
            <text:p>9.1942893749428</text:p>
          </table:table-cell>
          <table:table-cell office:value-type="float" office:value="10888" calcext:value-type="float">
            <text:p>10888</text:p>
          </table:table-cell>
          <table:table-cell office:value-type="float" office:value="9.39346069066863" calcext:value-type="float">
            <text:p>9.39346069066863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46" calcext:value-type="float">
            <text:p>11146</text:p>
          </table:table-cell>
          <table:table-cell office:value-type="float" office:value="8.99031042526467" calcext:value-type="float">
            <text:p>8.99031042526467</text:p>
          </table:table-cell>
          <table:table-cell office:value-type="float" office:value="10742" calcext:value-type="float">
            <text:p>10742</text:p>
          </table:table-cell>
          <table:table-cell office:value-type="float" office:value="9.29528951778067" calcext:value-type="float">
            <text:p>9.29528951778067</text:p>
          </table:table-cell>
          <table:table-cell office:value-type="float" office:value="10932" calcext:value-type="float">
            <text:p>10932</text:p>
          </table:table-cell>
          <table:table-cell office:value-type="float" office:value="9.38547383827296" calcext:value-type="float">
            <text:p>9.38547383827296</text:p>
          </table:table-cell>
          <table:table-cell office:value-type="float" office:value="10671" calcext:value-type="float">
            <text:p>10671</text:p>
          </table:table-cell>
          <table:table-cell office:value-type="float" office:value="9.50829350576328" calcext:value-type="float">
            <text:p>9.50829350576328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8" calcext:value-type="float">
            <text:p>10968</text:p>
          </table:table-cell>
          <table:table-cell office:value-type="float" office:value="9.08707148067104" calcext:value-type="float">
            <text:p>9.08707148067104</text:p>
          </table:table-cell>
          <table:table-cell office:value-type="float" office:value="10904" calcext:value-type="float">
            <text:p>10904</text:p>
          </table:table-cell>
          <table:table-cell office:value-type="float" office:value="9.19222303741746" calcext:value-type="float">
            <text:p>9.19222303741746</text:p>
          </table:table-cell>
          <table:table-cell office:value-type="float" office:value="10906" calcext:value-type="float">
            <text:p>10906</text:p>
          </table:table-cell>
          <table:table-cell office:value-type="float" office:value="9.3008435723455" calcext:value-type="float">
            <text:p>9.3008435723455</text:p>
          </table:table-cell>
          <table:table-cell office:value-type="float" office:value="10816" calcext:value-type="float">
            <text:p>10816</text:p>
          </table:table-cell>
          <table:table-cell office:value-type="float" office:value="9.40338387573964" calcext:value-type="float">
            <text:p>9.40338387573964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12" calcext:value-type="float">
            <text:p>11012</text:p>
          </table:table-cell>
          <table:table-cell office:value-type="float" office:value="8.9545949872866" calcext:value-type="float">
            <text:p>8.9545949872866</text:p>
          </table:table-cell>
          <table:table-cell office:value-type="float" office:value="10998" calcext:value-type="float">
            <text:p>10998</text:p>
          </table:table-cell>
          <table:table-cell office:value-type="float" office:value="9.11274777232224" calcext:value-type="float">
            <text:p>9.11274777232224</text:p>
          </table:table-cell>
          <table:table-cell office:value-type="float" office:value="10889" calcext:value-type="float">
            <text:p>10889</text:p>
          </table:table-cell>
          <table:table-cell office:value-type="float" office:value="9.28717053907613" calcext:value-type="float">
            <text:p>9.28717053907613</text:p>
          </table:table-cell>
          <table:table-cell office:value-type="float" office:value="10993" calcext:value-type="float">
            <text:p>10993</text:p>
          </table:table-cell>
          <table:table-cell office:value-type="float" office:value="9.51041571909397" calcext:value-type="float">
            <text:p>9.51041571909397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1" calcext:value-type="float">
            <text:p>11191</text:p>
          </table:table-cell>
          <table:table-cell office:value-type="float" office:value="8.89455812706639" calcext:value-type="float">
            <text:p>8.89455812706639</text:p>
          </table:table-cell>
          <table:table-cell office:value-type="float" office:value="11075" calcext:value-type="float">
            <text:p>11075</text:p>
          </table:table-cell>
          <table:table-cell office:value-type="float" office:value="9.12559819413093" calcext:value-type="float">
            <text:p>9.12559819413093</text:p>
          </table:table-cell>
          <table:table-cell office:value-type="float" office:value="10929" calcext:value-type="float">
            <text:p>10929</text:p>
          </table:table-cell>
          <table:table-cell office:value-type="float" office:value="9.3955531155641" calcext:value-type="float">
            <text:p>9.3955531155641</text:p>
          </table:table-cell>
          <table:table-cell office:value-type="float" office:value="10954" calcext:value-type="float">
            <text:p>10954</text:p>
          </table:table-cell>
          <table:table-cell office:value-type="float" office:value="9.46184042358956" calcext:value-type="float">
            <text:p>9.46184042358956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72" calcext:value-type="float">
            <text:p>10972</text:p>
          </table:table-cell>
          <table:table-cell office:value-type="float" office:value="8.94659132336857" calcext:value-type="float">
            <text:p>8.94659132336857</text:p>
          </table:table-cell>
          <table:table-cell office:value-type="float" office:value="10915" calcext:value-type="float">
            <text:p>10915</text:p>
          </table:table-cell>
          <table:table-cell office:value-type="float" office:value="9.09720568025653" calcext:value-type="float">
            <text:p>9.09720568025653</text:p>
          </table:table-cell>
          <table:table-cell office:value-type="float" office:value="10924" calcext:value-type="float">
            <text:p>10924</text:p>
          </table:table-cell>
          <table:table-cell office:value-type="float" office:value="9.25027462467961" calcext:value-type="float">
            <text:p>9.25027462467961</text:p>
          </table:table-cell>
          <table:table-cell office:value-type="float" office:value="10870" calcext:value-type="float">
            <text:p>10870</text:p>
          </table:table-cell>
          <table:table-cell office:value-type="float" office:value="9.76651333946642" calcext:value-type="float">
            <text:p>9.76651333946642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11" calcext:value-type="float">
            <text:p>11011</text:p>
          </table:table-cell>
          <table:table-cell office:value-type="float" office:value="8.93016074834257" calcext:value-type="float">
            <text:p>8.93016074834257</text:p>
          </table:table-cell>
          <table:table-cell office:value-type="float" office:value="11006" calcext:value-type="float">
            <text:p>11006</text:p>
          </table:table-cell>
          <table:table-cell office:value-type="float" office:value="9.09540250772306" calcext:value-type="float">
            <text:p>9.09540250772306</text:p>
          </table:table-cell>
          <table:table-cell office:value-type="float" office:value="10919" calcext:value-type="float">
            <text:p>10919</text:p>
          </table:table-cell>
          <table:table-cell office:value-type="float" office:value="9.15358549317703" calcext:value-type="float">
            <text:p>9.15358549317703</text:p>
          </table:table-cell>
          <table:table-cell office:value-type="float" office:value="10803" calcext:value-type="float">
            <text:p>10803</text:p>
          </table:table-cell>
          <table:table-cell office:value-type="float" office:value="9.66102008701287" calcext:value-type="float">
            <text:p>9.6610200870128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00" calcext:value-type="float">
            <text:p>11100</text:p>
          </table:table-cell>
          <table:table-cell office:value-type="float" office:value="8.77747747747748" calcext:value-type="float">
            <text:p>8.77747747747748</text:p>
          </table:table-cell>
          <table:table-cell office:value-type="float" office:value="10835" calcext:value-type="float">
            <text:p>10835</text:p>
          </table:table-cell>
          <table:table-cell office:value-type="float" office:value="9.17092754960775" calcext:value-type="float">
            <text:p>9.17092754960775</text:p>
          </table:table-cell>
          <table:table-cell office:value-type="float" office:value="10956" calcext:value-type="float">
            <text:p>10956</text:p>
          </table:table-cell>
          <table:table-cell office:value-type="float" office:value="9.27272727272727" calcext:value-type="float">
            <text:p>9.27272727272727</text:p>
          </table:table-cell>
          <table:table-cell office:value-type="float" office:value="10718" calcext:value-type="float">
            <text:p>10718</text:p>
          </table:table-cell>
          <table:table-cell office:value-type="float" office:value="9.67867139391678" calcext:value-type="float">
            <text:p>9.6786713939167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58" calcext:value-type="float">
            <text:p>11058</text:p>
          </table:table-cell>
          <table:table-cell office:value-type="float" office:value="8.98100922409116" calcext:value-type="float">
            <text:p>8.98100922409116</text:p>
          </table:table-cell>
          <table:table-cell office:value-type="float" office:value="11093" calcext:value-type="float">
            <text:p>11093</text:p>
          </table:table-cell>
          <table:table-cell office:value-type="float" office:value="8.96619489768322" calcext:value-type="float">
            <text:p>8.96619489768322</text:p>
          </table:table-cell>
          <table:table-cell office:value-type="float" office:value="10905" calcext:value-type="float">
            <text:p>10905</text:p>
          </table:table-cell>
          <table:table-cell office:value-type="float" office:value="9.26006419073819" calcext:value-type="float">
            <text:p>9.26006419073819</text:p>
          </table:table-cell>
          <table:table-cell office:value-type="float" office:value="10947" calcext:value-type="float">
            <text:p>10947</text:p>
          </table:table-cell>
          <table:table-cell office:value-type="float" office:value="9.46432812642733" calcext:value-type="float">
            <text:p>9.46432812642733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35" calcext:value-type="float">
            <text:p>11035</text:p>
          </table:table-cell>
          <table:table-cell office:value-type="float" office:value="8.89415496148618" calcext:value-type="float">
            <text:p>8.89415496148618</text:p>
          </table:table-cell>
          <table:table-cell office:value-type="float" office:value="10988" calcext:value-type="float">
            <text:p>10988</text:p>
          </table:table-cell>
          <table:table-cell office:value-type="float" office:value="9.14406625409538" calcext:value-type="float">
            <text:p>9.14406625409538</text:p>
          </table:table-cell>
          <table:table-cell office:value-type="float" office:value="10979" calcext:value-type="float">
            <text:p>10979</text:p>
          </table:table-cell>
          <table:table-cell office:value-type="float" office:value="9.28718462519355" calcext:value-type="float">
            <text:p>9.28718462519355</text:p>
          </table:table-cell>
          <table:table-cell office:value-type="float" office:value="10909" calcext:value-type="float">
            <text:p>10909</text:p>
          </table:table-cell>
          <table:table-cell office:value-type="float" office:value="9.73645613713448" calcext:value-type="float">
            <text:p>9.73645613713448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14" calcext:value-type="float">
            <text:p>11114</text:p>
          </table:table-cell>
          <table:table-cell office:value-type="float" office:value="8.95672125247436" calcext:value-type="float">
            <text:p>8.95672125247436</text:p>
          </table:table-cell>
          <table:table-cell office:value-type="float" office:value="11104" calcext:value-type="float">
            <text:p>11104</text:p>
          </table:table-cell>
          <table:table-cell office:value-type="float" office:value="8.99036383285303" calcext:value-type="float">
            <text:p>8.99036383285303</text:p>
          </table:table-cell>
          <table:table-cell office:value-type="float" office:value="10838" calcext:value-type="float">
            <text:p>10838</text:p>
          </table:table-cell>
          <table:table-cell office:value-type="float" office:value="9.26222550286031" calcext:value-type="float">
            <text:p>9.26222550286031</text:p>
          </table:table-cell>
          <table:table-cell office:value-type="float" office:value="10920" calcext:value-type="float">
            <text:p>10920</text:p>
          </table:table-cell>
          <table:table-cell office:value-type="float" office:value="9.61941391941392" calcext:value-type="float">
            <text:p>9.61941391941392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55" calcext:value-type="float">
            <text:p>11055</text:p>
          </table:table-cell>
          <table:table-cell office:value-type="float" office:value="8.89914066033469" calcext:value-type="float">
            <text:p>8.89914066033469</text:p>
          </table:table-cell>
          <table:table-cell office:value-type="float" office:value="11182" calcext:value-type="float">
            <text:p>11182</text:p>
          </table:table-cell>
          <table:table-cell office:value-type="float" office:value="9.00679663745305" calcext:value-type="float">
            <text:p>9.00679663745305</text:p>
          </table:table-cell>
          <table:table-cell office:value-type="float" office:value="10933" calcext:value-type="float">
            <text:p>10933</text:p>
          </table:table-cell>
          <table:table-cell office:value-type="float" office:value="9.25519070703375" calcext:value-type="float">
            <text:p>9.25519070703375</text:p>
          </table:table-cell>
          <table:table-cell office:value-type="float" office:value="10797" calcext:value-type="float">
            <text:p>10797</text:p>
          </table:table-cell>
          <table:table-cell office:value-type="float" office:value="9.71964434565157" calcext:value-type="float">
            <text:p>9.7196443456515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0" calcext:value-type="float">
            <text:p>10960</text:p>
          </table:table-cell>
          <table:table-cell office:value-type="float" office:value="8.94698905109489" calcext:value-type="float">
            <text:p>8.94698905109489</text:p>
          </table:table-cell>
          <table:table-cell office:value-type="float" office:value="11012" calcext:value-type="float">
            <text:p>11012</text:p>
          </table:table-cell>
          <table:table-cell office:value-type="float" office:value="9.08472575372321" calcext:value-type="float">
            <text:p>9.08472575372321</text:p>
          </table:table-cell>
          <table:table-cell office:value-type="float" office:value="10987" calcext:value-type="float">
            <text:p>10987</text:p>
          </table:table-cell>
          <table:table-cell office:value-type="float" office:value="9.35942477473378" calcext:value-type="float">
            <text:p>9.35942477473378</text:p>
          </table:table-cell>
          <table:table-cell office:value-type="float" office:value="10894" calcext:value-type="float">
            <text:p>10894</text:p>
          </table:table-cell>
          <table:table-cell office:value-type="float" office:value="9.65237745548008" calcext:value-type="float">
            <text:p>9.6523774554800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19" calcext:value-type="float">
            <text:p>8519</text:p>
          </table:table-cell>
          <table:table-cell office:value-type="float" office:value="8.98086629886137" calcext:value-type="float">
            <text:p>8.98086629886137</text:p>
          </table:table-cell>
          <table:table-cell office:value-type="float" office:value="8168" calcext:value-type="float">
            <text:p>8168</text:p>
          </table:table-cell>
          <table:table-cell office:value-type="float" office:value="9.52081292850147" calcext:value-type="float">
            <text:p>9.52081292850147</text:p>
          </table:table-cell>
          <table:table-cell office:value-type="float" office:value="8482" calcext:value-type="float">
            <text:p>8482</text:p>
          </table:table-cell>
          <table:table-cell office:value-type="float" office:value="9.10021221410045" calcext:value-type="float">
            <text:p>9.10021221410045</text:p>
          </table:table-cell>
          <table:table-cell office:value-type="float" office:value="8451" calcext:value-type="float">
            <text:p>8451</text:p>
          </table:table-cell>
          <table:table-cell office:value-type="float" office:value="9.35084605372145" calcext:value-type="float">
            <text:p>9.35084605372145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22" calcext:value-type="float">
            <text:p>8422</text:p>
          </table:table-cell>
          <table:table-cell office:value-type="float" office:value="9.07041082878176" calcext:value-type="float">
            <text:p>9.07041082878176</text:p>
          </table:table-cell>
          <table:table-cell office:value-type="float" office:value="8455" calcext:value-type="float">
            <text:p>8455</text:p>
          </table:table-cell>
          <table:table-cell office:value-type="float" office:value="9.21076286221171" calcext:value-type="float">
            <text:p>9.21076286221171</text:p>
          </table:table-cell>
          <table:table-cell office:value-type="float" office:value="8491" calcext:value-type="float">
            <text:p>8491</text:p>
          </table:table-cell>
          <table:table-cell office:value-type="float" office:value="9.08208691555765" calcext:value-type="float">
            <text:p>9.08208691555765</text:p>
          </table:table-cell>
          <table:table-cell office:value-type="float" office:value="8301" calcext:value-type="float">
            <text:p>8301</text:p>
          </table:table-cell>
          <table:table-cell office:value-type="float" office:value="9.63341766052283" calcext:value-type="float">
            <text:p>9.63341766052283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90" calcext:value-type="float">
            <text:p>8590</text:p>
          </table:table-cell>
          <table:table-cell office:value-type="float" office:value="8.94691501746217" calcext:value-type="float">
            <text:p>8.94691501746217</text:p>
          </table:table-cell>
          <table:table-cell office:value-type="float" office:value="8433" calcext:value-type="float">
            <text:p>8433</text:p>
          </table:table-cell>
          <table:table-cell office:value-type="float" office:value="9.27665125103759" calcext:value-type="float">
            <text:p>9.27665125103759</text:p>
          </table:table-cell>
          <table:table-cell office:value-type="float" office:value="8558" calcext:value-type="float">
            <text:p>8558</text:p>
          </table:table-cell>
          <table:table-cell office:value-type="float" office:value="9.31794811871933" calcext:value-type="float">
            <text:p>9.31794811871933</text:p>
          </table:table-cell>
          <table:table-cell office:value-type="float" office:value="8464" calcext:value-type="float">
            <text:p>8464</text:p>
          </table:table-cell>
          <table:table-cell office:value-type="float" office:value="9.28638941398866" calcext:value-type="float">
            <text:p>9.28638941398866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63" calcext:value-type="float">
            <text:p>8463</text:p>
          </table:table-cell>
          <table:table-cell office:value-type="float" office:value="9.20430107526882" calcext:value-type="float">
            <text:p>9.20430107526882</text:p>
          </table:table-cell>
          <table:table-cell office:value-type="float" office:value="8389" calcext:value-type="float">
            <text:p>8389</text:p>
          </table:table-cell>
          <table:table-cell office:value-type="float" office:value="9.11956133031351" calcext:value-type="float">
            <text:p>9.11956133031351</text:p>
          </table:table-cell>
          <table:table-cell office:value-type="float" office:value="8693" calcext:value-type="float">
            <text:p>8693</text:p>
          </table:table-cell>
          <table:table-cell office:value-type="float" office:value="9.14632462901185" calcext:value-type="float">
            <text:p>9.14632462901185</text:p>
          </table:table-cell>
          <table:table-cell office:value-type="float" office:value="8719" calcext:value-type="float">
            <text:p>8719</text:p>
          </table:table-cell>
          <table:table-cell office:value-type="float" office:value="9.20828076614291" calcext:value-type="float">
            <text:p>9.20828076614291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717" calcext:value-type="float">
            <text:p>8717</text:p>
          </table:table-cell>
          <table:table-cell office:value-type="float" office:value="8.9901342204887" calcext:value-type="float">
            <text:p>8.9901342204887</text:p>
          </table:table-cell>
          <table:table-cell office:value-type="float" office:value="8437" calcext:value-type="float">
            <text:p>8437</text:p>
          </table:table-cell>
          <table:table-cell office:value-type="float" office:value="9.25115562403698" calcext:value-type="float">
            <text:p>9.25115562403698</text:p>
          </table:table-cell>
          <table:table-cell office:value-type="float" office:value="8669" calcext:value-type="float">
            <text:p>8669</text:p>
          </table:table-cell>
          <table:table-cell office:value-type="float" office:value="9.29668935286654" calcext:value-type="float">
            <text:p>9.29668935286654</text:p>
          </table:table-cell>
          <table:table-cell office:value-type="float" office:value="8673" calcext:value-type="float">
            <text:p>8673</text:p>
          </table:table-cell>
          <table:table-cell office:value-type="float" office:value="9.27453015104347" calcext:value-type="float">
            <text:p>9.27453015104347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76" calcext:value-type="float">
            <text:p>8676</text:p>
          </table:table-cell>
          <table:table-cell office:value-type="float" office:value="9.01313969571231" calcext:value-type="float">
            <text:p>9.01313969571231</text:p>
          </table:table-cell>
          <table:table-cell office:value-type="float" office:value="8655" calcext:value-type="float">
            <text:p>8655</text:p>
          </table:table-cell>
          <table:table-cell office:value-type="float" office:value="9.11346042749856" calcext:value-type="float">
            <text:p>9.11346042749856</text:p>
          </table:table-cell>
          <table:table-cell office:value-type="float" office:value="8395" calcext:value-type="float">
            <text:p>8395</text:p>
          </table:table-cell>
          <table:table-cell office:value-type="float" office:value="9.29338892197737" calcext:value-type="float">
            <text:p>9.29338892197737</text:p>
          </table:table-cell>
          <table:table-cell office:value-type="float" office:value="8725" calcext:value-type="float">
            <text:p>8725</text:p>
          </table:table-cell>
          <table:table-cell office:value-type="float" office:value="9.24848137535817" calcext:value-type="float">
            <text:p>9.2484813753581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53" calcext:value-type="float">
            <text:p>8353</text:p>
          </table:table-cell>
          <table:table-cell office:value-type="float" office:value="9.13073147372202" calcext:value-type="float">
            <text:p>9.13073147372202</text:p>
          </table:table-cell>
          <table:table-cell office:value-type="float" office:value="8394" calcext:value-type="float">
            <text:p>8394</text:p>
          </table:table-cell>
          <table:table-cell office:value-type="float" office:value="9.27996187753157" calcext:value-type="float">
            <text:p>9.27996187753157</text:p>
          </table:table-cell>
          <table:table-cell office:value-type="float" office:value="8469" calcext:value-type="float">
            <text:p>8469</text:p>
          </table:table-cell>
          <table:table-cell office:value-type="float" office:value="9.08253630889125" calcext:value-type="float">
            <text:p>9.08253630889125</text:p>
          </table:table-cell>
          <table:table-cell office:value-type="float" office:value="8598" calcext:value-type="float">
            <text:p>8598</text:p>
          </table:table-cell>
          <table:table-cell office:value-type="float" office:value="9.44056757385438" calcext:value-type="float">
            <text:p>9.4405675738543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17" calcext:value-type="float">
            <text:p>8417</text:p>
          </table:table-cell>
          <table:table-cell office:value-type="float" office:value="9.0329095877391" calcext:value-type="float">
            <text:p>9.0329095877391</text:p>
          </table:table-cell>
          <table:table-cell office:value-type="float" office:value="8111" calcext:value-type="float">
            <text:p>8111</text:p>
          </table:table-cell>
          <table:table-cell office:value-type="float" office:value="9.41092343730736" calcext:value-type="float">
            <text:p>9.41092343730736</text:p>
          </table:table-cell>
          <table:table-cell office:value-type="float" office:value="8614" calcext:value-type="float">
            <text:p>8614</text:p>
          </table:table-cell>
          <table:table-cell office:value-type="float" office:value="9.14499651729742" calcext:value-type="float">
            <text:p>9.14499651729742</text:p>
          </table:table-cell>
          <table:table-cell office:value-type="float" office:value="8415" calcext:value-type="float">
            <text:p>8415</text:p>
          </table:table-cell>
          <table:table-cell office:value-type="float" office:value="9.35852644087938" calcext:value-type="float">
            <text:p>9.3585264408793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60" calcext:value-type="float">
            <text:p>8560</text:p>
          </table:table-cell>
          <table:table-cell office:value-type="float" office:value="9.02873831775701" calcext:value-type="float">
            <text:p>9.02873831775701</text:p>
          </table:table-cell>
          <table:table-cell office:value-type="float" office:value="8501" calcext:value-type="float">
            <text:p>8501</text:p>
          </table:table-cell>
          <table:table-cell office:value-type="float" office:value="9.12116221620986" calcext:value-type="float">
            <text:p>9.12116221620986</text:p>
          </table:table-cell>
          <table:table-cell office:value-type="float" office:value="8422" calcext:value-type="float">
            <text:p>8422</text:p>
          </table:table-cell>
          <table:table-cell office:value-type="float" office:value="9.20280218475422" calcext:value-type="float">
            <text:p>9.20280218475422</text:p>
          </table:table-cell>
          <table:table-cell office:value-type="float" office:value="8557" calcext:value-type="float">
            <text:p>8557</text:p>
          </table:table-cell>
          <table:table-cell office:value-type="float" office:value="9.31786841182658" calcext:value-type="float">
            <text:p>9.31786841182658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23" calcext:value-type="float">
            <text:p>8523</text:p>
          </table:table-cell>
          <table:table-cell office:value-type="float" office:value="9.06183268802065" calcext:value-type="float">
            <text:p>9.06183268802065</text:p>
          </table:table-cell>
          <table:table-cell office:value-type="float" office:value="8630" calcext:value-type="float">
            <text:p>8630</text:p>
          </table:table-cell>
          <table:table-cell office:value-type="float" office:value="9.13951332560834" calcext:value-type="float">
            <text:p>9.13951332560834</text:p>
          </table:table-cell>
          <table:table-cell office:value-type="float" office:value="8539" calcext:value-type="float">
            <text:p>8539</text:p>
          </table:table-cell>
          <table:table-cell office:value-type="float" office:value="9.20950931022368" calcext:value-type="float">
            <text:p>9.20950931022368</text:p>
          </table:table-cell>
          <table:table-cell office:value-type="float" office:value="8526" calcext:value-type="float">
            <text:p>8526</text:p>
          </table:table-cell>
          <table:table-cell office:value-type="float" office:value="9.38658221909454" calcext:value-type="float">
            <text:p>9.3865822190945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00" calcext:value-type="float">
            <text:p>8500</text:p>
          </table:table-cell>
          <table:table-cell office:value-type="float" office:value="9.02670588235294" calcext:value-type="float">
            <text:p>9.02670588235294</text:p>
          </table:table-cell>
          <table:table-cell office:value-type="float" office:value="8395" calcext:value-type="float">
            <text:p>8395</text:p>
          </table:table-cell>
          <table:table-cell office:value-type="float" office:value="9.3787969029184" calcext:value-type="float">
            <text:p>9.3787969029184</text:p>
          </table:table-cell>
          <table:table-cell office:value-type="float" office:value="8413" calcext:value-type="float">
            <text:p>8413</text:p>
          </table:table-cell>
          <table:table-cell office:value-type="float" office:value="9.18305004160228" calcext:value-type="float">
            <text:p>9.18305004160228</text:p>
          </table:table-cell>
          <table:table-cell office:value-type="float" office:value="8457" calcext:value-type="float">
            <text:p>8457</text:p>
          </table:table-cell>
          <table:table-cell office:value-type="float" office:value="9.363722360175" calcext:value-type="float">
            <text:p>9.3637223601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63" calcext:value-type="float">
            <text:p>8663</text:p>
          </table:table-cell>
          <table:table-cell office:value-type="float" office:value="8.93962830428258" calcext:value-type="float">
            <text:p>8.93962830428258</text:p>
          </table:table-cell>
          <table:table-cell office:value-type="float" office:value="8620" calcext:value-type="float">
            <text:p>8620</text:p>
          </table:table-cell>
          <table:table-cell office:value-type="float" office:value="9.07819025522042" calcext:value-type="float">
            <text:p>9.07819025522042</text:p>
          </table:table-cell>
          <table:table-cell office:value-type="float" office:value="8404" calcext:value-type="float">
            <text:p>8404</text:p>
          </table:table-cell>
          <table:table-cell office:value-type="float" office:value="9.28319847691575" calcext:value-type="float">
            <text:p>9.28319847691575</text:p>
          </table:table-cell>
          <table:table-cell office:value-type="float" office:value="8254" calcext:value-type="float">
            <text:p>8254</text:p>
          </table:table-cell>
          <table:table-cell office:value-type="float" office:value="9.6955415556094" calcext:value-type="float">
            <text:p>9.695541555609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42" calcext:value-type="float">
            <text:p>8642</text:p>
          </table:table-cell>
          <table:table-cell office:value-type="float" office:value="8.96447581578338" calcext:value-type="float">
            <text:p>8.96447581578338</text:p>
          </table:table-cell>
          <table:table-cell office:value-type="float" office:value="8430" calcext:value-type="float">
            <text:p>8430</text:p>
          </table:table-cell>
          <table:table-cell office:value-type="float" office:value="9.2153024911032" calcext:value-type="float">
            <text:p>9.2153024911032</text:p>
          </table:table-cell>
          <table:table-cell office:value-type="float" office:value="8462" calcext:value-type="float">
            <text:p>8462</text:p>
          </table:table-cell>
          <table:table-cell office:value-type="float" office:value="9.11025762231151" calcext:value-type="float">
            <text:p>9.11025762231151</text:p>
          </table:table-cell>
          <table:table-cell office:value-type="float" office:value="8442" calcext:value-type="float">
            <text:p>8442</text:p>
          </table:table-cell>
          <table:table-cell office:value-type="float" office:value="9.26285240464345" calcext:value-type="float">
            <text:p>9.2628524046434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48" calcext:value-type="float">
            <text:p>8348</text:p>
          </table:table-cell>
          <table:table-cell office:value-type="float" office:value="9.09499281264974" calcext:value-type="float">
            <text:p>9.09499281264974</text:p>
          </table:table-cell>
          <table:table-cell office:value-type="float" office:value="8518" calcext:value-type="float">
            <text:p>8518</text:p>
          </table:table-cell>
          <table:table-cell office:value-type="float" office:value="9.10061047194177" calcext:value-type="float">
            <text:p>9.10061047194177</text:p>
          </table:table-cell>
          <table:table-cell office:value-type="float" office:value="8639" calcext:value-type="float">
            <text:p>8639</text:p>
          </table:table-cell>
          <table:table-cell office:value-type="float" office:value="8.86028475518" calcext:value-type="float">
            <text:p>8.86028475518</text:p>
          </table:table-cell>
          <table:table-cell office:value-type="float" office:value="8334" calcext:value-type="float">
            <text:p>8334</text:p>
          </table:table-cell>
          <table:table-cell office:value-type="float" office:value="9.37341012718983" calcext:value-type="float">
            <text:p>9.37341012718983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80" calcext:value-type="float">
            <text:p>8680</text:p>
          </table:table-cell>
          <table:table-cell office:value-type="float" office:value="9.01405529953917" calcext:value-type="float">
            <text:p>9.01405529953917</text:p>
          </table:table-cell>
          <table:table-cell office:value-type="float" office:value="8469" calcext:value-type="float">
            <text:p>8469</text:p>
          </table:table-cell>
          <table:table-cell office:value-type="float" office:value="9.1140630534892" calcext:value-type="float">
            <text:p>9.1140630534892</text:p>
          </table:table-cell>
          <table:table-cell office:value-type="float" office:value="8299" calcext:value-type="float">
            <text:p>8299</text:p>
          </table:table-cell>
          <table:table-cell office:value-type="float" office:value="9.32112302687071" calcext:value-type="float">
            <text:p>9.32112302687071</text:p>
          </table:table-cell>
          <table:table-cell office:value-type="float" office:value="8493" calcext:value-type="float">
            <text:p>8493</text:p>
          </table:table-cell>
          <table:table-cell office:value-type="float" office:value="9.21029082774049" calcext:value-type="float">
            <text:p>9.21029082774049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07" calcext:value-type="float">
            <text:p>8607</text:p>
          </table:table-cell>
          <table:table-cell office:value-type="float" office:value="8.9186708493087" calcext:value-type="float">
            <text:p>8.9186708493087</text:p>
          </table:table-cell>
          <table:table-cell office:value-type="float" office:value="8552" calcext:value-type="float">
            <text:p>8552</text:p>
          </table:table-cell>
          <table:table-cell office:value-type="float" office:value="9.38774555659495" calcext:value-type="float">
            <text:p>9.38774555659495</text:p>
          </table:table-cell>
          <table:table-cell office:value-type="float" office:value="8275" calcext:value-type="float">
            <text:p>8275</text:p>
          </table:table-cell>
          <table:table-cell office:value-type="float" office:value="9.25957703927493" calcext:value-type="float">
            <text:p>9.25957703927493</text:p>
          </table:table-cell>
          <table:table-cell office:value-type="float" office:value="8426" calcext:value-type="float">
            <text:p>8426</text:p>
          </table:table-cell>
          <table:table-cell office:value-type="float" office:value="9.26394493235224" calcext:value-type="float">
            <text:p>9.2639449323522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66" calcext:value-type="float">
            <text:p>8566</text:p>
          </table:table-cell>
          <table:table-cell office:value-type="float" office:value="9.11919215503152" calcext:value-type="float">
            <text:p>9.11919215503152</text:p>
          </table:table-cell>
          <table:table-cell office:value-type="float" office:value="8527" calcext:value-type="float">
            <text:p>8527</text:p>
          </table:table-cell>
          <table:table-cell office:value-type="float" office:value="9.17954732027677" calcext:value-type="float">
            <text:p>9.17954732027677</text:p>
          </table:table-cell>
          <table:table-cell office:value-type="float" office:value="8489" calcext:value-type="float">
            <text:p>8489</text:p>
          </table:table-cell>
          <table:table-cell office:value-type="float" office:value="9.21757568618212" calcext:value-type="float">
            <text:p>9.21757568618212</text:p>
          </table:table-cell>
          <table:table-cell office:value-type="float" office:value="8474" calcext:value-type="float">
            <text:p>8474</text:p>
          </table:table-cell>
          <table:table-cell office:value-type="float" office:value="9.33726693415152" calcext:value-type="float">
            <text:p>9.3372669341515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92" calcext:value-type="float">
            <text:p>8392</text:p>
          </table:table-cell>
          <table:table-cell office:value-type="float" office:value="9.18934699714013" calcext:value-type="float">
            <text:p>9.18934699714013</text:p>
          </table:table-cell>
          <table:table-cell office:value-type="float" office:value="8524" calcext:value-type="float">
            <text:p>8524</text:p>
          </table:table-cell>
          <table:table-cell office:value-type="float" office:value="9.20495072735805" calcext:value-type="float">
            <text:p>9.20495072735805</text:p>
          </table:table-cell>
          <table:table-cell office:value-type="float" office:value="8303" calcext:value-type="float">
            <text:p>8303</text:p>
          </table:table-cell>
          <table:table-cell office:value-type="float" office:value="9.45284836805974" calcext:value-type="float">
            <text:p>9.45284836805974</text:p>
          </table:table-cell>
          <table:table-cell office:value-type="float" office:value="8455" calcext:value-type="float">
            <text:p>8455</text:p>
          </table:table-cell>
          <table:table-cell office:value-type="float" office:value="9.31023063276168" calcext:value-type="float">
            <text:p>9.3102306327616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45" calcext:value-type="float">
            <text:p>8645</text:p>
          </table:table-cell>
          <table:table-cell office:value-type="float" office:value="8.90572585309427" calcext:value-type="float">
            <text:p>8.90572585309427</text:p>
          </table:table-cell>
          <table:table-cell office:value-type="float" office:value="8499" calcext:value-type="float">
            <text:p>8499</text:p>
          </table:table-cell>
          <table:table-cell office:value-type="float" office:value="9.08965760677727" calcext:value-type="float">
            <text:p>9.08965760677727</text:p>
          </table:table-cell>
          <table:table-cell office:value-type="float" office:value="8553" calcext:value-type="float">
            <text:p>8553</text:p>
          </table:table-cell>
          <table:table-cell office:value-type="float" office:value="9.18449666783585" calcext:value-type="float">
            <text:p>9.18449666783585</text:p>
          </table:table-cell>
          <table:table-cell office:value-type="float" office:value="8333" calcext:value-type="float">
            <text:p>8333</text:p>
          </table:table-cell>
          <table:table-cell office:value-type="float" office:value="9.29617184687388" calcext:value-type="float">
            <text:p>9.2961718468738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29" calcext:value-type="float">
            <text:p>8429</text:p>
          </table:table-cell>
          <table:table-cell office:value-type="float" office:value="9.12029896784909" calcext:value-type="float">
            <text:p>9.12029896784909</text:p>
          </table:table-cell>
          <table:table-cell office:value-type="float" office:value="8464" calcext:value-type="float">
            <text:p>8464</text:p>
          </table:table-cell>
          <table:table-cell office:value-type="float" office:value="9.12334593572779" calcext:value-type="float">
            <text:p>9.12334593572779</text:p>
          </table:table-cell>
          <table:table-cell office:value-type="float" office:value="8480" calcext:value-type="float">
            <text:p>8480</text:p>
          </table:table-cell>
          <table:table-cell office:value-type="float" office:value="9.02830188679245" calcext:value-type="float">
            <text:p>9.02830188679245</text:p>
          </table:table-cell>
          <table:table-cell office:value-type="float" office:value="8327" calcext:value-type="float">
            <text:p>8327</text:p>
          </table:table-cell>
          <table:table-cell office:value-type="float" office:value="9.38645370481566" calcext:value-type="float">
            <text:p>9.3864537048156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33" calcext:value-type="float">
            <text:p>11133</text:p>
          </table:table-cell>
          <table:table-cell office:value-type="float" office:value="8.48468517021468" calcext:value-type="float">
            <text:p>8.48468517021468</text:p>
          </table:table-cell>
          <table:table-cell office:value-type="float" office:value="11105" calcext:value-type="float">
            <text:p>11105</text:p>
          </table:table-cell>
          <table:table-cell office:value-type="float" office:value="8.61782980639352" calcext:value-type="float">
            <text:p>8.61782980639352</text:p>
          </table:table-cell>
          <table:table-cell office:value-type="float" office:value="11187" calcext:value-type="float">
            <text:p>11187</text:p>
          </table:table-cell>
          <table:table-cell office:value-type="float" office:value="8.66720300348619" calcext:value-type="float">
            <text:p>8.66720300348619</text:p>
          </table:table-cell>
          <table:table-cell table:style-name="Default" office:value-type="float" office:value="11152" calcext:value-type="float">
            <text:p>11152</text:p>
          </table:table-cell>
          <table:table-cell table:style-name="Default" office:value-type="float" office:value="8.77591463414634" calcext:value-type="float">
            <text:p>8,77591463414634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46" calcext:value-type="float">
            <text:p>11246</text:p>
          </table:table-cell>
          <table:table-cell office:value-type="float" office:value="8.50800284545616" calcext:value-type="float">
            <text:p>8.50800284545616</text:p>
          </table:table-cell>
          <table:table-cell office:value-type="float" office:value="11064" calcext:value-type="float">
            <text:p>11064</text:p>
          </table:table-cell>
          <table:table-cell office:value-type="float" office:value="8.65283803326103" calcext:value-type="float">
            <text:p>8.65283803326103</text:p>
          </table:table-cell>
          <table:table-cell office:value-type="float" office:value="11223" calcext:value-type="float">
            <text:p>11223</text:p>
          </table:table-cell>
          <table:table-cell office:value-type="float" office:value="8.70872315780095" calcext:value-type="float">
            <text:p>8.70872315780095</text:p>
          </table:table-cell>
          <table:table-cell table:style-name="Default" office:value-type="float" office:value="11024" calcext:value-type="float">
            <text:p>11024</text:p>
          </table:table-cell>
          <table:table-cell table:style-name="Default" office:value-type="float" office:value="8.79481132075472" calcext:value-type="float">
            <text:p>8,7948113207547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0" calcext:value-type="float">
            <text:p>11200</text:p>
          </table:table-cell>
          <table:table-cell office:value-type="float" office:value="8.51651785714286" calcext:value-type="float">
            <text:p>8.51651785714286</text:p>
          </table:table-cell>
          <table:table-cell office:value-type="float" office:value="11257" calcext:value-type="float">
            <text:p>11257</text:p>
          </table:table-cell>
          <table:table-cell office:value-type="float" office:value="8.5558319268011" calcext:value-type="float">
            <text:p>8.5558319268011</text:p>
          </table:table-cell>
          <table:table-cell office:value-type="float" office:value="11202" calcext:value-type="float">
            <text:p>11202</text:p>
          </table:table-cell>
          <table:table-cell office:value-type="float" office:value="8.65122299589359" calcext:value-type="float">
            <text:p>8.65122299589359</text:p>
          </table:table-cell>
          <table:table-cell table:style-name="Default" office:value-type="float" office:value="11087" calcext:value-type="float">
            <text:p>11087</text:p>
          </table:table-cell>
          <table:table-cell table:style-name="Default" office:value-type="float" office:value="8.75331469288356" calcext:value-type="float">
            <text:p>8,7533146928835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3" calcext:value-type="float">
            <text:p>11213</text:p>
          </table:table-cell>
          <table:table-cell office:value-type="float" office:value="8.51609738696156" calcext:value-type="float">
            <text:p>8.51609738696156</text:p>
          </table:table-cell>
          <table:table-cell office:value-type="float" office:value="11164" calcext:value-type="float">
            <text:p>11164</text:p>
          </table:table-cell>
          <table:table-cell office:value-type="float" office:value="8.57524184879971" calcext:value-type="float">
            <text:p>8.57524184879971</text:p>
          </table:table-cell>
          <table:table-cell office:value-type="float" office:value="11189" calcext:value-type="float">
            <text:p>11189</text:p>
          </table:table-cell>
          <table:table-cell office:value-type="float" office:value="8.6665475020109" calcext:value-type="float">
            <text:p>8.6665475020109</text:p>
          </table:table-cell>
          <table:table-cell table:style-name="Default" office:value-type="float" office:value="11073" calcext:value-type="float">
            <text:p>11073</text:p>
          </table:table-cell>
          <table:table-cell table:style-name="Default" office:value-type="float" office:value="8.68933441705048" calcext:value-type="float">
            <text:p>8,6893344170504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3" calcext:value-type="float">
            <text:p>11193</text:p>
          </table:table-cell>
          <table:table-cell office:value-type="float" office:value="8.458411507192" calcext:value-type="float">
            <text:p>8.458411507192</text:p>
          </table:table-cell>
          <table:table-cell office:value-type="float" office:value="11204" calcext:value-type="float">
            <text:p>11204</text:p>
          </table:table-cell>
          <table:table-cell office:value-type="float" office:value="8.56997500892538" calcext:value-type="float">
            <text:p>8.56997500892538</text:p>
          </table:table-cell>
          <table:table-cell office:value-type="float" office:value="11295" calcext:value-type="float">
            <text:p>11295</text:p>
          </table:table-cell>
          <table:table-cell office:value-type="float" office:value="8.63098716246127" calcext:value-type="float">
            <text:p>8.63098716246127</text:p>
          </table:table-cell>
          <table:table-cell table:style-name="Default" office:value-type="float" office:value="11000" calcext:value-type="float">
            <text:p>11000</text:p>
          </table:table-cell>
          <table:table-cell table:style-name="Default" office:value-type="float" office:value="8.769" calcext:value-type="float">
            <text:p>8,769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58" calcext:value-type="float">
            <text:p>11258</text:p>
          </table:table-cell>
          <table:table-cell office:value-type="float" office:value="8.47503997157577" calcext:value-type="float">
            <text:p>8.47503997157577</text:p>
          </table:table-cell>
          <table:table-cell office:value-type="float" office:value="11201" calcext:value-type="float">
            <text:p>11201</text:p>
          </table:table-cell>
          <table:table-cell office:value-type="float" office:value="8.66672618516204" calcext:value-type="float">
            <text:p>8.66672618516204</text:p>
          </table:table-cell>
          <table:table-cell office:value-type="float" office:value="11203" calcext:value-type="float">
            <text:p>11203</text:p>
          </table:table-cell>
          <table:table-cell office:value-type="float" office:value="8.60822993840936" calcext:value-type="float">
            <text:p>8.60822993840936</text:p>
          </table:table-cell>
          <table:table-cell table:style-name="Default" office:value-type="float" office:value="11128" calcext:value-type="float">
            <text:p>11128</text:p>
          </table:table-cell>
          <table:table-cell table:style-name="Default" office:value-type="float" office:value="8.79834651329978" calcext:value-type="float">
            <text:p>8,7983465132997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9" calcext:value-type="float">
            <text:p>11209</text:p>
          </table:table-cell>
          <table:table-cell office:value-type="float" office:value="8.47185297528772" calcext:value-type="float">
            <text:p>8.47185297528772</text:p>
          </table:table-cell>
          <table:table-cell office:value-type="float" office:value="11259" calcext:value-type="float">
            <text:p>11259</text:p>
          </table:table-cell>
          <table:table-cell office:value-type="float" office:value="8.53539390709654" calcext:value-type="float">
            <text:p>8.53539390709654</text:p>
          </table:table-cell>
          <table:table-cell office:value-type="float" office:value="11298" calcext:value-type="float">
            <text:p>11298</text:p>
          </table:table-cell>
          <table:table-cell office:value-type="float" office:value="8.62134891131174" calcext:value-type="float">
            <text:p>8.62134891131174</text:p>
          </table:table-cell>
          <table:table-cell table:style-name="Default" office:value-type="float" office:value="11111" calcext:value-type="float">
            <text:p>11111</text:p>
          </table:table-cell>
          <table:table-cell table:style-name="Default" office:value-type="float" office:value="8.7609576095761" calcext:value-type="float">
            <text:p>8,760957609576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9" calcext:value-type="float">
            <text:p>11329</text:p>
          </table:table-cell>
          <table:table-cell office:value-type="float" office:value="8.55609497749139" calcext:value-type="float">
            <text:p>8.55609497749139</text:p>
          </table:table-cell>
          <table:table-cell office:value-type="float" office:value="11157" calcext:value-type="float">
            <text:p>11157</text:p>
          </table:table-cell>
          <table:table-cell office:value-type="float" office:value="8.6338621493233" calcext:value-type="float">
            <text:p>8.6338621493233</text:p>
          </table:table-cell>
          <table:table-cell office:value-type="float" office:value="11194" calcext:value-type="float">
            <text:p>11194</text:p>
          </table:table-cell>
          <table:table-cell office:value-type="float" office:value="8.60264427371806" calcext:value-type="float">
            <text:p>8.60264427371806</text:p>
          </table:table-cell>
          <table:table-cell table:style-name="Default" office:value-type="float" office:value="11325" calcext:value-type="float">
            <text:p>11325</text:p>
          </table:table-cell>
          <table:table-cell table:style-name="Default" office:value-type="float" office:value="8.72423841059603" calcext:value-type="float">
            <text:p>8,72423841059603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47" calcext:value-type="float">
            <text:p>11147</text:p>
          </table:table-cell>
          <table:table-cell office:value-type="float" office:value="8.58365479501211" calcext:value-type="float">
            <text:p>8.58365479501211</text:p>
          </table:table-cell>
          <table:table-cell office:value-type="float" office:value="11192" calcext:value-type="float">
            <text:p>11192</text:p>
          </table:table-cell>
          <table:table-cell office:value-type="float" office:value="8.63027162258756" calcext:value-type="float">
            <text:p>8.63027162258756</text:p>
          </table:table-cell>
          <table:table-cell office:value-type="float" office:value="11142" calcext:value-type="float">
            <text:p>11142</text:p>
          </table:table-cell>
          <table:table-cell office:value-type="float" office:value="8.62080416442291" calcext:value-type="float">
            <text:p>8.62080416442291</text:p>
          </table:table-cell>
          <table:table-cell table:style-name="Default" office:value-type="float" office:value="11027" calcext:value-type="float">
            <text:p>11027</text:p>
          </table:table-cell>
          <table:table-cell table:style-name="Default" office:value-type="float" office:value="8.77464405550014" calcext:value-type="float">
            <text:p>8,77464405550014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44" calcext:value-type="float">
            <text:p>11344</text:p>
          </table:table-cell>
          <table:table-cell office:value-type="float" office:value="8.48624823695346" calcext:value-type="float">
            <text:p>8.48624823695346</text:p>
          </table:table-cell>
          <table:table-cell office:value-type="float" office:value="11232" calcext:value-type="float">
            <text:p>11232</text:p>
          </table:table-cell>
          <table:table-cell office:value-type="float" office:value="8.58199786324786" calcext:value-type="float">
            <text:p>8.58199786324786</text:p>
          </table:table-cell>
          <table:table-cell office:value-type="float" office:value="11259" calcext:value-type="float">
            <text:p>11259</text:p>
          </table:table-cell>
          <table:table-cell office:value-type="float" office:value="8.7498001598721" calcext:value-type="float">
            <text:p>8.7498001598721</text:p>
          </table:table-cell>
          <table:table-cell table:style-name="Default" office:value-type="float" office:value="11012" calcext:value-type="float">
            <text:p>11012</text:p>
          </table:table-cell>
          <table:table-cell table:style-name="Default" office:value-type="float" office:value="8.83309117326553" calcext:value-type="float">
            <text:p>8,83309117326553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0" calcext:value-type="float">
            <text:p>11210</text:p>
          </table:table-cell>
          <table:table-cell office:value-type="float" office:value="8.54701159678858" calcext:value-type="float">
            <text:p>8.54701159678858</text:p>
          </table:table-cell>
          <table:table-cell office:value-type="float" office:value="11321" calcext:value-type="float">
            <text:p>11321</text:p>
          </table:table-cell>
          <table:table-cell office:value-type="float" office:value="8.52274534051762" calcext:value-type="float">
            <text:p>8.52274534051762</text:p>
          </table:table-cell>
          <table:table-cell office:value-type="float" office:value="11011" calcext:value-type="float">
            <text:p>11011</text:p>
          </table:table-cell>
          <table:table-cell office:value-type="float" office:value="8.57497048406139" calcext:value-type="float">
            <text:p>8.57497048406139</text:p>
          </table:table-cell>
          <table:table-cell table:style-name="Default" office:value-type="float" office:value="11007" calcext:value-type="float">
            <text:p>11007</text:p>
          </table:table-cell>
          <table:table-cell table:style-name="Default" office:value-type="float" office:value="8.73680385209412" calcext:value-type="float">
            <text:p>8,73680385209412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50" calcext:value-type="float">
            <text:p>11350</text:p>
          </table:table-cell>
          <table:table-cell office:value-type="float" office:value="8.45251101321586" calcext:value-type="float">
            <text:p>8.45251101321586</text:p>
          </table:table-cell>
          <table:table-cell office:value-type="float" office:value="11037" calcext:value-type="float">
            <text:p>11037</text:p>
          </table:table-cell>
          <table:table-cell office:value-type="float" office:value="8.61574703270816" calcext:value-type="float">
            <text:p>8.61574703270816</text:p>
          </table:table-cell>
          <table:table-cell office:value-type="float" office:value="11096" calcext:value-type="float">
            <text:p>11096</text:p>
          </table:table-cell>
          <table:table-cell office:value-type="float" office:value="8.6734859408796" calcext:value-type="float">
            <text:p>8.6734859408796</text:p>
          </table:table-cell>
          <table:table-cell table:style-name="Default" office:value-type="float" office:value="11067" calcext:value-type="float">
            <text:p>11067</text:p>
          </table:table-cell>
          <table:table-cell table:style-name="Default" office:value-type="float" office:value="8.71600253004428" calcext:value-type="float">
            <text:p>8,71600253004428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7" calcext:value-type="float">
            <text:p>11187</text:p>
          </table:table-cell>
          <table:table-cell office:value-type="float" office:value="8.58147850183248" calcext:value-type="float">
            <text:p>8.58147850183248</text:p>
          </table:table-cell>
          <table:table-cell office:value-type="float" office:value="11204" calcext:value-type="float">
            <text:p>11204</text:p>
          </table:table-cell>
          <table:table-cell office:value-type="float" office:value="8.54248482684755" calcext:value-type="float">
            <text:p>8.54248482684755</text:p>
          </table:table-cell>
          <table:table-cell office:value-type="float" office:value="11073" calcext:value-type="float">
            <text:p>11073</text:p>
          </table:table-cell>
          <table:table-cell office:value-type="float" office:value="8.59757969836539" calcext:value-type="float">
            <text:p>8.59757969836539</text:p>
          </table:table-cell>
          <table:table-cell table:style-name="Default" office:value-type="float" office:value="11214" calcext:value-type="float">
            <text:p>11214</text:p>
          </table:table-cell>
          <table:table-cell table:style-name="Default" office:value-type="float" office:value="8.67513822008204" calcext:value-type="float">
            <text:p>8,67513822008204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7" calcext:value-type="float">
            <text:p>11197</text:p>
          </table:table-cell>
          <table:table-cell office:value-type="float" office:value="8.48745199607038" calcext:value-type="float">
            <text:p>8.48745199607038</text:p>
          </table:table-cell>
          <table:table-cell office:value-type="float" office:value="11205" calcext:value-type="float">
            <text:p>11205</text:p>
          </table:table-cell>
          <table:table-cell office:value-type="float" office:value="8.50182954038376" calcext:value-type="float">
            <text:p>8.50182954038376</text:p>
          </table:table-cell>
          <table:table-cell office:value-type="float" office:value="11104" calcext:value-type="float">
            <text:p>11104</text:p>
          </table:table-cell>
          <table:table-cell office:value-type="float" office:value="8.59708213256484" calcext:value-type="float">
            <text:p>8.59708213256484</text:p>
          </table:table-cell>
          <table:table-cell table:style-name="Default" office:value-type="float" office:value="10979" calcext:value-type="float">
            <text:p>10979</text:p>
          </table:table-cell>
          <table:table-cell table:style-name="Default" office:value-type="float" office:value="8.79460788778577" calcext:value-type="float">
            <text:p>8,79460788778577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06" calcext:value-type="float">
            <text:p>11306</text:p>
          </table:table-cell>
          <table:table-cell office:value-type="float" office:value="8.48779409163276" calcext:value-type="float">
            <text:p>8.48779409163276</text:p>
          </table:table-cell>
          <table:table-cell office:value-type="float" office:value="11193" calcext:value-type="float">
            <text:p>11193</text:p>
          </table:table-cell>
          <table:table-cell office:value-type="float" office:value="8.57750379701599" calcext:value-type="float">
            <text:p>8.57750379701599</text:p>
          </table:table-cell>
          <table:table-cell office:value-type="float" office:value="11012" calcext:value-type="float">
            <text:p>11012</text:p>
          </table:table-cell>
          <table:table-cell office:value-type="float" office:value="8.63657827824192" calcext:value-type="float">
            <text:p>8.63657827824192</text:p>
          </table:table-cell>
          <table:table-cell table:style-name="Default" office:value-type="float" office:value="11183" calcext:value-type="float">
            <text:p>11183</text:p>
          </table:table-cell>
          <table:table-cell table:style-name="Default" office:value-type="float" office:value="8.75185549494769" calcext:value-type="float">
            <text:p>8,75185549494769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9" calcext:value-type="float">
            <text:p>11159</text:p>
          </table:table-cell>
          <table:table-cell office:value-type="float" office:value="8.66170803835469" calcext:value-type="float">
            <text:p>8.66170803835469</text:p>
          </table:table-cell>
          <table:table-cell office:value-type="float" office:value="11287" calcext:value-type="float">
            <text:p>11287</text:p>
          </table:table-cell>
          <table:table-cell office:value-type="float" office:value="8.55568352972446" calcext:value-type="float">
            <text:p>8.55568352972446</text:p>
          </table:table-cell>
          <table:table-cell office:value-type="float" office:value="11151" calcext:value-type="float">
            <text:p>11151</text:p>
          </table:table-cell>
          <table:table-cell office:value-type="float" office:value="8.63617612770155" calcext:value-type="float">
            <text:p>8.63617612770155</text:p>
          </table:table-cell>
          <table:table-cell table:style-name="Default" office:value-type="float" office:value="11269" calcext:value-type="float">
            <text:p>11269</text:p>
          </table:table-cell>
          <table:table-cell table:style-name="Default" office:value-type="float" office:value="8.62667494897507" calcext:value-type="float">
            <text:p>8,62667494897507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0" calcext:value-type="float">
            <text:p>11190</text:p>
          </table:table-cell>
          <table:table-cell office:value-type="float" office:value="8.50125111706881" calcext:value-type="float">
            <text:p>8.50125111706881</text:p>
          </table:table-cell>
          <table:table-cell office:value-type="float" office:value="11143" calcext:value-type="float">
            <text:p>11143</text:p>
          </table:table-cell>
          <table:table-cell office:value-type="float" office:value="8.54563403033295" calcext:value-type="float">
            <text:p>8.54563403033295</text:p>
          </table:table-cell>
          <table:table-cell office:value-type="float" office:value="11115" calcext:value-type="float">
            <text:p>11115</text:p>
          </table:table-cell>
          <table:table-cell office:value-type="float" office:value="8.63580746738642" calcext:value-type="float">
            <text:p>8.63580746738642</text:p>
          </table:table-cell>
          <table:table-cell table:style-name="Default" office:value-type="float" office:value="11168" calcext:value-type="float">
            <text:p>11168</text:p>
          </table:table-cell>
          <table:table-cell table:style-name="Default" office:value-type="float" office:value="8.73450931232092" calcext:value-type="float">
            <text:p>8,73450931232092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09" calcext:value-type="float">
            <text:p>11109</text:p>
          </table:table-cell>
          <table:table-cell office:value-type="float" office:value="8.42614096678369" calcext:value-type="float">
            <text:p>8.42614096678369</text:p>
          </table:table-cell>
          <table:table-cell office:value-type="float" office:value="11165" calcext:value-type="float">
            <text:p>11165</text:p>
          </table:table-cell>
          <table:table-cell office:value-type="float" office:value="8.57295118674429" calcext:value-type="float">
            <text:p>8.57295118674429</text:p>
          </table:table-cell>
          <table:table-cell office:value-type="float" office:value="11155" calcext:value-type="float">
            <text:p>11155</text:p>
          </table:table-cell>
          <table:table-cell office:value-type="float" office:value="8.75956969968624" calcext:value-type="float">
            <text:p>8.75956969968624</text:p>
          </table:table-cell>
          <table:table-cell table:style-name="Default" office:value-type="float" office:value="11113" calcext:value-type="float">
            <text:p>11113</text:p>
          </table:table-cell>
          <table:table-cell table:style-name="Default" office:value-type="float" office:value="8.72203725366688" calcext:value-type="float">
            <text:p>8,72203725366688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6" calcext:value-type="float">
            <text:p>11156</text:p>
          </table:table-cell>
          <table:table-cell office:value-type="float" office:value="8.53074578702044" calcext:value-type="float">
            <text:p>8.53074578702044</text:p>
          </table:table-cell>
          <table:table-cell office:value-type="float" office:value="11086" calcext:value-type="float">
            <text:p>11086</text:p>
          </table:table-cell>
          <table:table-cell office:value-type="float" office:value="8.59101569547177" calcext:value-type="float">
            <text:p>8.59101569547177</text:p>
          </table:table-cell>
          <table:table-cell office:value-type="float" office:value="11155" calcext:value-type="float">
            <text:p>11155</text:p>
          </table:table-cell>
          <table:table-cell office:value-type="float" office:value="8.61963245181533" calcext:value-type="float">
            <text:p>8.61963245181533</text:p>
          </table:table-cell>
          <table:table-cell table:style-name="Default" office:value-type="float" office:value="11053" calcext:value-type="float">
            <text:p>11053</text:p>
          </table:table-cell>
          <table:table-cell table:style-name="Default" office:value-type="float" office:value="8.77164570704786" calcext:value-type="float">
            <text:p>8,77164570704786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2" calcext:value-type="float">
            <text:p>11212</text:p>
          </table:table-cell>
          <table:table-cell office:value-type="float" office:value="8.51293257224402" calcext:value-type="float">
            <text:p>8.51293257224402</text:p>
          </table:table-cell>
          <table:table-cell office:value-type="float" office:value="11288" calcext:value-type="float">
            <text:p>11288</text:p>
          </table:table-cell>
          <table:table-cell office:value-type="float" office:value="8.54402905740609" calcext:value-type="float">
            <text:p>8.54402905740609</text:p>
          </table:table-cell>
          <table:table-cell office:value-type="float" office:value="11288" calcext:value-type="float">
            <text:p>11288</text:p>
          </table:table-cell>
          <table:table-cell office:value-type="float" office:value="8.70978029766123" calcext:value-type="float">
            <text:p>8.70978029766123</text:p>
          </table:table-cell>
          <table:table-cell table:style-name="Default" office:value-type="float" office:value="10978" calcext:value-type="float">
            <text:p>10978</text:p>
          </table:table-cell>
          <table:table-cell table:style-name="Default" office:value-type="float" office:value="8.73237383858626" calcext:value-type="float">
            <text:p>8,73237383858626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806" calcext:value-type="float">
            <text:p>8806</text:p>
          </table:table-cell>
          <table:table-cell table:style-name="Default" office:value-type="float" office:value="8.69111969111969" calcext:value-type="float">
            <text:p>8,69111969111969</text:p>
          </table:table-cell>
          <table:table-cell office:value-type="float" office:value="8477" calcext:value-type="float">
            <text:p>8477</text:p>
          </table:table-cell>
          <table:table-cell office:value-type="float" office:value="8.75616373717117" calcext:value-type="float">
            <text:p>8.75616373717117</text:p>
          </table:table-cell>
          <table:table-cell office:value-type="float" office:value="8690" calcext:value-type="float">
            <text:p>8690</text:p>
          </table:table-cell>
          <table:table-cell office:value-type="float" office:value="8.78365937859609" calcext:value-type="float">
            <text:p>8.78365937859609</text:p>
          </table:table-cell>
          <table:table-cell office:value-type="float" office:value="8477" calcext:value-type="float">
            <text:p>8477</text:p>
          </table:table-cell>
          <table:table-cell office:value-type="float" office:value="8.93028193936534" calcext:value-type="float">
            <text:p>8.930281939365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83" calcext:value-type="float">
            <text:p>8683</text:p>
          </table:table-cell>
          <table:table-cell table:style-name="Default" office:value-type="float" office:value="8.83220085224001" calcext:value-type="float">
            <text:p>8,83220085224001</text:p>
          </table:table-cell>
          <table:table-cell office:value-type="float" office:value="8550" calcext:value-type="float">
            <text:p>8550</text:p>
          </table:table-cell>
          <table:table-cell office:value-type="float" office:value="8.9519298245614" calcext:value-type="float">
            <text:p>8.9519298245614</text:p>
          </table:table-cell>
          <table:table-cell office:value-type="float" office:value="8781" calcext:value-type="float">
            <text:p>8781</text:p>
          </table:table-cell>
          <table:table-cell office:value-type="float" office:value="8.70436169001253" calcext:value-type="float">
            <text:p>8.70436169001253</text:p>
          </table:table-cell>
          <table:table-cell office:value-type="float" office:value="8454" calcext:value-type="float">
            <text:p>8454</text:p>
          </table:table-cell>
          <table:table-cell office:value-type="float" office:value="8.96120179796546" calcext:value-type="float">
            <text:p>8.96120179796546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97" calcext:value-type="float">
            <text:p>8697</text:p>
          </table:table-cell>
          <table:table-cell table:style-name="Default" office:value-type="float" office:value="8.73105668621364" calcext:value-type="float">
            <text:p>8,73105668621364</text:p>
          </table:table-cell>
          <table:table-cell office:value-type="float" office:value="8624" calcext:value-type="float">
            <text:p>8624</text:p>
          </table:table-cell>
          <table:table-cell office:value-type="float" office:value="8.80670222634508" calcext:value-type="float">
            <text:p>8.80670222634508</text:p>
          </table:table-cell>
          <table:table-cell office:value-type="float" office:value="8711" calcext:value-type="float">
            <text:p>8711</text:p>
          </table:table-cell>
          <table:table-cell office:value-type="float" office:value="8.74411663414074" calcext:value-type="float">
            <text:p>8.74411663414074</text:p>
          </table:table-cell>
          <table:table-cell office:value-type="float" office:value="8625" calcext:value-type="float">
            <text:p>8625</text:p>
          </table:table-cell>
          <table:table-cell office:value-type="float" office:value="8.8391884057971" calcext:value-type="float">
            <text:p>8.8391884057971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778" calcext:value-type="float">
            <text:p>8778</text:p>
          </table:table-cell>
          <table:table-cell table:style-name="Default" office:value-type="float" office:value="8.62770562770563" calcext:value-type="float">
            <text:p>8,62770562770563</text:p>
          </table:table-cell>
          <table:table-cell office:value-type="float" office:value="8823" calcext:value-type="float">
            <text:p>8823</text:p>
          </table:table-cell>
          <table:table-cell office:value-type="float" office:value="8.82726963617817" calcext:value-type="float">
            <text:p>8.82726963617817</text:p>
          </table:table-cell>
          <table:table-cell office:value-type="float" office:value="8727" calcext:value-type="float">
            <text:p>8727</text:p>
          </table:table-cell>
          <table:table-cell office:value-type="float" office:value="8.91279935831328" calcext:value-type="float">
            <text:p>8.91279935831328</text:p>
          </table:table-cell>
          <table:table-cell office:value-type="float" office:value="8712" calcext:value-type="float">
            <text:p>8712</text:p>
          </table:table-cell>
          <table:table-cell office:value-type="float" office:value="8.92091368227732" calcext:value-type="float">
            <text:p>8.9209136822773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14" calcext:value-type="float">
            <text:p>8614</text:p>
          </table:table-cell>
          <table:table-cell table:style-name="Default" office:value-type="float" office:value="8.64162990480613" calcext:value-type="float">
            <text:p>8,64162990480613</text:p>
          </table:table-cell>
          <table:table-cell office:value-type="float" office:value="8536" calcext:value-type="float">
            <text:p>8536</text:p>
          </table:table-cell>
          <table:table-cell office:value-type="float" office:value="8.79674320524836" calcext:value-type="float">
            <text:p>8.79674320524836</text:p>
          </table:table-cell>
          <table:table-cell office:value-type="float" office:value="8582" calcext:value-type="float">
            <text:p>8582</text:p>
          </table:table-cell>
          <table:table-cell office:value-type="float" office:value="8.81437893264973" calcext:value-type="float">
            <text:p>8.81437893264973</text:p>
          </table:table-cell>
          <table:table-cell office:value-type="float" office:value="8389" calcext:value-type="float">
            <text:p>8389</text:p>
          </table:table-cell>
          <table:table-cell office:value-type="float" office:value="8.98521873882465" calcext:value-type="float">
            <text:p>8.9852187388246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26" calcext:value-type="float">
            <text:p>8526</text:p>
          </table:table-cell>
          <table:table-cell table:style-name="Default" office:value-type="float" office:value="8.84506216279615" calcext:value-type="float">
            <text:p>8,84506216279615</text:p>
          </table:table-cell>
          <table:table-cell office:value-type="float" office:value="8706" calcext:value-type="float">
            <text:p>8706</text:p>
          </table:table-cell>
          <table:table-cell office:value-type="float" office:value="8.793820353779" calcext:value-type="float">
            <text:p>8.793820353779</text:p>
          </table:table-cell>
          <table:table-cell office:value-type="float" office:value="8501" calcext:value-type="float">
            <text:p>8501</text:p>
          </table:table-cell>
          <table:table-cell office:value-type="float" office:value="8.8475473473709" calcext:value-type="float">
            <text:p>8.8475473473709</text:p>
          </table:table-cell>
          <table:table-cell office:value-type="float" office:value="8742" calcext:value-type="float">
            <text:p>8742</text:p>
          </table:table-cell>
          <table:table-cell office:value-type="float" office:value="8.9024250743537" calcext:value-type="float">
            <text:p>8.9024250743537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93" calcext:value-type="float">
            <text:p>8593</text:p>
          </table:table-cell>
          <table:table-cell table:style-name="Default" office:value-type="float" office:value="8.77132549749796" calcext:value-type="float">
            <text:p>8,77132549749796</text:p>
          </table:table-cell>
          <table:table-cell office:value-type="float" office:value="8605" calcext:value-type="float">
            <text:p>8605</text:p>
          </table:table-cell>
          <table:table-cell office:value-type="float" office:value="8.80069726902963" calcext:value-type="float">
            <text:p>8.80069726902963</text:p>
          </table:table-cell>
          <table:table-cell office:value-type="float" office:value="8617" calcext:value-type="float">
            <text:p>8617</text:p>
          </table:table-cell>
          <table:table-cell office:value-type="float" office:value="8.82755019148195" calcext:value-type="float">
            <text:p>8.82755019148195</text:p>
          </table:table-cell>
          <table:table-cell office:value-type="float" office:value="8438" calcext:value-type="float">
            <text:p>8438</text:p>
          </table:table-cell>
          <table:table-cell office:value-type="float" office:value="8.91893813699929" calcext:value-type="float">
            <text:p>8.91893813699929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489" calcext:value-type="float">
            <text:p>8489</text:p>
          </table:table-cell>
          <table:table-cell table:style-name="Default" office:value-type="float" office:value="8.77747673459771" calcext:value-type="float">
            <text:p>8,77747673459771</text:p>
          </table:table-cell>
          <table:table-cell office:value-type="float" office:value="8808" calcext:value-type="float">
            <text:p>8808</text:p>
          </table:table-cell>
          <table:table-cell office:value-type="float" office:value="8.85819709355132" calcext:value-type="float">
            <text:p>8.85819709355132</text:p>
          </table:table-cell>
          <table:table-cell office:value-type="float" office:value="8692" calcext:value-type="float">
            <text:p>8692</text:p>
          </table:table-cell>
          <table:table-cell office:value-type="float" office:value="8.83916244822826" calcext:value-type="float">
            <text:p>8.83916244822826</text:p>
          </table:table-cell>
          <table:table-cell office:value-type="float" office:value="8770" calcext:value-type="float">
            <text:p>8770</text:p>
          </table:table-cell>
          <table:table-cell office:value-type="float" office:value="8.70034207525656" calcext:value-type="float">
            <text:p>8.70034207525656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36" calcext:value-type="float">
            <text:p>8536</text:p>
          </table:table-cell>
          <table:table-cell table:style-name="Default" office:value-type="float" office:value="8.77975632614808" calcext:value-type="float">
            <text:p>8,77975632614808</text:p>
          </table:table-cell>
          <table:table-cell office:value-type="float" office:value="8640" calcext:value-type="float">
            <text:p>8640</text:p>
          </table:table-cell>
          <table:table-cell office:value-type="float" office:value="8.75138888888889" calcext:value-type="float">
            <text:p>8.75138888888889</text:p>
          </table:table-cell>
          <table:table-cell office:value-type="float" office:value="8643" calcext:value-type="float">
            <text:p>8643</text:p>
          </table:table-cell>
          <table:table-cell office:value-type="float" office:value="8.88892745574453" calcext:value-type="float">
            <text:p>8.88892745574453</text:p>
          </table:table-cell>
          <table:table-cell office:value-type="float" office:value="8448" calcext:value-type="float">
            <text:p>8448</text:p>
          </table:table-cell>
          <table:table-cell office:value-type="float" office:value="8.79166666666667" calcext:value-type="float">
            <text:p>8.7916666666666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784" calcext:value-type="float">
            <text:p>8784</text:p>
          </table:table-cell>
          <table:table-cell table:style-name="Default" office:value-type="float" office:value="8.67361111111111" calcext:value-type="float">
            <text:p>8,67361111111111</text:p>
          </table:table-cell>
          <table:table-cell office:value-type="float" office:value="8662" calcext:value-type="float">
            <text:p>8662</text:p>
          </table:table-cell>
          <table:table-cell office:value-type="float" office:value="8.84195335950127" calcext:value-type="float">
            <text:p>8.84195335950127</text:p>
          </table:table-cell>
          <table:table-cell office:value-type="float" office:value="8507" calcext:value-type="float">
            <text:p>8507</text:p>
          </table:table-cell>
          <table:table-cell office:value-type="float" office:value="8.90948630539556" calcext:value-type="float">
            <text:p>8.90948630539556</text:p>
          </table:table-cell>
          <table:table-cell office:value-type="float" office:value="8455" calcext:value-type="float">
            <text:p>8455</text:p>
          </table:table-cell>
          <table:table-cell office:value-type="float" office:value="8.83820224719101" calcext:value-type="float">
            <text:p>8.83820224719101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20" calcext:value-type="float">
            <text:p>8520</text:p>
          </table:table-cell>
          <table:table-cell table:style-name="Default" office:value-type="float" office:value="8.7962441314554" calcext:value-type="float">
            <text:p>8,7962441314554</text:p>
          </table:table-cell>
          <table:table-cell office:value-type="float" office:value="8702" calcext:value-type="float">
            <text:p>8702</text:p>
          </table:table-cell>
          <table:table-cell office:value-type="float" office:value="8.73672718915192" calcext:value-type="float">
            <text:p>8.73672718915192</text:p>
          </table:table-cell>
          <table:table-cell office:value-type="float" office:value="8679" calcext:value-type="float">
            <text:p>8679</text:p>
          </table:table-cell>
          <table:table-cell office:value-type="float" office:value="8.80435534047701" calcext:value-type="float">
            <text:p>8.80435534047701</text:p>
          </table:table-cell>
          <table:table-cell office:value-type="float" office:value="8664" calcext:value-type="float">
            <text:p>8664</text:p>
          </table:table-cell>
          <table:table-cell office:value-type="float" office:value="8.79582179132041" calcext:value-type="float">
            <text:p>8.79582179132041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8.72167717822939" calcext:value-type="float">
            <text:p>8,72167717822939</text:p>
          </table:table-cell>
          <table:table-cell office:value-type="float" office:value="8627" calcext:value-type="float">
            <text:p>8627</text:p>
          </table:table-cell>
          <table:table-cell office:value-type="float" office:value="8.82763417178625" calcext:value-type="float">
            <text:p>8.82763417178625</text:p>
          </table:table-cell>
          <table:table-cell office:value-type="float" office:value="8526" calcext:value-type="float">
            <text:p>8526</text:p>
          </table:table-cell>
          <table:table-cell office:value-type="float" office:value="8.9970677926343" calcext:value-type="float">
            <text:p>8.9970677926343</text:p>
          </table:table-cell>
          <table:table-cell office:value-type="float" office:value="8577" calcext:value-type="float">
            <text:p>8577</text:p>
          </table:table-cell>
          <table:table-cell office:value-type="float" office:value="8.84493412615134" calcext:value-type="float">
            <text:p>8.84493412615134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62" calcext:value-type="float">
            <text:p>8662</text:p>
          </table:table-cell>
          <table:table-cell table:style-name="Default" office:value-type="float" office:value="8.86515816208728" calcext:value-type="float">
            <text:p>8,86515816208728</text:p>
          </table:table-cell>
          <table:table-cell office:value-type="float" office:value="8585" calcext:value-type="float">
            <text:p>8585</text:p>
          </table:table-cell>
          <table:table-cell office:value-type="float" office:value="8.8110658124636" calcext:value-type="float">
            <text:p>8.8110658124636</text:p>
          </table:table-cell>
          <table:table-cell office:value-type="float" office:value="8780" calcext:value-type="float">
            <text:p>8780</text:p>
          </table:table-cell>
          <table:table-cell office:value-type="float" office:value="8.79259681093394" calcext:value-type="float">
            <text:p>8.79259681093394</text:p>
          </table:table-cell>
          <table:table-cell office:value-type="float" office:value="8567" calcext:value-type="float">
            <text:p>8567</text:p>
          </table:table-cell>
          <table:table-cell office:value-type="float" office:value="8.99404692424419" calcext:value-type="float">
            <text:p>8.99404692424419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96" calcext:value-type="float">
            <text:p>8696</text:p>
          </table:table-cell>
          <table:table-cell table:style-name="Default" office:value-type="float" office:value="8.70515179392824" calcext:value-type="float">
            <text:p>8,70515179392824</text:p>
          </table:table-cell>
          <table:table-cell office:value-type="float" office:value="8449" calcext:value-type="float">
            <text:p>8449</text:p>
          </table:table-cell>
          <table:table-cell office:value-type="float" office:value="8.92377796188898" calcext:value-type="float">
            <text:p>8.92377796188898</text:p>
          </table:table-cell>
          <table:table-cell office:value-type="float" office:value="8619" calcext:value-type="float">
            <text:p>8619</text:p>
          </table:table-cell>
          <table:table-cell office:value-type="float" office:value="8.79962872723054" calcext:value-type="float">
            <text:p>8.79962872723054</text:p>
          </table:table-cell>
          <table:table-cell office:value-type="float" office:value="8611" calcext:value-type="float">
            <text:p>8611</text:p>
          </table:table-cell>
          <table:table-cell office:value-type="float" office:value="8.77610033677854" calcext:value-type="float">
            <text:p>8.77610033677854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74" calcext:value-type="float">
            <text:p>8674</text:p>
          </table:table-cell>
          <table:table-cell table:style-name="Default" office:value-type="float" office:value="8.74763661517178" calcext:value-type="float">
            <text:p>8,74763661517178</text:p>
          </table:table-cell>
          <table:table-cell office:value-type="float" office:value="8473" calcext:value-type="float">
            <text:p>8473</text:p>
          </table:table-cell>
          <table:table-cell office:value-type="float" office:value="8.85518706479405" calcext:value-type="float">
            <text:p>8.85518706479405</text:p>
          </table:table-cell>
          <table:table-cell office:value-type="float" office:value="8559" calcext:value-type="float">
            <text:p>8559</text:p>
          </table:table-cell>
          <table:table-cell office:value-type="float" office:value="8.71900923005024" calcext:value-type="float">
            <text:p>8.71900923005024</text:p>
          </table:table-cell>
          <table:table-cell office:value-type="float" office:value="8634" calcext:value-type="float">
            <text:p>8634</text:p>
          </table:table-cell>
          <table:table-cell office:value-type="float" office:value="8.91973592772759" calcext:value-type="float">
            <text:p>8.91973592772759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22" calcext:value-type="float">
            <text:p>8622</text:p>
          </table:table-cell>
          <table:table-cell table:style-name="Default" office:value-type="float" office:value="8.84307585247042" calcext:value-type="float">
            <text:p>8,84307585247042</text:p>
          </table:table-cell>
          <table:table-cell office:value-type="float" office:value="8550" calcext:value-type="float">
            <text:p>8550</text:p>
          </table:table-cell>
          <table:table-cell office:value-type="float" office:value="8.78900584795322" calcext:value-type="float">
            <text:p>8.78900584795322</text:p>
          </table:table-cell>
          <table:table-cell office:value-type="float" office:value="8725" calcext:value-type="float">
            <text:p>8725</text:p>
          </table:table-cell>
          <table:table-cell office:value-type="float" office:value="8.71713467048711" calcext:value-type="float">
            <text:p>8.71713467048711</text:p>
          </table:table-cell>
          <table:table-cell office:value-type="float" office:value="8693" calcext:value-type="float">
            <text:p>8693</text:p>
          </table:table-cell>
          <table:table-cell office:value-type="float" office:value="8.82882779247671" calcext:value-type="float">
            <text:p>8.82882779247671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76" calcext:value-type="float">
            <text:p>8576</text:p>
          </table:table-cell>
          <table:table-cell table:style-name="Default" office:value-type="float" office:value="8.63351212686567" calcext:value-type="float">
            <text:p>8,63351212686567</text:p>
          </table:table-cell>
          <table:table-cell office:value-type="float" office:value="8651" calcext:value-type="float">
            <text:p>8651</text:p>
          </table:table-cell>
          <table:table-cell office:value-type="float" office:value="8.85504565946133" calcext:value-type="float">
            <text:p>8.85504565946133</text:p>
          </table:table-cell>
          <table:table-cell office:value-type="float" office:value="8594" calcext:value-type="float">
            <text:p>8594</text:p>
          </table:table-cell>
          <table:table-cell office:value-type="float" office:value="8.78089364673028" calcext:value-type="float">
            <text:p>8.78089364673028</text:p>
          </table:table-cell>
          <table:table-cell office:value-type="float" office:value="8588" calcext:value-type="float">
            <text:p>8588</text:p>
          </table:table-cell>
          <table:table-cell office:value-type="float" office:value="8.94387517466232" calcext:value-type="float">
            <text:p>8.94387517466232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722" calcext:value-type="float">
            <text:p>8722</text:p>
          </table:table-cell>
          <table:table-cell table:style-name="Default" office:value-type="float" office:value="8.70454024306352" calcext:value-type="float">
            <text:p>8,70454024306352</text:p>
          </table:table-cell>
          <table:table-cell office:value-type="float" office:value="8383" calcext:value-type="float">
            <text:p>8383</text:p>
          </table:table-cell>
          <table:table-cell office:value-type="float" office:value="8.88798759394012" calcext:value-type="float">
            <text:p>8.88798759394012</text:p>
          </table:table-cell>
          <table:table-cell office:value-type="float" office:value="8570" calcext:value-type="float">
            <text:p>8570</text:p>
          </table:table-cell>
          <table:table-cell office:value-type="float" office:value="8.938739789965" calcext:value-type="float">
            <text:p>8.938739789965</text:p>
          </table:table-cell>
          <table:table-cell office:value-type="float" office:value="8637" calcext:value-type="float">
            <text:p>8637</text:p>
          </table:table-cell>
          <table:table-cell office:value-type="float" office:value="8.89012388560843" calcext:value-type="float">
            <text:p>8.89012388560843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738" calcext:value-type="float">
            <text:p>8738</text:p>
          </table:table-cell>
          <table:table-cell table:style-name="Default" office:value-type="float" office:value="8.83909361409934" calcext:value-type="float">
            <text:p>8,83909361409934</text:p>
          </table:table-cell>
          <table:table-cell office:value-type="float" office:value="8464" calcext:value-type="float">
            <text:p>8464</text:p>
          </table:table-cell>
          <table:table-cell office:value-type="float" office:value="8.80210302457467" calcext:value-type="float">
            <text:p>8.80210302457467</text:p>
          </table:table-cell>
          <table:table-cell office:value-type="float" office:value="8531" calcext:value-type="float">
            <text:p>8531</text:p>
          </table:table-cell>
          <table:table-cell office:value-type="float" office:value="8.81971632868362" calcext:value-type="float">
            <text:p>8.81971632868362</text:p>
          </table:table-cell>
          <table:table-cell office:value-type="float" office:value="8519" calcext:value-type="float">
            <text:p>8519</text:p>
          </table:table-cell>
          <table:table-cell office:value-type="float" office:value="8.95128536213171" calcext:value-type="float">
            <text:p>8.95128536213171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42" calcext:value-type="float">
            <text:p>8642</text:p>
          </table:table-cell>
          <table:table-cell table:style-name="Default" office:value-type="float" office:value="8.78488775746355" calcext:value-type="float">
            <text:p>8,78488775746355</text:p>
          </table:table-cell>
          <table:table-cell office:value-type="float" office:value="8709" calcext:value-type="float">
            <text:p>8709</text:p>
          </table:table-cell>
          <table:table-cell office:value-type="float" office:value="8.74956941095419" calcext:value-type="float">
            <text:p>8.74956941095419</text:p>
          </table:table-cell>
          <table:table-cell office:value-type="float" office:value="8861" calcext:value-type="float">
            <text:p>8861</text:p>
          </table:table-cell>
          <table:table-cell office:value-type="float" office:value="8.65556934883196" calcext:value-type="float">
            <text:p>8.65556934883196</text:p>
          </table:table-cell>
          <table:table-cell office:value-type="float" office:value="8680" calcext:value-type="float">
            <text:p>8680</text:p>
          </table:table-cell>
          <table:table-cell office:value-type="float" office:value="8.76993087557604" calcext:value-type="float">
            <text:p>8.76993087557604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30" calcext:value-type="float">
            <text:p>11030</text:p>
          </table:table-cell>
          <table:table-cell office:value-type="float" office:value="8.39320036264733" calcext:value-type="float">
            <text:p>8.39320036264733</text:p>
          </table:table-cell>
          <table:table-cell office:value-type="float" office:value="11374" calcext:value-type="float">
            <text:p>11374</text:p>
          </table:table-cell>
          <table:table-cell office:value-type="float" office:value="8.34605240021101" calcext:value-type="float">
            <text:p>8.34605240021101</text:p>
          </table:table-cell>
          <table:table-cell office:value-type="float" office:value="11244" calcext:value-type="float">
            <text:p>11244</text:p>
          </table:table-cell>
          <table:table-cell office:value-type="float" office:value="8.4446816079687" calcext:value-type="float">
            <text:p>8.4446816079687</text:p>
          </table:table-cell>
          <table:table-cell office:value-type="float" office:value="11088" calcext:value-type="float">
            <text:p>11088</text:p>
          </table:table-cell>
          <table:table-cell office:value-type="float" office:value="8.58829365079365" calcext:value-type="float">
            <text:p>8.58829365079365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4" calcext:value-type="float">
            <text:p>11174</text:p>
          </table:table-cell>
          <table:table-cell office:value-type="float" office:value="8.37766243064256" calcext:value-type="float">
            <text:p>8.37766243064256</text:p>
          </table:table-cell>
          <table:table-cell office:value-type="float" office:value="11331" calcext:value-type="float">
            <text:p>11331</text:p>
          </table:table-cell>
          <table:table-cell office:value-type="float" office:value="8.48415850322125" calcext:value-type="float">
            <text:p>8.48415850322125</text:p>
          </table:table-cell>
          <table:table-cell office:value-type="float" office:value="11292" calcext:value-type="float">
            <text:p>11292</text:p>
          </table:table-cell>
          <table:table-cell office:value-type="float" office:value="8.41330145235565" calcext:value-type="float">
            <text:p>8.41330145235565</text:p>
          </table:table-cell>
          <table:table-cell office:value-type="float" office:value="11201" calcext:value-type="float">
            <text:p>11201</text:p>
          </table:table-cell>
          <table:table-cell office:value-type="float" office:value="8.53655923578252" calcext:value-type="float">
            <text:p>8.53655923578252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42" calcext:value-type="float">
            <text:p>11342</text:p>
          </table:table-cell>
          <table:table-cell office:value-type="float" office:value="8.34314935637454" calcext:value-type="float">
            <text:p>8.34314935637454</text:p>
          </table:table-cell>
          <table:table-cell office:value-type="float" office:value="11225" calcext:value-type="float">
            <text:p>11225</text:p>
          </table:table-cell>
          <table:table-cell office:value-type="float" office:value="8.43207126948775" calcext:value-type="float">
            <text:p>8.43207126948775</text:p>
          </table:table-cell>
          <table:table-cell office:value-type="float" office:value="11243" calcext:value-type="float">
            <text:p>11243</text:p>
          </table:table-cell>
          <table:table-cell office:value-type="float" office:value="8.44374277328115" calcext:value-type="float">
            <text:p>8.44374277328115</text:p>
          </table:table-cell>
          <table:table-cell office:value-type="float" office:value="11113" calcext:value-type="float">
            <text:p>11113</text:p>
          </table:table-cell>
          <table:table-cell office:value-type="float" office:value="8.47781877080896" calcext:value-type="float">
            <text:p>8.47781877080896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59" calcext:value-type="float">
            <text:p>11259</text:p>
          </table:table-cell>
          <table:table-cell office:value-type="float" office:value="8.34887645439204" calcext:value-type="float">
            <text:p>8.34887645439204</text:p>
          </table:table-cell>
          <table:table-cell office:value-type="float" office:value="11332" calcext:value-type="float">
            <text:p>11332</text:p>
          </table:table-cell>
          <table:table-cell office:value-type="float" office:value="8.40125308859866" calcext:value-type="float">
            <text:p>8.40125308859866</text:p>
          </table:table-cell>
          <table:table-cell office:value-type="float" office:value="11183" calcext:value-type="float">
            <text:p>11183</text:p>
          </table:table-cell>
          <table:table-cell office:value-type="float" office:value="8.49011893051954" calcext:value-type="float">
            <text:p>8.49011893051954</text:p>
          </table:table-cell>
          <table:table-cell office:value-type="float" office:value="11134" calcext:value-type="float">
            <text:p>11134</text:p>
          </table:table-cell>
          <table:table-cell office:value-type="float" office:value="8.51463984192563" calcext:value-type="float">
            <text:p>8.51463984192563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33" calcext:value-type="float">
            <text:p>11333</text:p>
          </table:table-cell>
          <table:table-cell office:value-type="float" office:value="8.35515750463249" calcext:value-type="float">
            <text:p>8.35515750463249</text:p>
          </table:table-cell>
          <table:table-cell office:value-type="float" office:value="11183" calcext:value-type="float">
            <text:p>11183</text:p>
          </table:table-cell>
          <table:table-cell office:value-type="float" office:value="8.34597156398104" calcext:value-type="float">
            <text:p>8.34597156398104</text:p>
          </table:table-cell>
          <table:table-cell office:value-type="float" office:value="11259" calcext:value-type="float">
            <text:p>11259</text:p>
          </table:table-cell>
          <table:table-cell office:value-type="float" office:value="8.43707256417089" calcext:value-type="float">
            <text:p>8.43707256417089</text:p>
          </table:table-cell>
          <table:table-cell office:value-type="float" office:value="11290" calcext:value-type="float">
            <text:p>11290</text:p>
          </table:table-cell>
          <table:table-cell office:value-type="float" office:value="8.40646589902569" calcext:value-type="float">
            <text:p>8.4064658990256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60" calcext:value-type="float">
            <text:p>11260</text:p>
          </table:table-cell>
          <table:table-cell office:value-type="float" office:value="8.40373001776199" calcext:value-type="float">
            <text:p>8.40373001776199</text:p>
          </table:table-cell>
          <table:table-cell office:value-type="float" office:value="11282" calcext:value-type="float">
            <text:p>11282</text:p>
          </table:table-cell>
          <table:table-cell office:value-type="float" office:value="8.35667434851977" calcext:value-type="float">
            <text:p>8.35667434851977</text:p>
          </table:table-cell>
          <table:table-cell office:value-type="float" office:value="11191" calcext:value-type="float">
            <text:p>11191</text:p>
          </table:table-cell>
          <table:table-cell office:value-type="float" office:value="8.41917612367081" calcext:value-type="float">
            <text:p>8.41917612367081</text:p>
          </table:table-cell>
          <table:table-cell office:value-type="float" office:value="11277" calcext:value-type="float">
            <text:p>11277</text:p>
          </table:table-cell>
          <table:table-cell office:value-type="float" office:value="8.41739824421389" calcext:value-type="float">
            <text:p>8.41739824421389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0" calcext:value-type="float">
            <text:p>11320</text:p>
          </table:table-cell>
          <table:table-cell office:value-type="float" office:value="8.35980565371025" calcext:value-type="float">
            <text:p>8.35980565371025</text:p>
          </table:table-cell>
          <table:table-cell office:value-type="float" office:value="11271" calcext:value-type="float">
            <text:p>11271</text:p>
          </table:table-cell>
          <table:table-cell office:value-type="float" office:value="8.41105491970544" calcext:value-type="float">
            <text:p>8.41105491970544</text:p>
          </table:table-cell>
          <table:table-cell office:value-type="float" office:value="11197" calcext:value-type="float">
            <text:p>11197</text:p>
          </table:table-cell>
          <table:table-cell office:value-type="float" office:value="8.39278378137001" calcext:value-type="float">
            <text:p>8.39278378137001</text:p>
          </table:table-cell>
          <table:table-cell office:value-type="float" office:value="11164" calcext:value-type="float">
            <text:p>11164</text:p>
          </table:table-cell>
          <table:table-cell office:value-type="float" office:value="8.38704765317091" calcext:value-type="float">
            <text:p>8.38704765317091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75" calcext:value-type="float">
            <text:p>11375</text:p>
          </table:table-cell>
          <table:table-cell office:value-type="float" office:value="8.36052747252747" calcext:value-type="float">
            <text:p>8.36052747252747</text:p>
          </table:table-cell>
          <table:table-cell office:value-type="float" office:value="11238" calcext:value-type="float">
            <text:p>11238</text:p>
          </table:table-cell>
          <table:table-cell office:value-type="float" office:value="8.4091475351486" calcext:value-type="float">
            <text:p>8.4091475351486</text:p>
          </table:table-cell>
          <table:table-cell office:value-type="float" office:value="11255" calcext:value-type="float">
            <text:p>11255</text:p>
          </table:table-cell>
          <table:table-cell office:value-type="float" office:value="8.4223011994669" calcext:value-type="float">
            <text:p>8.4223011994669</text:p>
          </table:table-cell>
          <table:table-cell office:value-type="float" office:value="11094" calcext:value-type="float">
            <text:p>11094</text:p>
          </table:table-cell>
          <table:table-cell office:value-type="float" office:value="8.50009013881377" calcext:value-type="float">
            <text:p>8.50009013881377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52" calcext:value-type="float">
            <text:p>11352</text:p>
          </table:table-cell>
          <table:table-cell office:value-type="float" office:value="8.35042283298097" calcext:value-type="float">
            <text:p>8.35042283298097</text:p>
          </table:table-cell>
          <table:table-cell office:value-type="float" office:value="11354" calcext:value-type="float">
            <text:p>11354</text:p>
          </table:table-cell>
          <table:table-cell office:value-type="float" office:value="8.39580764488286" calcext:value-type="float">
            <text:p>8.39580764488286</text:p>
          </table:table-cell>
          <table:table-cell office:value-type="float" office:value="11153" calcext:value-type="float">
            <text:p>11153</text:p>
          </table:table-cell>
          <table:table-cell office:value-type="float" office:value="8.48040885860307" calcext:value-type="float">
            <text:p>8.48040885860307</text:p>
          </table:table-cell>
          <table:table-cell office:value-type="float" office:value="11150" calcext:value-type="float">
            <text:p>11150</text:p>
          </table:table-cell>
          <table:table-cell office:value-type="float" office:value="8.53417040358744" calcext:value-type="float">
            <text:p>8.5341704035874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0" calcext:value-type="float">
            <text:p>11170</text:p>
          </table:table-cell>
          <table:table-cell office:value-type="float" office:value="8.31316025067144" calcext:value-type="float">
            <text:p>8.31316025067144</text:p>
          </table:table-cell>
          <table:table-cell office:value-type="float" office:value="11178" calcext:value-type="float">
            <text:p>11178</text:p>
          </table:table-cell>
          <table:table-cell office:value-type="float" office:value="8.39819287886921" calcext:value-type="float">
            <text:p>8.39819287886921</text:p>
          </table:table-cell>
          <table:table-cell office:value-type="float" office:value="11345" calcext:value-type="float">
            <text:p>11345</text:p>
          </table:table-cell>
          <table:table-cell office:value-type="float" office:value="8.37778757161745" calcext:value-type="float">
            <text:p>8.37778757161745</text:p>
          </table:table-cell>
          <table:table-cell office:value-type="float" office:value="11256" calcext:value-type="float">
            <text:p>11256</text:p>
          </table:table-cell>
          <table:table-cell office:value-type="float" office:value="8.45833333333333" calcext:value-type="float">
            <text:p>8.4583333333333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1" calcext:value-type="float">
            <text:p>11321</text:p>
          </table:table-cell>
          <table:table-cell office:value-type="float" office:value="8.31684480169596" calcext:value-type="float">
            <text:p>8.31684480169596</text:p>
          </table:table-cell>
          <table:table-cell office:value-type="float" office:value="11222" calcext:value-type="float">
            <text:p>11222</text:p>
          </table:table-cell>
          <table:table-cell office:value-type="float" office:value="8.46328640171092" calcext:value-type="float">
            <text:p>8.46328640171092</text:p>
          </table:table-cell>
          <table:table-cell office:value-type="float" office:value="11113" calcext:value-type="float">
            <text:p>11113</text:p>
          </table:table-cell>
          <table:table-cell office:value-type="float" office:value="8.40448123818951" calcext:value-type="float">
            <text:p>8.40448123818951</text:p>
          </table:table-cell>
          <table:table-cell office:value-type="float" office:value="11145" calcext:value-type="float">
            <text:p>11145</text:p>
          </table:table-cell>
          <table:table-cell office:value-type="float" office:value="8.49726334679228" calcext:value-type="float">
            <text:p>8.49726334679228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98" calcext:value-type="float">
            <text:p>11298</text:p>
          </table:table-cell>
          <table:table-cell office:value-type="float" office:value="8.35227473889184" calcext:value-type="float">
            <text:p>8.35227473889184</text:p>
          </table:table-cell>
          <table:table-cell office:value-type="float" office:value="11223" calcext:value-type="float">
            <text:p>11223</text:p>
          </table:table-cell>
          <table:table-cell office:value-type="float" office:value="8.35266862692685" calcext:value-type="float">
            <text:p>8.35266862692685</text:p>
          </table:table-cell>
          <table:table-cell office:value-type="float" office:value="11102" calcext:value-type="float">
            <text:p>11102</text:p>
          </table:table-cell>
          <table:table-cell office:value-type="float" office:value="8.40506215096379" calcext:value-type="float">
            <text:p>8.40506215096379</text:p>
          </table:table-cell>
          <table:table-cell office:value-type="float" office:value="11127" calcext:value-type="float">
            <text:p>11127</text:p>
          </table:table-cell>
          <table:table-cell office:value-type="float" office:value="8.46733171564663" calcext:value-type="float">
            <text:p>8.4673317156466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2" calcext:value-type="float">
            <text:p>11202</text:p>
          </table:table-cell>
          <table:table-cell office:value-type="float" office:value="8.34645599000179" calcext:value-type="float">
            <text:p>8.34645599000179</text:p>
          </table:table-cell>
          <table:table-cell office:value-type="float" office:value="11263" calcext:value-type="float">
            <text:p>11263</text:p>
          </table:table-cell>
          <table:table-cell office:value-type="float" office:value="8.41498712598775" calcext:value-type="float">
            <text:p>8.41498712598775</text:p>
          </table:table-cell>
          <table:table-cell office:value-type="float" office:value="11136" calcext:value-type="float">
            <text:p>11136</text:p>
          </table:table-cell>
          <table:table-cell office:value-type="float" office:value="8.42600574712644" calcext:value-type="float">
            <text:p>8.42600574712644</text:p>
          </table:table-cell>
          <table:table-cell office:value-type="float" office:value="11274" calcext:value-type="float">
            <text:p>11274</text:p>
          </table:table-cell>
          <table:table-cell office:value-type="float" office:value="8.43666844065993" calcext:value-type="float">
            <text:p>8.43666844065993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4" calcext:value-type="float">
            <text:p>11154</text:p>
          </table:table-cell>
          <table:table-cell office:value-type="float" office:value="8.37430518199749" calcext:value-type="float">
            <text:p>8.37430518199749</text:p>
          </table:table-cell>
          <table:table-cell office:value-type="float" office:value="11155" calcext:value-type="float">
            <text:p>11155</text:p>
          </table:table-cell>
          <table:table-cell office:value-type="float" office:value="8.37140295831466" calcext:value-type="float">
            <text:p>8.37140295831466</text:p>
          </table:table-cell>
          <table:table-cell office:value-type="float" office:value="11205" calcext:value-type="float">
            <text:p>11205</text:p>
          </table:table-cell>
          <table:table-cell office:value-type="float" office:value="8.41427933958054" calcext:value-type="float">
            <text:p>8.41427933958054</text:p>
          </table:table-cell>
          <table:table-cell office:value-type="float" office:value="11005" calcext:value-type="float">
            <text:p>11005</text:p>
          </table:table-cell>
          <table:table-cell office:value-type="float" office:value="8.44534302589732" calcext:value-type="float">
            <text:p>8.4453430258973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35" calcext:value-type="float">
            <text:p>11235</text:p>
          </table:table-cell>
          <table:table-cell office:value-type="float" office:value="8.37659101023587" calcext:value-type="float">
            <text:p>8.37659101023587</text:p>
          </table:table-cell>
          <table:table-cell office:value-type="float" office:value="11290" calcext:value-type="float">
            <text:p>11290</text:p>
          </table:table-cell>
          <table:table-cell office:value-type="float" office:value="8.37245349867139" calcext:value-type="float">
            <text:p>8.37245349867139</text:p>
          </table:table-cell>
          <table:table-cell office:value-type="float" office:value="11369" calcext:value-type="float">
            <text:p>11369</text:p>
          </table:table-cell>
          <table:table-cell office:value-type="float" office:value="8.42404784941508" calcext:value-type="float">
            <text:p>8.42404784941508</text:p>
          </table:table-cell>
          <table:table-cell office:value-type="float" office:value="11321" calcext:value-type="float">
            <text:p>11321</text:p>
          </table:table-cell>
          <table:table-cell office:value-type="float" office:value="8.4294673615405" calcext:value-type="float">
            <text:p>8.429467361540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96" calcext:value-type="float">
            <text:p>11296</text:p>
          </table:table-cell>
          <table:table-cell office:value-type="float" office:value="8.3546388101983" calcext:value-type="float">
            <text:p>8.3546388101983</text:p>
          </table:table-cell>
          <table:table-cell office:value-type="float" office:value="11246" calcext:value-type="float">
            <text:p>11246</text:p>
          </table:table-cell>
          <table:table-cell office:value-type="float" office:value="8.36795304997332" calcext:value-type="float">
            <text:p>8.36795304997332</text:p>
          </table:table-cell>
          <table:table-cell office:value-type="float" office:value="11308" calcext:value-type="float">
            <text:p>11308</text:p>
          </table:table-cell>
          <table:table-cell office:value-type="float" office:value="8.49637424831977" calcext:value-type="float">
            <text:p>8.49637424831977</text:p>
          </table:table-cell>
          <table:table-cell office:value-type="float" office:value="11121" calcext:value-type="float">
            <text:p>11121</text:p>
          </table:table-cell>
          <table:table-cell office:value-type="float" office:value="8.47198992896322" calcext:value-type="float">
            <text:p>8.47198992896322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61" calcext:value-type="float">
            <text:p>11161</text:p>
          </table:table-cell>
          <table:table-cell office:value-type="float" office:value="8.39001881551832" calcext:value-type="float">
            <text:p>8.39001881551832</text:p>
          </table:table-cell>
          <table:table-cell office:value-type="float" office:value="11159" calcext:value-type="float">
            <text:p>11159</text:p>
          </table:table-cell>
          <table:table-cell office:value-type="float" office:value="8.46724616901156" calcext:value-type="float">
            <text:p>8.46724616901156</text:p>
          </table:table-cell>
          <table:table-cell office:value-type="float" office:value="11253" calcext:value-type="float">
            <text:p>11253</text:p>
          </table:table-cell>
          <table:table-cell office:value-type="float" office:value="8.45952190526971" calcext:value-type="float">
            <text:p>8.45952190526971</text:p>
          </table:table-cell>
          <table:table-cell office:value-type="float" office:value="11251" calcext:value-type="float">
            <text:p>11251</text:p>
          </table:table-cell>
          <table:table-cell office:value-type="float" office:value="8.41302995289308" calcext:value-type="float">
            <text:p>8.41302995289308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8" calcext:value-type="float">
            <text:p>11178</text:p>
          </table:table-cell>
          <table:table-cell office:value-type="float" office:value="8.31374127750939" calcext:value-type="float">
            <text:p>8.31374127750939</text:p>
          </table:table-cell>
          <table:table-cell office:value-type="float" office:value="11223" calcext:value-type="float">
            <text:p>11223</text:p>
          </table:table-cell>
          <table:table-cell office:value-type="float" office:value="8.42911877394636" calcext:value-type="float">
            <text:p>8.42911877394636</text:p>
          </table:table-cell>
          <table:table-cell office:value-type="float" office:value="11167" calcext:value-type="float">
            <text:p>11167</text:p>
          </table:table-cell>
          <table:table-cell office:value-type="float" office:value="8.44738963016029" calcext:value-type="float">
            <text:p>8.44738963016029</text:p>
          </table:table-cell>
          <table:table-cell office:value-type="float" office:value="11257" calcext:value-type="float">
            <text:p>11257</text:p>
          </table:table-cell>
          <table:table-cell office:value-type="float" office:value="8.43572887980812" calcext:value-type="float">
            <text:p>8.43572887980812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0" calcext:value-type="float">
            <text:p>11180</text:p>
          </table:table-cell>
          <table:table-cell office:value-type="float" office:value="8.40957066189624" calcext:value-type="float">
            <text:p>8.40957066189624</text:p>
          </table:table-cell>
          <table:table-cell office:value-type="float" office:value="11267" calcext:value-type="float">
            <text:p>11267</text:p>
          </table:table-cell>
          <table:table-cell office:value-type="float" office:value="8.38945593325641" calcext:value-type="float">
            <text:p>8.38945593325641</text:p>
          </table:table-cell>
          <table:table-cell office:value-type="float" office:value="11254" calcext:value-type="float">
            <text:p>11254</text:p>
          </table:table-cell>
          <table:table-cell office:value-type="float" office:value="8.38679580593567" calcext:value-type="float">
            <text:p>8.38679580593567</text:p>
          </table:table-cell>
          <table:table-cell office:value-type="float" office:value="11238" calcext:value-type="float">
            <text:p>11238</text:p>
          </table:table-cell>
          <table:table-cell office:value-type="float" office:value="8.40807972948923" calcext:value-type="float">
            <text:p>8.40807972948923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03" calcext:value-type="float">
            <text:p>11303</text:p>
          </table:table-cell>
          <table:table-cell office:value-type="float" office:value="8.33911350968769" calcext:value-type="float">
            <text:p>8.33911350968769</text:p>
          </table:table-cell>
          <table:table-cell office:value-type="float" office:value="11156" calcext:value-type="float">
            <text:p>11156</text:p>
          </table:table-cell>
          <table:table-cell office:value-type="float" office:value="8.40435640014342" calcext:value-type="float">
            <text:p>8.40435640014342</text:p>
          </table:table-cell>
          <table:table-cell office:value-type="float" office:value="11208" calcext:value-type="float">
            <text:p>11208</text:p>
          </table:table-cell>
          <table:table-cell office:value-type="float" office:value="8.40185581727338" calcext:value-type="float">
            <text:p>8.40185581727338</text:p>
          </table:table-cell>
          <table:table-cell office:value-type="float" office:value="11244" calcext:value-type="float">
            <text:p>11244</text:p>
          </table:table-cell>
          <table:table-cell office:value-type="float" office:value="8.45926716471007" calcext:value-type="float">
            <text:p>8.45926716471007</text:p>
          </table:table-cell>
          <table:table-cell table:number-columns-repeated="1012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DI_34Transporter.A1:TDI_34Transporter.F81" table:display-filter-buttons="true" table:orientation="column"/>
        <table:database-range table:name="__Anonymous_Sheet_DB__1" table:target-range-address="MTTD_34Transporter.A1:MTTD_34Transporter.F81" table:display-filter-buttons="true" table:orientation="column"/>
        <table:database-range table:name="__Anonymous_Sheet_DB__2" table:target-range-address="TDI_68Transporter.A1:TDI_68Transporter.F81" table:display-filter-buttons="true" table:orientation="column"/>
        <table:database-range table:name="__Anonymous_Sheet_DB__3" table:target-range-address="MTTD_68Transporter.A1:MTTD_68Transporter.F81" table:display-filter-buttons="true" table:orientation="column"/>
        <table:database-range table:name="__Anonymous_Sheet_DB__4" table:target-range-address="TDIxMTTD.A1:TDIxMTTD.L16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08:13:37.6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09:00:48.770020256</meta:creation-date>
    <meta:generator>LibreOffice/7.0.5.2$Windows_X86_64 LibreOffice_project/64390860c6cd0aca4beafafcfd84613dd9dfb63a</meta:generator>
    <dc:date>2021-11-18T08:22:05.540000000</dc:date>
    <meta:editing-duration>PT1H8M21S</meta:editing-duration>
    <meta:editing-cycles>12</meta:editing-cycles>
    <meta:document-statistic meta:table-count="5" meta:cell-count="3981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717cm" svg:y="0.405cm" chart:style-name="ch2">
          <text:p>TDI (34 Transporters)</text:p>
        </chart:title>
        <chart:legend chart:legend-position="bottom" svg:x="6.29cm" svg:y="12.874cm" style:legend-expansion="wide" chart:style-name="ch3"/>
        <chart:plot-area chart:style-name="ch4" table:cell-range-address="TDI_34Transporter.B87:TDI_34Transporter.F90 TDI_34Transporter.C86:TDI_34Transporter.F86" chart:data-source-has-labels="row" svg:x="1.489cm" svg:y="1.453cm" svg:width="21.947cm" svg:height="9.987cm">
          <chart:coordinate-region svg:x="2.481cm" svg:y="1.653cm" svg:width="20.675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7.456cm" chart:style-name="ch9">
              <text:p>TDI (in items)</text:p>
            </chart:title>
            <chart:grid chart:style-name="ch7" chart:class="major"/>
          </chart:axis>
          <chart:series chart:style-name="ch10" chart:values-cell-range-address="TDI_34Transporter.C87:TDI_34Transporter.C90" chart:label-cell-address="TDI_34Transporter.C86:TDI_34Transporter.C86" chart:class="chart:scatter">
            <chart:domain table:cell-range-address="TDI_34Transporter.B87:TDI_34Transporter.B90"/>
            <chart:data-point chart:repeated="4"/>
          </chart:series>
          <chart:series chart:style-name="ch11" chart:values-cell-range-address="TDI_34Transporter.D87:TDI_34Transporter.D90" chart:label-cell-address="TDI_34Transporter.D86:TDI_34Transporter.D86" chart:class="chart:scatter">
            <chart:data-point chart:repeated="4"/>
          </chart:series>
          <chart:series chart:style-name="ch12" chart:values-cell-range-address="TDI_34Transporter.E87:TDI_34Transporter.E90" chart:label-cell-address="TDI_34Transporter.E86:TDI_34Transporter.E86" chart:class="chart:scatter">
            <chart:data-point chart:repeated="4"/>
          </chart:series>
          <chart:series chart:style-name="ch13" chart:values-cell-range-address="TDI_34Transporter.F87:TDI_34Transporter.F90" chart:label-cell-address="TDI_34Transporter.F86:TDI_34Transporter.F86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TDI</text:p>
                <draw:g>
                  <svg:desc>TDI_34Transporter.C86:TDI_34Transporter.C86</svg:desc>
                </draw:g>
              </table:table-cell>
              <table:table-cell office:value-type="string">
                <text:p>AE PUSH TDI</text:p>
                <draw:g>
                  <svg:desc>TDI_34Transporter.D86:TDI_34Transporter.D86</svg:desc>
                </draw:g>
              </table:table-cell>
              <table:table-cell office:value-type="string">
                <text:p>AE 1-PULL TDI</text:p>
                <draw:g>
                  <svg:desc>TDI_34Transporter.E86:TDI_34Transporter.E86</svg:desc>
                </draw:g>
              </table:table-cell>
              <table:table-cell office:value-type="string">
                <text:p>AE 1-PUSH TDI</text:p>
                <draw:g>
                  <svg:desc>TDI_34Transporter.F86:TDI_34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_34Transporter.B87:TDI_34Transporter.B90</svg:desc>
                </draw:g>
              </table:table-cell>
              <table:table-cell office:value-type="float" office:value="7671.65">
                <text:p>7671.65</text:p>
                <draw:g>
                  <svg:desc>TDI_34Transporter.C87:TDI_34Transporter.C90</svg:desc>
                </draw:g>
              </table:table-cell>
              <table:table-cell office:value-type="float" office:value="7482.9">
                <text:p>7482.9</text:p>
                <draw:g>
                  <svg:desc>TDI_34Transporter.D87:TDI_34Transporter.D90</svg:desc>
                </draw:g>
              </table:table-cell>
              <table:table-cell office:value-type="float" office:value="7546.2">
                <text:p>7546.2</text:p>
                <draw:g>
                  <svg:desc>TDI_34Transporter.E87:TDI_34Transporter.E90</svg:desc>
                </draw:g>
              </table:table-cell>
              <table:table-cell office:value-type="float" office:value="7308.6">
                <text:p>7308.6</text:p>
                <draw:g>
                  <svg:desc>TDI_34Transporter.F87:TDI_34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204.65">
                <text:p>8204.65</text:p>
              </table:table-cell>
              <table:table-cell office:value-type="float" office:value="8057.65">
                <text:p>8057.65</text:p>
              </table:table-cell>
              <table:table-cell office:value-type="float" office:value="8104.55">
                <text:p>8104.55</text:p>
              </table:table-cell>
              <table:table-cell office:value-type="float" office:value="7963.3">
                <text:p>796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8535.6">
                <text:p>8535.6</text:p>
              </table:table-cell>
              <table:table-cell office:value-type="float" office:value="8458.55">
                <text:p>8458.55</text:p>
              </table:table-cell>
              <table:table-cell office:value-type="float" office:value="8482.45">
                <text:p>8482.45</text:p>
              </table:table-cell>
              <table:table-cell office:value-type="float" office:value="8471.2">
                <text:p>847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646">
                <text:p>8646</text:p>
              </table:table-cell>
              <table:table-cell office:value-type="float" office:value="8601.2">
                <text:p>8601.2</text:p>
              </table:table-cell>
              <table:table-cell office:value-type="float" office:value="8644.75">
                <text:p>8644.75</text:p>
              </table:table-cell>
              <table:table-cell office:value-type="float" office:value="8584">
                <text:p>8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466cm" svg:y="0.405cm" chart:style-name="ch2">
          <text:p>MTTD (34 Transporters)</text:p>
        </chart:title>
        <chart:legend chart:legend-position="bottom" svg:x="5.496cm" svg:y="12.874cm" style:legend-expansion="wide" chart:style-name="ch3"/>
        <chart:plot-area chart:style-name="ch4" table:cell-range-address="MTTD_34Transporter.B87:MTTD_34Transporter.F90 MTTD_34Transporter.C86:MTTD_34Transporter.F86" chart:data-source-has-labels="row" svg:x="1.489cm" svg:y="1.453cm" svg:width="21.947cm" svg:height="9.987cm">
          <chart:coordinate-region svg:x="2.11cm" svg:y="1.652cm" svg:width="21.046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7.747cm" chart:style-name="ch10">
              <text:p>MTTD  (in cycles)</text:p>
            </chart:title>
            <chart:grid chart:style-name="ch7" chart:class="major"/>
          </chart:axis>
          <chart:series chart:style-name="ch11" chart:values-cell-range-address="MTTD_34Transporter.C87:MTTD_34Transporter.C90" chart:label-cell-address="MTTD_34Transporter.C86:MTTD_34Transporter.C86" chart:class="chart:scatter">
            <chart:domain table:cell-range-address="MTTD_34Transporter.B87:MTTD_34Transporter.B90"/>
            <chart:data-point chart:repeated="4"/>
          </chart:series>
          <chart:series chart:style-name="ch12" chart:values-cell-range-address="MTTD_34Transporter.D87:MTTD_34Transporter.D90" chart:label-cell-address="MTTD_34Transporter.D86:MTTD_34Transporter.D86" chart:class="chart:scatter">
            <chart:data-point chart:repeated="4"/>
          </chart:series>
          <chart:series chart:style-name="ch13" chart:values-cell-range-address="MTTD_34Transporter.E87:MTTD_34Transporter.E90" chart:label-cell-address="MTTD_34Transporter.E86:MTTD_34Transporter.E86" chart:class="chart:scatter">
            <chart:data-point chart:repeated="4"/>
          </chart:series>
          <chart:series chart:style-name="ch14" chart:values-cell-range-address="MTTD_34Transporter.F87:MTTD_34Transporter.F90" chart:label-cell-address="MTTD_34Transporter.F86:MTTD_34Transporter.F86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MTTD</text:p>
                <draw:g>
                  <svg:desc>MTTD_34Transporter.C86:MTTD_34Transporter.C86</svg:desc>
                </draw:g>
              </table:table-cell>
              <table:table-cell office:value-type="string">
                <text:p>AE PUSH MTTD</text:p>
                <draw:g>
                  <svg:desc>MTTD_34Transporter.D86:MTTD_34Transporter.D86</svg:desc>
                </draw:g>
              </table:table-cell>
              <table:table-cell office:value-type="string">
                <text:p>AE 1-PULL MTTD</text:p>
                <draw:g>
                  <svg:desc>MTTD_34Transporter.E86:MTTD_34Transporter.E86</svg:desc>
                </draw:g>
              </table:table-cell>
              <table:table-cell office:value-type="string">
                <text:p>AE 1-PUSH MTTD</text:p>
                <draw:g>
                  <svg:desc>MTTD_34Transporter.F86:MTTD_34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_34Transporter.B87:MTTD_34Transporter.B90</svg:desc>
                </draw:g>
              </table:table-cell>
              <table:table-cell office:value-type="float" office:value="11.8555985515222">
                <text:p>11.8555985515222</text:p>
                <draw:g>
                  <svg:desc>MTTD_34Transporter.C87:MTTD_34Transporter.C90</svg:desc>
                </draw:g>
              </table:table-cell>
              <table:table-cell office:value-type="float" office:value="12.5363246253423">
                <text:p>12.5363246253423</text:p>
                <draw:g>
                  <svg:desc>MTTD_34Transporter.D87:MTTD_34Transporter.D90</svg:desc>
                </draw:g>
              </table:table-cell>
              <table:table-cell office:value-type="float" office:value="12.4650383310128">
                <text:p>12.4650383310128</text:p>
                <draw:g>
                  <svg:desc>MTTD_34Transporter.E87:MTTD_34Transporter.E90</svg:desc>
                </draw:g>
              </table:table-cell>
              <table:table-cell office:value-type="float" office:value="13.3175504986099">
                <text:p>13.3175504986099</text:p>
                <draw:g>
                  <svg:desc>MTTD_34Transporter.F87:MTTD_34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0805795862453">
                <text:p>10.0805795862453</text:p>
              </table:table-cell>
              <table:table-cell office:value-type="float" office:value="10.4184698225519">
                <text:p>10.4184698225519</text:p>
              </table:table-cell>
              <table:table-cell office:value-type="float" office:value="10.3650989760376">
                <text:p>10.3650989760376</text:p>
              </table:table-cell>
              <table:table-cell office:value-type="float" office:value="10.7352335439949">
                <text:p>10.7352335439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03765360704227">
                <text:p>9.03765360704227</text:p>
              </table:table-cell>
              <table:table-cell office:value-type="float" office:value="9.21580878008324">
                <text:p>9.21580878008324</text:p>
              </table:table-cell>
              <table:table-cell office:value-type="float" office:value="9.18886040222126">
                <text:p>9.18886040222126</text:p>
              </table:table-cell>
              <table:table-cell office:value-type="float" office:value="9.35026876963728">
                <text:p>9.35026876963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.75059610345354">
                <text:p>8.75059610345354</text:p>
              </table:table-cell>
              <table:table-cell office:value-type="float" office:value="8.82114846656113">
                <text:p>8.82114846656113</text:p>
              </table:table-cell>
              <table:table-cell office:value-type="float" office:value="8.81483507139788">
                <text:p>8.81483507139788</text:p>
              </table:table-cell>
              <table:table-cell office:value-type="float" office:value="8.87515304806872">
                <text:p>8.87515304806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717cm" svg:y="0.405cm" chart:style-name="ch2">
          <text:p>TDI (68 Transporters)</text:p>
        </chart:title>
        <chart:legend chart:legend-position="bottom" svg:x="6.29cm" svg:y="12.874cm" style:legend-expansion="wide" chart:style-name="ch3"/>
        <chart:plot-area chart:style-name="ch4" table:cell-range-address="TDI_68Transporter.B87:TDI_68Transporter.F90 TDI_68Transporter.C86:TDI_68Transporter.F86" chart:data-source-has-labels="row" svg:x="1.489cm" svg:y="1.453cm" svg:width="21.947cm" svg:height="9.987cm">
          <chart:coordinate-region svg:x="2.666cm" svg:y="1.652cm" svg:width="20.49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7.456cm" chart:style-name="ch9">
              <text:p>TDI (in items)</text:p>
            </chart:title>
            <chart:grid chart:style-name="ch7" chart:class="major"/>
          </chart:axis>
          <chart:series chart:style-name="ch10" chart:values-cell-range-address="TDI_68Transporter.C87:TDI_68Transporter.C90" chart:label-cell-address="TDI_68Transporter.C86:TDI_68Transporter.C86" chart:class="chart:scatter">
            <chart:domain table:cell-range-address="TDI_68Transporter.B87:TDI_68Transporter.B90"/>
            <chart:data-point chart:repeated="4"/>
          </chart:series>
          <chart:series chart:style-name="ch11" chart:values-cell-range-address="TDI_68Transporter.D87:TDI_68Transporter.D90" chart:label-cell-address="TDI_68Transporter.D86:TDI_68Transporter.D86" chart:class="chart:scatter">
            <chart:data-point chart:repeated="4"/>
          </chart:series>
          <chart:series chart:style-name="ch12" chart:values-cell-range-address="TDI_68Transporter.E87:TDI_68Transporter.E90" chart:label-cell-address="TDI_68Transporter.E86:TDI_68Transporter.E86" chart:class="chart:scatter">
            <chart:data-point chart:repeated="4"/>
          </chart:series>
          <chart:series chart:style-name="ch13" chart:values-cell-range-address="TDI_68Transporter.F87:TDI_68Transporter.F90" chart:label-cell-address="TDI_68Transporter.F86:TDI_68Transporter.F86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TDI</text:p>
                <draw:g>
                  <svg:desc>TDI_68Transporter.C86:TDI_68Transporter.C86</svg:desc>
                </draw:g>
              </table:table-cell>
              <table:table-cell office:value-type="string">
                <text:p>AE PUSH TDI</text:p>
                <draw:g>
                  <svg:desc>TDI_68Transporter.D86:TDI_68Transporter.D86</svg:desc>
                </draw:g>
              </table:table-cell>
              <table:table-cell office:value-type="string">
                <text:p>AE 1-PULL TDI</text:p>
                <draw:g>
                  <svg:desc>TDI_68Transporter.E86:TDI_68Transporter.E86</svg:desc>
                </draw:g>
              </table:table-cell>
              <table:table-cell office:value-type="string">
                <text:p>AE 1-PUSH TDI</text:p>
                <draw:g>
                  <svg:desc>TDI_68Transporter.F86:TDI_68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_68Transporter.B87:TDI_68Transporter.B90</svg:desc>
                </draw:g>
              </table:table-cell>
              <table:table-cell office:value-type="float" office:value="10823.5">
                <text:p>10823.5</text:p>
                <draw:g>
                  <svg:desc>TDI_68Transporter.C87:TDI_68Transporter.C90</svg:desc>
                </draw:g>
              </table:table-cell>
              <table:table-cell office:value-type="float" office:value="10683.35">
                <text:p>10683.35</text:p>
                <draw:g>
                  <svg:desc>TDI_68Transporter.D87:TDI_68Transporter.D90</svg:desc>
                </draw:g>
              </table:table-cell>
              <table:table-cell office:value-type="float" office:value="10578.7">
                <text:p>10578.7</text:p>
                <draw:g>
                  <svg:desc>TDI_68Transporter.E87:TDI_68Transporter.E90</svg:desc>
                </draw:g>
              </table:table-cell>
              <table:table-cell office:value-type="float" office:value="10436.2">
                <text:p>10436.2</text:p>
                <draw:g>
                  <svg:desc>TDI_68Transporter.F87:TDI_68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34.85">
                <text:p>11034.85</text:p>
              </table:table-cell>
              <table:table-cell office:value-type="float" office:value="10997.4">
                <text:p>10997.4</text:p>
              </table:table-cell>
              <table:table-cell office:value-type="float" office:value="10925.45">
                <text:p>10925.45</text:p>
              </table:table-cell>
              <table:table-cell office:value-type="float" office:value="10878.6">
                <text:p>1087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1217.4">
                <text:p>11217.4</text:p>
              </table:table-cell>
              <table:table-cell office:value-type="float" office:value="11188.2">
                <text:p>11188.2</text:p>
              </table:table-cell>
              <table:table-cell office:value-type="float" office:value="11167.6">
                <text:p>11167.6</text:p>
              </table:table-cell>
              <table:table-cell office:value-type="float" office:value="11098.5">
                <text:p>1109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1247.15">
                <text:p>11247.15</text:p>
              </table:table-cell>
              <table:table-cell office:value-type="float" office:value="11248.6">
                <text:p>11248.6</text:p>
              </table:table-cell>
              <table:table-cell office:value-type="float" office:value="11223.85">
                <text:p>11223.85</text:p>
              </table:table-cell>
              <table:table-cell office:value-type="float" office:value="11187.5">
                <text:p>1118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466cm" svg:y="0.405cm" chart:style-name="ch2">
          <text:p>MTTD (68 Transporters)</text:p>
        </chart:title>
        <chart:legend chart:legend-position="bottom" svg:x="5.496cm" svg:y="12.874cm" style:legend-expansion="wide" chart:style-name="ch3"/>
        <chart:plot-area chart:style-name="ch4" table:cell-range-address="MTTD_68Transporter.B87:MTTD_68Transporter.F90 MTTD_68Transporter.C86:MTTD_68Transporter.F86" chart:data-source-has-labels="row" svg:x="1.489cm" svg:y="1.453cm" svg:width="21.947cm" svg:height="9.987cm">
          <chart:coordinate-region svg:x="2.216cm" svg:y="1.652cm" svg:width="20.755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7.747cm" chart:style-name="ch10">
              <text:p>MTTD  (in cycles)</text:p>
            </chart:title>
            <chart:grid chart:style-name="ch7" chart:class="major"/>
          </chart:axis>
          <chart:series chart:style-name="ch11" chart:values-cell-range-address="MTTD_68Transporter.C87:MTTD_68Transporter.C90" chart:label-cell-address="MTTD_68Transporter.C86:MTTD_68Transporter.C86" chart:class="chart:scatter">
            <chart:domain table:cell-range-address="MTTD_68Transporter.B87:MTTD_68Transporter.B90"/>
            <chart:data-point chart:repeated="4"/>
          </chart:series>
          <chart:series chart:style-name="ch12" chart:values-cell-range-address="MTTD_68Transporter.D87:MTTD_68Transporter.D90" chart:label-cell-address="MTTD_68Transporter.D86:MTTD_68Transporter.D86" chart:class="chart:scatter">
            <chart:data-point chart:repeated="4"/>
          </chart:series>
          <chart:series chart:style-name="ch13" chart:values-cell-range-address="MTTD_68Transporter.E87:MTTD_68Transporter.E90" chart:label-cell-address="MTTD_68Transporter.E86:MTTD_68Transporter.E86" chart:class="chart:scatter">
            <chart:data-point chart:repeated="4"/>
          </chart:series>
          <chart:series chart:style-name="ch14" chart:values-cell-range-address="MTTD_68Transporter.F87:MTTD_68Transporter.F90" chart:label-cell-address="MTTD_68Transporter.F86:MTTD_68Transporter.F86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MTTD</text:p>
                <draw:g>
                  <svg:desc>MTTD_68Transporter.C86:MTTD_68Transporter.C86</svg:desc>
                </draw:g>
              </table:table-cell>
              <table:table-cell office:value-type="string">
                <text:p>AE PUSH MTTD</text:p>
                <draw:g>
                  <svg:desc>MTTD_68Transporter.D86:MTTD_68Transporter.D86</svg:desc>
                </draw:g>
              </table:table-cell>
              <table:table-cell office:value-type="string">
                <text:p>AE 1-PULL MTTD</text:p>
                <draw:g>
                  <svg:desc>MTTD_68Transporter.E86:MTTD_68Transporter.E86</svg:desc>
                </draw:g>
              </table:table-cell>
              <table:table-cell office:value-type="string">
                <text:p>AE 1-PUSH MTTD</text:p>
                <draw:g>
                  <svg:desc>MTTD_68Transporter.F86:MTTD_68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_68Transporter.B87:MTTD_68Transporter.B90</svg:desc>
                </draw:g>
              </table:table-cell>
              <table:table-cell office:value-type="float" office:value="9.66142555046582">
                <text:p>9.66142555046582</text:p>
                <draw:g>
                  <svg:desc>MTTD_68Transporter.C87:MTTD_68Transporter.C90</svg:desc>
                </draw:g>
              </table:table-cell>
              <table:table-cell office:value-type="float" office:value="10.0932222126602">
                <text:p>10.0932222126602</text:p>
                <draw:g>
                  <svg:desc>MTTD_68Transporter.D87:MTTD_68Transporter.D90</svg:desc>
                </draw:g>
              </table:table-cell>
              <table:table-cell office:value-type="float" office:value="10.4494912514704">
                <text:p>10.4494912514704</text:p>
                <draw:g>
                  <svg:desc>MTTD_68Transporter.E87:MTTD_68Transporter.E90</svg:desc>
                </draw:g>
              </table:table-cell>
              <table:table-cell office:value-type="float" office:value="11.1067584320067">
                <text:p>11.1067584320067</text:p>
                <draw:g>
                  <svg:desc>MTTD_68Transporter.F87:MTTD_68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.94865663328232">
                <text:p>8.94865663328232</text:p>
              </table:table-cell>
              <table:table-cell office:value-type="float" office:value="9.12782789231023">
                <text:p>9.12782789231023</text:p>
              </table:table-cell>
              <table:table-cell office:value-type="float" office:value="9.28519890283873">
                <text:p>9.28519890283873</text:p>
              </table:table-cell>
              <table:table-cell office:value-type="float" office:value="9.58545812155454">
                <text:p>9.58545812155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8.51228157021497">
                <text:p>8.51228157021497</text:p>
              </table:table-cell>
              <table:table-cell office:value-type="float" office:value="8.57947961943754">
                <text:p>8.57947961943754</text:p>
              </table:table-cell>
              <table:table-cell office:value-type="float" office:value="8.64840869238755">
                <text:p>8.64840869238755</text:p>
              </table:table-cell>
              <table:table-cell office:value-type="float" office:value="8.74676509363118">
                <text:p>8.74676509363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.3589623566987">
                <text:p>8.3589623566987</text:p>
              </table:table-cell>
              <table:table-cell office:value-type="float" office:value="8.40066565452841">
                <text:p>8.40066565452841</text:p>
              </table:table-cell>
              <table:table-cell office:value-type="float" office:value="8.42935942976292">
                <text:p>8.42935942976292</text:p>
              </table:table-cell>
              <table:table-cell office:value-type="float" office:value="8.46424933589281">
                <text:p>8.46424933589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